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45cm" fo:break-before="auto" style:use-optimal-row-height="true"/>
    </style:style>
    <style:style style:name="ro4" style:family="table-row">
      <style:table-row-properties style:row-height="1.644cm" fo:break-before="auto" style:use-optimal-row-height="true"/>
    </style:style>
    <style:style style:name="ro5" style:family="table-row">
      <style:table-row-properties style:row-height="2.0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ce1"/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iding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donate</text:p>
          </table:table-cell>
          <table:table-cell table:number-columns-repeated="18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Pierre Poilievre</text:p>
          </table:table-cell>
          <table:table-cell table:style-name="ce2" office:value-type="string" calcext:value-type="string">
            <text:p>Carleton</text:p>
          </table:table-cell>
          <table:table-cell table:style-name="ce2" office:value-type="string" calcext:value-type="string">
            <text:p><text:a xlink:href="https://www.carletoncpc.ca/" xlink:type="simple">https://www.carletoncpc.ca/</text:a></text:p>
          </table:table-cell>
          <table:table-cell table:style-name="ce2" office:value-type="string" calcext:value-type="string">
            <text:p><text:a xlink:href="https://twitter.com/PierrePoilievre" xlink:type="simple">https://twitter.com/PierrePoilievre</text:a></text:p>
          </table:table-cell>
          <table:table-cell table:style-name="ce2" office:value-type="string" calcext:value-type="string">
            <text:p><text:a xlink:href="https://www.facebook.com/PierrePoilievreMP/" xlink:type="simple">https://www.facebook.com/PierrePoilievreMP/</text:a></text:p>
          </table:table-cell>
          <table:table-cell table:style-name="ce2" office:value-type="string" calcext:value-type="string">
            <text:p><text:a xlink:href="https://www.instagram.com/pierrepoilievremp/?hl=en" xlink:type="simple">https://www.instagram.com/pierrepoilievremp/?hl=en</text:a></text:p>
          </table:table-cell>
          <table:table-cell table:style-name="ce2" office:value-type="string" calcext:value-type="string">
            <text:p><text:a xlink:href="https://www.carletoncpc.ca/#donate" xlink:type="simple">https://www.carletoncpc.ca/#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iad Aboultaif</text:p>
          </table:table-cell>
          <table:table-cell table:style-name="ce2" office:value-type="string" calcext:value-type="string">
            <text:p>Edmonton Manning</text:p>
          </table:table-cell>
          <table:table-cell table:style-name="ce2" office:value-type="string" calcext:value-type="string">
            <text:p><text:a xlink:href="http://edmontonmanning.conservativeeda.ca/" xlink:type="simple">http://edmontonmanning.conservativeeda.ca/</text:a></text:p>
          </table:table-cell>
          <table:table-cell table:style-name="ce2" office:value-type="string" calcext:value-type="string">
            <text:p><text:a xlink:href="https://x.com/aboultaifziad_?ref_src=twsrc%5Egoogle%7Ctwcamp%5Eserp%7Ctwgr%5Eauthor" xlink:type="simple">https://x.com/aboultaifziad_?ref_src=twsrc%5Egoogle%7Ctwcamp%5Eserp%7Ctwgr%5Eauthor</text:a></text:p>
          </table:table-cell>
          <table:table-cell table:style-name="ce2" office:value-type="string" calcext:value-type="string">
            <text:p><text:a xlink:href="https://www.facebook.com/mpziad" xlink:type="simple">https://www.facebook.com/mpziad</text:a></text:p>
          </table:table-cell>
          <table:table-cell table:style-name="ce2" office:value-type="string" calcext:value-type="string">
            <text:p><text:a xlink:href="https://www.instagram.com/aboultaifziad/?hl=en" xlink:type="simple">https://www.instagram.com/aboultaifziad/?hl=en</text:a></text:p>
          </table:table-cell>
          <table:table-cell table:style-name="ce2" office:value-type="string" calcext:value-type="string">
            <text:p><text:a xlink:href="https://cpc-donations.ca/edmonton-manning/" xlink:type="simple">https://cpc-donations.ca/edmonton-manning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ola Agboola</text:p>
          </table:table-cell>
          <table:table-cell table:style-name="ce2" office:value-type="string" calcext:value-type="string">
            <text:p>St. Boniface—St. Vital</text:p>
          </table:table-cell>
          <table:table-cell table:style-name="ce2" office:value-type="string" calcext:value-type="string">
            <text:p><text:a xlink:href="https://sholaagboola.ca/" xlink:type="simple">https://sholaagboola.ca/</text:a></text:p>
          </table:table-cell>
          <table:table-cell table:number-columns-repeated="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ayid Ahmed</text:p>
          </table:table-cell>
          <table:table-cell table:style-name="ce2" office:value-type="string" calcext:value-type="string">
            <text:p>Edmonton Centre</text:p>
          </table:table-cell>
          <table:table-cell table:style-name="ce2" office:value-type="string" calcext:value-type="string">
            <text:p><text:a xlink:href="https://edmontoncentre.conservativeeda.ca/" xlink:type="simple">https://edmontoncentre.conservativeeda.ca/</text:a></text:p>
          </table:table-cell>
          <table:table-cell table:number-columns-repeated="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cott Aitchison</text:p>
          </table:table-cell>
          <table:table-cell table:style-name="ce2" office:value-type="string" calcext:value-type="string">
            <text:p>Parry Sound—Muskoka</text:p>
          </table:table-cell>
          <table:table-cell table:style-name="ce2" office:value-type="string" calcext:value-type="string">
            <text:p><text:a xlink:href="https://www.votescott.ca/" xlink:type="simple">https://www.votescott.ca/</text:a></text:p>
          </table:table-cell>
          <table:table-cell table:style-name="ce2" office:value-type="string" calcext:value-type="string">
            <text:p><text:a xlink:href="https://twitter.com/ScottAAitchison?ref_src=twsrc%5Egoogle%7Ctwcamp%5Eserp%7Ctwgr%5Eauthor" xlink:type="simple">https://twitter.com/ScottAAitchison?ref_src=twsrc%5Egoogle%7Ctwcamp%5Eserp%7Ctwgr%5Eauthor</text:a></text:p>
          </table:table-cell>
          <table:table-cell table:style-name="ce2" office:value-type="string" calcext:value-type="string">
            <text:p><text:a xlink:href="https://www.facebook.com/scotttheMP/" xlink:type="simple">https://www.facebook.com/scotttheMP/</text:a></text:p>
          </table:table-cell>
          <table:table-cell table:style-name="ce2" office:value-type="string" calcext:value-type="string">
            <text:p><text:a xlink:href="https://www.instagram.com/scottaitchison/" xlink:type="simple">https://www.instagram.com/scottaitchison/</text:a></text:p>
          </table:table-cell>
          <table:table-cell table:style-name="ce2" office:value-type="string" calcext:value-type="string">
            <text:p><text:a xlink:href="https://www.votescott.ca/donate" xlink:type="simple">https://www.votescott.ca/donate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adeem Akbar</text:p>
          </table:table-cell>
          <table:table-cell table:style-name="ce2" office:value-type="string" calcext:value-type="string">
            <text:p>Burlington North—Milton West</text:p>
          </table:table-cell>
          <table:table-cell table:style-name="ce2" office:value-type="string" calcext:value-type="string">
            <text:p><text:a xlink:href="https://www.conservative.ca/candidates/www.nadeemakbar.ca" xlink:type="simple">https://www.conservative.ca/candidates/www.nadeemakbar.ca</text:a></text:p>
          </table:table-cell>
          <table:table-cell table:style-name="ce2" office:value-type="string" calcext:value-type="string">
            <text:p><text:a xlink:href="https://x.com/NadeemAkbarCPC" xlink:type="simple">https://x.com/NadeemAkbarCPC</text:a></text:p>
          </table:table-cell>
          <table:table-cell table:style-name="ce2" office:value-type="string" calcext:value-type="string">
            <text:p><text:a xlink:href="https://www.facebook.com/NadeemAkbarCPC/" xlink:type="simple">https://www.facebook.com/NadeemAkbarCPC/</text:a></text:p>
          </table:table-cell>
          <table:table-cell table:style-name="ce2" office:value-type="string" calcext:value-type="string">
            <text:p><text:a xlink:href="https://www.instagram.com/nadeemakbarcpc/?hl=en" xlink:type="simple">https://www.instagram.com/nadeemakbarcpc/?hl=en</text:a></text:p>
          </table:table-cell>
          <table:table-cell table:style-name="ce2" office:value-type="string" calcext:value-type="string">
            <text:p><text:a xlink:href="https://bnmw.conservativeeda.ca/donate" xlink:type="simple">https://bnmw.conservativeeda.ca/donate</text:a></text:p>
          </table:table-cell>
          <table:table-cell table:number-columns-repeated="18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an Albas</text:p>
          </table:table-cell>
          <table:table-cell table:style-name="ce2" office:value-type="string" calcext:value-type="string">
            <text:p>Okanagan Lake West—South Kelowna</text:p>
          </table:table-cell>
          <table:table-cell table:style-name="ce2" office:value-type="string" calcext:value-type="string">
            <text:p><text:a xlink:href="https://cosn.conservativeeda.ca/" xlink:type="simple">https://cosn.conservativeeda.ca/</text:a></text:p>
          </table:table-cell>
          <table:table-cell table:style-name="ce2" office:value-type="string" calcext:value-type="string">
            <text:p><text:a xlink:href="https://twitter.com/DanAlbas" xlink:type="simple">https://twitter.com/DanAlbas</text:a></text:p>
          </table:table-cell>
          <table:table-cell table:style-name="ce2" office:value-type="string" calcext:value-type="string">
            <text:p><text:a xlink:href="https://www.facebook.com/DanAlbas4COSN" xlink:type="simple">https://www.facebook.com/DanAlbas4COSN</text:a></text:p>
          </table:table-cell>
          <table:table-cell table:style-name="ce2" office:value-type="string" calcext:value-type="string">
            <text:p><text:a xlink:href="https://www.instagram.com/mpdanalbas/" xlink:type="simple">https://www.instagram.com/mpdanalbas/</text:a></text:p>
          </table:table-cell>
          <table:table-cell table:style-name="ce2" office:value-type="string" calcext:value-type="string">
            <text:p><text:a xlink:href="https://cpc-donations.ca/central-okanagan-similkameen-nicola/" xlink:type="simple">https://cpc-donations.ca/central-okanagan-similkameen-nicola/</text:a></text:p>
          </table:table-cell>
          <table:table-cell table:number-columns-repeated="18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rika Alexander</text:p>
          </table:table-cell>
          <table:table-cell table:style-name="ce2" office:value-type="string" calcext:value-type="string">
            <text:p>Hamilton West—Ancaster—Dundas</text:p>
          </table:table-cell>
          <table:table-cell table:style-name="ce2" office:value-type="string" calcext:value-type="string">
            <text:p><text:a xlink:href="https://hwad.conservativeeda.ca/" xlink:type="simple">https://hwad.conservativeeda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p/Erika-Alexander-61558484594027/" xlink:type="simple">https://www.facebook.com/p/Erika-Alexander-61558484594027/</text:a></text:p>
          </table:table-cell>
          <table:table-cell table:style-name="ce2" office:value-type="string" calcext:value-type="string">
            <text:p><text:a xlink:href="https://www.instagram.com/erikaalexander.hwad/" xlink:type="simple">https://www.instagram.com/erikaalexander.hwad/</text:a></text:p>
          </table:table-cell>
          <table:table-cell table:style-name="ce2" office:value-type="string" calcext:value-type="string">
            <text:p><text:a xlink:href="https://cpc-donations.ca/hamilton-west-ancaster-dundas/" xlink:type="simple">https://cpc-donations.ca/hamilton-west-ancaster-dundas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ierre-Augustin Allard</text:p>
          </table:table-cell>
          <table:table-cell table:style-name="ce2" office:value-type="string" calcext:value-type="string">
            <text:p>Saint-Maurice—Champlain</text:p>
          </table:table-cell>
          <table:table-cell table:style-name="ce2" office:value-type="string" calcext:value-type="string">
            <text:p><text:a xlink:href="https://www.pierreaugustinallard.ca/" xlink:type="simple">https://www.pierreaugustinallard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pierreaugustin.allard/" xlink:type="simple">https://www.facebook.com/pierreaugustin.allard/</text:a></text:p>
          </table:table-cell>
          <table:table-cell table:number-columns-repeated="2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laine Allan</text:p>
          </table:table-cell>
          <table:table-cell table:style-name="ce2" office:value-type="string" calcext:value-type="string">
            <text:p>Vancouver Centre</text:p>
          </table:table-cell>
          <table:table-cell table:style-name="ce2" office:value-type="string" calcext:value-type="string">
            <text:p><text:a xlink:href="https://vancouvercentre.conservativeeda.ca/" xlink:type="simple">https://vancouvercentre.conservativeeda.ca/</text:a></text:p>
          </table:table-cell>
          <table:table-cell table:number-columns-repeated="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ean Allison</text:p>
          </table:table-cell>
          <table:table-cell table:style-name="ce2" office:value-type="string" calcext:value-type="string">
            <text:p>Niagara West</text:p>
          </table:table-cell>
          <table:table-cell table:style-name="ce2" office:value-type="string" calcext:value-type="string">
            <text:p><text:a xlink:href="https://www.deanallison.com/eng/" xlink:type="simple">https://www.deanallison.com/eng/</text:a></text:p>
          </table:table-cell>
          <table:table-cell table:style-name="ce2" office:value-type="string" calcext:value-type="string">
            <text:p><text:a xlink:href="https://twitter.com/DeanAllisonMP" xlink:type="simple">https://twitter.com/DeanAllisonMP</text:a></text:p>
          </table:table-cell>
          <table:table-cell table:style-name="ce2" office:value-type="string" calcext:value-type="string">
            <text:p><text:a xlink:href="https://www.facebook.com/deanallison.mp" xlink:type="simple">https://www.facebook.com/deanallison.mp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deanallison.com/eng/donate/" xlink:type="simple">https://www.deanallison.com/eng/donate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cott Anderson</text:p>
          </table:table-cell>
          <table:table-cell table:style-name="ce2" office:value-type="string" calcext:value-type="string">
            <text:p>Vernon—Lake Country—Monashee</text:p>
          </table:table-cell>
          <table:table-cell table:style-name="ce2" office:value-type="string" calcext:value-type="string">
            <text:p><text:a xlink:href="https://anderson4mp.ca/" xlink:type="simple">https://anderson4mp.ca/</text:a></text:p>
          </table:table-cell>
          <table:table-cell table:number-columns-repeated="2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arol Anstey</text:p>
          </table:table-cell>
          <table:table-cell table:style-name="ce2" office:value-type="string" calcext:value-type="string">
            <text:p>Long Range Mountains</text:p>
          </table:table-cell>
          <table:table-cell table:style-name="ce2" office:value-type="string" calcext:value-type="string">
            <text:p><text:a xlink:href="https://longrangemountains.conservativeeda.ca/" xlink:type="simple">https://longrangemountains.conservativeeda.ca/</text:a></text:p>
          </table:table-cell>
          <table:table-cell table:style-name="ce2" office:value-type="string" calcext:value-type="string">
            <text:p><text:a xlink:href="https://x.com/AnsteyCarolAnn" xlink:type="simple">https://x.com/AnsteyCarolAnn</text:a></text:p>
          </table:table-cell>
          <table:table-cell table:style-name="ce2" office:value-type="string" calcext:value-type="string">
            <text:p><text:a xlink:href="https://www.facebook.com/CarolAnsteyNL/" xlink:type="simple">https://www.facebook.com/CarolAnsteyNL/</text:a></text:p>
          </table:table-cell>
          <table:table-cell table:style-name="ce2" office:value-type="string" calcext:value-type="string">
            <text:p><text:a xlink:href="https://www.instagram.com/carolansteyconservative/?hl=en" xlink:type="simple">https://www.instagram.com/carolansteyconservative/?hl=en</text:a></text:p>
          </table:table-cell>
          <table:table-cell table:style-name="ce2" office:value-type="string" calcext:value-type="string">
            <text:p><text:a xlink:href="https://cpc-donations.ca/long-range-mountains/" xlink:type="simple">https://cpc-donations.ca/long-range-mountains/</text:a></text:p>
          </table:table-cell>
          <table:table-cell table:number-columns-repeated="18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el Arnold</text:p>
          </table:table-cell>
          <table:table-cell table:style-name="ce2" office:value-type="string" calcext:value-type="string">
            <text:p>Kamloops—Shuswap—Central Rockies</text:p>
          </table:table-cell>
          <table:table-cell table:style-name="ce2" office:value-type="string" calcext:value-type="string">
            <text:p><text:a xlink:href="https://nosca.conservativeeda.ca/" xlink:type="simple">https://nosca.conservativeeda.ca/</text:a></text:p>
          </table:table-cell>
          <table:table-cell table:style-name="ce2" office:value-type="string" calcext:value-type="string">
            <text:p><text:a xlink:href="https://twitter.com/MelArnoldMP?ref_src=twsrc%5Egoogle%7Ctwcamp%5Eserp%7Ctwgr%5Eauthor" xlink:type="simple">https://twitter.com/MelArnoldMP?ref_src=twsrc%5Egoogle%7Ctwcamp%5Eserp%7Ctwgr%5Eauthor</text:a></text:p>
          </table:table-cell>
          <table:table-cell table:style-name="ce2" office:value-type="string" calcext:value-type="string">
            <text:p><text:a xlink:href="https://www.facebook.com/MelArnoldMP/" xlink:type="simple">https://www.facebook.com/MelArnoldMP/</text:a></text:p>
          </table:table-cell>
          <table:table-cell table:style-name="ce2" office:value-type="string" calcext:value-type="string">
            <text:p><text:a xlink:href="https://www.instagram.com/melarnold9722/?hl=en" xlink:type="simple">https://www.instagram.com/melarnold9722/?hl=en</text:a></text:p>
          </table:table-cell>
          <table:table-cell table:style-name="ce2" office:value-type="string" calcext:value-type="string">
            <text:p><text:a xlink:href="https://cpc-donations.ca/kamloops-thompson-cariboo/" xlink:type="simple">https://cpc-donations.ca/kamloops-thompson-cariboo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hak Au</text:p>
          </table:table-cell>
          <table:table-cell table:style-name="ce2" office:value-type="string" calcext:value-type="string">
            <text:p>Richmond Centre—Marpole</text:p>
          </table:table-cell>
          <table:table-cell table:number-columns-repeated="2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James Aylward</text:p>
          </table:table-cell>
          <table:table-cell table:style-name="ce2" office:value-type="string" calcext:value-type="string">
            <text:p>Cardigan</text:p>
          </table:table-cell>
          <table:table-cell table:style-name="ce2" office:value-type="string" calcext:value-type="string">
            <text:p><text:a xlink:href="https://cardigan.conservativeeda.ca/" xlink:type="simple">https://cardigan.conservativeeda.ca/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pc-donations.ca/cardigan/" xlink:type="simple">https://cpc-donations.ca/cardigan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oman Baber</text:p>
          </table:table-cell>
          <table:table-cell table:style-name="ce2" office:value-type="string" calcext:value-type="string">
            <text:p>York Centre</text:p>
          </table:table-cell>
          <table:table-cell table:style-name="ce2" office:value-type="string" calcext:value-type="string">
            <text:p><text:a xlink:href="https://yorkcentre.conservativeeda.ca/" xlink:type="simple">https://yorkcentre.conservativeeda.ca/</text:a></text:p>
          </table:table-cell>
          <table:table-cell table:style-name="ce2" office:value-type="string" calcext:value-type="string">
            <text:p><text:a xlink:href="https://x.com/roman_baber?lang=en" xlink:type="simple">https://x.com/roman_baber?lang=en</text:a></text:p>
          </table:table-cell>
          <table:table-cell table:style-name="ce2" office:value-type="string" calcext:value-type="string">
            <text:p><text:a xlink:href="https://www.facebook.com/JoinRoman.ca/" xlink:type="simple">https://www.facebook.com/JoinRoman.ca/</text:a></text:p>
          </table:table-cell>
          <table:table-cell table:style-name="ce2" office:value-type="string" calcext:value-type="string">
            <text:p><text:a xlink:href="https://www.instagram.com/roman_baber/?hl=en" xlink:type="simple">https://www.instagram.com/roman_baber/?hl=en</text:a></text:p>
          </table:table-cell>
          <table:table-cell table:style-name="ce2" office:value-type="string" calcext:value-type="string">
            <text:p><text:a xlink:href="https://cpc-donations.ca/york-centre/" xlink:type="simple">https://cpc-donations.ca/york-centre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urton Bailey</text:p>
          </table:table-cell>
          <table:table-cell table:style-name="ce2" office:value-type="string" calcext:value-type="string">
            <text:p>Red Deer</text:p>
          </table:table-cell>
          <table:table-cell table:style-name="ce2" office:value-type="string" calcext:value-type="string">
            <text:p><text:a xlink:href="http://burtonbailey.ca/" xlink:type="simple">http://burtonbailey.ca/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pc-donations.ca/red-deer-mountain-view/" xlink:type="simple">https://cpc-donations.ca/red-deer-mountain-view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Barbara Bal</text:p>
          </table:table-cell>
          <table:table-cell table:style-name="ce2" office:value-type="string" calcext:value-type="string">
            <text:p>Nepean</text:p>
          </table:table-cell>
          <table:table-cell table:style-name="ce2" office:value-type="string" calcext:value-type="string">
            <text:p><text:a xlink:href="https://barbarabal.ca/" xlink:type="simple">https://barbarabal.ca/</text:a></text:p>
          </table:table-cell>
          <table:table-cell table:style-name="ce2" office:value-type="string" calcext:value-type="string">
            <text:p><text:a xlink:href="https://x.com/barbarabalcpc" xlink:type="simple">https://x.com/barbarabalcpc</text:a></text:p>
          </table:table-cell>
          <table:table-cell table:style-name="ce2" office:value-type="string" calcext:value-type="string">
            <text:p><text:a xlink:href="https://www.facebook.com/BarbaraBalforNepean/" xlink:type="simple">https://www.facebook.com/BarbaraBalforNepean/</text:a></text:p>
          </table:table-cell>
          <table:table-cell table:style-name="ce2" office:value-type="string" calcext:value-type="string">
            <text:p><text:a xlink:href="https://www.instagram.com/barbarabalcpc/" xlink:type="simple">https://www.instagram.com/barbarabalcpc/</text:a></text:p>
          </table:table-cell>
          <table:table-cell table:style-name="ce2" office:value-type="string" calcext:value-type="string">
            <text:p><text:a xlink:href="https://cpc-donations.ca/nepean/" xlink:type="simple">https://cpc-donations.ca/nepean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ony Baldinelli</text:p>
          </table:table-cell>
          <table:table-cell table:style-name="ce2" office:value-type="string" calcext:value-type="string">
            <text:p>Niagara Falls—Niagara-on-the-Lake</text:p>
          </table:table-cell>
          <table:table-cell table:style-name="ce2" office:value-type="string" calcext:value-type="string">
            <text:p><text:a xlink:href="https://niagarafalls.conservativeeda.ca/" xlink:type="simple">https://niagarafalls.conservativeeda.ca/</text:a></text:p>
          </table:table-cell>
          <table:table-cell table:style-name="ce2" office:value-type="string" calcext:value-type="string">
            <text:p><text:a xlink:href="https://x.com/tony_baldinelli?lang=en" xlink:type="simple">https://x.com/tony_baldinelli?lang=en</text:a></text:p>
          </table:table-cell>
          <table:table-cell table:style-name="ce2" office:value-type="string" calcext:value-type="string">
            <text:p><text:a xlink:href="https://www.facebook.com/tonybaldinellimp/" xlink:type="simple">https://www.facebook.com/tonybaldinellimp/</text:a></text:p>
          </table:table-cell>
          <table:table-cell table:style-name="ce2" office:value-type="string" calcext:value-type="string">
            <text:p><text:a xlink:href="https://www.instagram.com/tonybaldinellimp/?hl=en" xlink:type="simple">https://www.instagram.com/tonybaldinellimp/?hl=en</text:a></text:p>
          </table:table-cell>
          <table:table-cell table:style-name="ce2" office:value-type="string" calcext:value-type="string">
            <text:p><text:a xlink:href="https://cpc-donations.ca/niagara-falls/" xlink:type="simple">https://cpc-donations.ca/niagara-falls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homas Bambrick</text:p>
          </table:table-cell>
          <table:table-cell table:style-name="ce2" office:value-type="string" calcext:value-type="string">
            <text:p>Winnipeg Centre</text:p>
          </table:table-cell>
          <table:table-cell table:number-columns-repeated="2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John Barlow</text:p>
          </table:table-cell>
          <table:table-cell table:style-name="ce2" office:value-type="string" calcext:value-type="string">
            <text:p>Foothills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twitter.com/JohnBarlowMP?ref_src=twsrc%5Egoogle%7Ctwcamp%5Eserp%7Ctwgr%5Eauthor" xlink:type="simple">https://twitter.com/JohnBarlowMP?ref_src=twsrc%5Egoogle%7Ctwcamp%5Eserp%7Ctwgr%5Eauthor</text:a></text:p>
          </table:table-cell>
          <table:table-cell table:style-name="ce2" office:value-type="string" calcext:value-type="string">
            <text:p><text:a xlink:href="https://www.facebook.com/johnbarlowmp/" xlink:type="simple">https://www.facebook.com/johnbarlowmp/</text:a></text:p>
          </table:table-cell>
          <table:table-cell table:style-name="ce2" office:value-type="string" calcext:value-type="string">
            <text:p><text:a xlink:href="https://www.instagram.com/johnbarlowmp/?hl=en" xlink:type="simple">https://www.instagram.com/johnbarlowmp/?hl=en</text:a></text:p>
          </table:table-cell>
          <table:table-cell table:style-name="ce2" office:value-type="string" calcext:value-type="string">
            <text:p><text:a xlink:href="https://cpcfoothills.ca/donate/" xlink:type="simple">https://cpcfoothills.ca/donate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homas Barré</text:p>
          </table:table-cell>
          <table:table-cell table:style-name="ce2" office:value-type="string" calcext:value-type="string">
            <text:p>Vaudreuil</text:p>
          </table:table-cell>
          <table:table-cell table:number-columns-repeated="23"/>
        </table:table-row>
        <table:table-row table:style-name="ro5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ichael Barrett</text:p>
          </table:table-cell>
          <table:table-cell table:style-name="ce2" office:value-type="string" calcext:value-type="string">
            <text:p>Leeds—Grenville—Thousand Islands—Rideau Lakes</text:p>
          </table:table-cell>
          <table:table-cell table:style-name="ce2" office:value-type="string" calcext:value-type="string">
            <text:p><text:a xlink:href="https://www.michaelbarrett.ca/" xlink:type="simple">https://www.michaelbarrett.ca/</text:a></text:p>
          </table:table-cell>
          <table:table-cell table:style-name="ce2" office:value-type="string" calcext:value-type="string">
            <text:p><text:a xlink:href="https://twitter.com/MikeBarrettON" xlink:type="simple">https://twitter.com/MikeBarrettON</text:a></text:p>
          </table:table-cell>
          <table:table-cell table:style-name="ce2" office:value-type="string" calcext:value-type="string">
            <text:p><text:a xlink:href="https://www.facebook.com/MikeBarrettON/" xlink:type="simple">https://www.facebook.com/MikeBarrettON/</text:a></text:p>
          </table:table-cell>
          <table:table-cell table:style-name="ce2" office:value-type="string" calcext:value-type="string">
            <text:p><text:a xlink:href="https://www.instagram.com/mikebarretton/?hl=en" xlink:type="simple">https://www.instagram.com/mikebarretton/?hl=en</text:a></text:p>
          </table:table-cell>
          <table:table-cell table:style-name="ce2" office:value-type="string" calcext:value-type="string">
            <text:p><text:a xlink:href="https://michaelbarrett.ca/donate/" xlink:type="simple">https://michaelbarrett.ca/donate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ob Batherson</text:p>
          </table:table-cell>
          <table:table-cell table:style-name="ce2" office:value-type="string" calcext:value-type="string">
            <text:p>Halifax West</text:p>
          </table:table-cell>
          <table:table-cell table:style-name="ce2" office:value-type="string" calcext:value-type="string">
            <text:p><text:a xlink:href="https://halifaxwest.conservativeeda.ca/" xlink:type="simple">https://halifaxwest.conservativeeda.ca/</text:a></text:p>
          </table:table-cell>
          <table:table-cell table:style-name="ce2" office:value-type="string" calcext:value-type="string">
            <text:p><text:a xlink:href="https://x.com/rbatherson" xlink:type="simple">https://x.com/rbatherson</text:a></text:p>
          </table:table-cell>
          <table:table-cell table:number-columns-repeated="21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Jim Belanger</text:p>
          </table:table-cell>
          <table:table-cell table:style-name="ce2" office:value-type="string" calcext:value-type="string">
            <text:p>Sudbury East—Manitoulin—Nickel Belt</text:p>
          </table:table-cell>
          <table:table-cell table:style-name="ce2" office:value-type="string" calcext:value-type="string">
            <text:p><text:a xlink:href="https://jimbelanger.ca/" xlink:type="simple">https://jimbelanger.ca/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pc-donations.ca/nickel-belt/" xlink:type="simple">https://cpc-donations.ca/nickel-belt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dam Benni</text:p>
          </table:table-cell>
          <table:table-cell table:style-name="ce2" office:value-type="string" calcext:value-type="string">
            <text:p>London West</text:p>
          </table:table-cell>
          <table:table-cell table:style-name="ce2" office:value-type="string" calcext:value-type="string">
            <text:p><text:a xlink:href="https://adambenni.ca/" xlink:type="simple">https://adambenni.ca/</text:a></text:p>
          </table:table-cell>
          <table:table-cell table:style-name="ce2" office:value-type="string" calcext:value-type="string">
            <text:p><text:a xlink:href="https://x.com/AdamBenni4LW" xlink:type="simple">https://x.com/AdamBenni4LW</text:a></text:p>
          </table:table-cell>
          <table:table-cell table:style-name="ce2" office:value-type="string" calcext:value-type="string">
            <text:p><text:a xlink:href="https://www.facebook.com/adambenniforlondonwest/" xlink:type="simple">https://www.facebook.com/adambenniforlondonwest/</text:a></text:p>
          </table:table-cell>
          <table:table-cell table:style-name="ce2" office:value-type="string" calcext:value-type="string">
            <text:p><text:a xlink:href="https://www.instagram.com/adambenni/" xlink:type="simple">https://www.instagram.com/adambenni/</text:a></text:p>
          </table:table-cell>
          <table:table-cell table:style-name="ce2" office:value-type="string" calcext:value-type="string">
            <text:p><text:a xlink:href="https://cpc-donations.ca/london-west/" xlink:type="simple">https://cpc-donations.ca/london-west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Julie Bergeron</text:p>
          </table:table-cell>
          <table:table-cell table:style-name="ce2" office:value-type="string" calcext:value-type="string">
            <text:p>Thérèse-De Blainville</text:p>
          </table:table-cell>
          <table:table-cell table:number-columns-repeated="2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iles Berry</text:p>
          </table:table-cell>
          <table:table-cell table:style-name="ce2" office:value-type="string" calcext:value-type="string">
            <text:p>Edmonton Strathcona</text:p>
          </table:table-cell>
          <table:table-cell table:number-columns-repeated="23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Luc Berthold</text:p>
          </table:table-cell>
          <table:table-cell table:style-name="ce2" office:value-type="string" calcext:value-type="string">
            <text:p>Mégantic—L'Érable—Lotbinière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twitter.com/lucberthold?lang=en" xlink:type="simple">https://twitter.com/lucberthold?lang=en</text:a></text:p>
          </table:table-cell>
          <table:table-cell table:style-name="ce2" office:value-type="string" calcext:value-type="string">
            <text:p><text:a xlink:href="https://www.facebook.com/lucbertholdmeganticlerable/" xlink:type="simple">https://www.facebook.com/lucbertholdmeganticlerable/</text:a></text:p>
          </table:table-cell>
          <table:table-cell table:style-name="ce2" office:value-type="string" calcext:value-type="string">
            <text:p><text:a xlink:href="https://www.instagram.com/lucberthold/" xlink:type="simple">https://www.instagram.com/lucberthold/</text:a></text:p>
          </table:table-cell>
          <table:table-cell table:style-name="ce2" office:value-type="string" calcext:value-type="string">
            <text:p><text:a xlink:href="https://cpc-donations.ca/megantic-lerable/" xlink:type="simple">https://cpc-donations.ca/megantic-lerable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avid Bexte</text:p>
          </table:table-cell>
          <table:table-cell table:style-name="ce2" office:value-type="string" calcext:value-type="string">
            <text:p>Bow River</text:p>
          </table:table-cell>
          <table:table-cell table:style-name="ce2" office:value-type="string" calcext:value-type="string">
            <text:p><text:a xlink:href="https://davidbexte.nationbuilder.com/" xlink:type="simple">https://davidbexte.nationbuilder.com/</text:a></text:p>
          </table:table-cell>
          <table:table-cell table:number-columns-repeated="22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James Bezan</text:p>
          </table:table-cell>
          <table:table-cell table:style-name="ce2" office:value-type="string" calcext:value-type="string">
            <text:p>Selkirk—Interlake—Eastman</text:p>
          </table:table-cell>
          <table:table-cell table:style-name="ce2" office:value-type="string" calcext:value-type="string">
            <text:p><text:a xlink:href="https://selkirkinterlakeeastman.conservativeeda.ca/" xlink:type="simple">https://selkirkinterlakeeastman.conservativeeda.ca/</text:a></text:p>
          </table:table-cell>
          <table:table-cell table:style-name="ce2" office:value-type="string" calcext:value-type="string">
            <text:p><text:a xlink:href="https://twitter.com/jamesbezan" xlink:type="simple">https://twitter.com/jamesbezan</text:a></text:p>
          </table:table-cell>
          <table:table-cell table:style-name="ce2" office:value-type="string" calcext:value-type="string">
            <text:p><text:a xlink:href="https://www.facebook.com/jamesbezan" xlink:type="simple">https://www.facebook.com/jamesbezan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pc-donations.ca/selkirk-interlake-eastman/" xlink:type="simple">https://cpc-donations.ca/selkirk-interlake-eastman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avinder Bhatia</text:p>
          </table:table-cell>
          <table:table-cell table:style-name="ce2" office:value-type="string" calcext:value-type="string">
            <text:p>Vancouver Kingsway</text:p>
          </table:table-cell>
          <table:table-cell table:number-columns-repeated="23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Iain Black</text:p>
          </table:table-cell>
          <table:table-cell table:style-name="ce2" office:value-type="string" calcext:value-type="string">
            <text:p>Coquitlam – Port Coquitlam</text:p>
          </table:table-cell>
          <table:table-cell table:style-name="ce2" office:value-type="string" calcext:value-type="string">
            <text:p><text:a xlink:href="https://iainblack.ca/" xlink:type="simple">https://iainblack.ca/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pc-donations.ca/donate-to-coquitlam-port-coquitlam/" xlink:type="simple">https://cpc-donations.ca/donate-to-coquitlam-port-coquitlam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Kelly Block</text:p>
          </table:table-cell>
          <table:table-cell table:style-name="ce2" office:value-type="string" calcext:value-type="string">
            <text:p>Carlton Trail—Eagle Creek</text:p>
          </table:table-cell>
          <table:table-cell table:style-name="ce2" office:value-type="string" calcext:value-type="string">
            <text:p><text:a xlink:href="https://carltontraileaglecreek.conservativeeda.ca/" xlink:type="simple">https://carltontraileaglecreek.conservativeeda.ca/</text:a></text:p>
          </table:table-cell>
          <table:table-cell table:style-name="ce2" office:value-type="string" calcext:value-type="string">
            <text:p><text:a xlink:href="https://twitter.com/kellyblockmp" xlink:type="simple">https://twitter.com/kellyblockmp</text:a></text:p>
          </table:table-cell>
          <table:table-cell table:style-name="ce2" office:value-type="string" calcext:value-type="string">
            <text:p><text:a xlink:href="https://www.facebook.com/kellyblockmp/" xlink:type="simple">https://www.facebook.com/kellyblockmp/</text:a></text:p>
          </table:table-cell>
          <table:table-cell table:style-name="ce2" office:value-type="string" calcext:value-type="string">
            <text:p><text:a xlink:href="https://www.instagram.com/kellyblockmp/" xlink:type="simple">https://www.instagram.com/kellyblockmp/</text:a></text:p>
          </table:table-cell>
          <table:table-cell table:style-name="ce2" office:value-type="string" calcext:value-type="string">
            <text:p><text:a xlink:href="https://cpc-donations.ca/CARLTON-TRAIL-EAGLE-CREEK/" xlink:type="simple">https://cpc-donations.ca/CARLTON-TRAIL-EAGLE-CREEK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teven Bonk</text:p>
          </table:table-cell>
          <table:table-cell table:style-name="ce2" office:value-type="string" calcext:value-type="string">
            <text:p>Souris—Moose Mountain</text:p>
          </table:table-cell>
          <table:table-cell table:style-name="ce2" office:value-type="string" calcext:value-type="string">
            <text:p><text:a xlink:href="https://sourismoosemountain.conservativeeda.ca/" xlink:type="simple">https://sourismoosemountain.conservativeeda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people/Steven-Bonk/61563097025369/?_rdr" xlink:type="simple">https://www.facebook.com/people/Steven-Bonk/61563097025369/?_rdr</text:a></text:p>
          </table:table-cell>
          <table:table-cell table:number-columns-repeated="2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Waseem Botros</text:p>
          </table:table-cell>
          <table:table-cell table:style-name="ce2" office:value-type="string" calcext:value-type="string">
            <text:p>Waterloo</text:p>
          </table:table-cell>
          <table:table-cell table:number-columns-repeated="2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Martine Boucher</text:p>
          </table:table-cell>
          <table:table-cell table:style-name="ce2" office:value-type="string" calcext:value-type="string">
            <text:p>Longueuil—Saint-Hubert</text:p>
          </table:table-cell>
          <table:table-cell table:number-columns-repeated="2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Mark Boudreau</text:p>
          </table:table-cell>
          <table:table-cell table:style-name="ce2" office:value-type="string" calcext:value-type="string">
            <text:p>Halifax</text:p>
          </table:table-cell>
          <table:table-cell table:style-name="ce2" office:value-type="string" calcext:value-type="string">
            <text:p><text:a xlink:href="https://halifax.conservativeeda.ca/" xlink:type="simple">https://halifax.conservativeeda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profile.php?id=61566310816421" xlink:type="simple">https://www.facebook.com/profile.php?id=61566310816421</text:a></text:p>
          </table:table-cell>
          <table:table-cell table:style-name="ce2" office:value-type="string" calcext:value-type="string">
            <text:p><text:a xlink:href="https://www.instagram.com/markbhalifax/" xlink:type="simple">https://www.instagram.com/markbhalifax/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Fanny Boulanger</text:p>
          </table:table-cell>
          <table:table-cell table:style-name="ce2" office:value-type="string" calcext:value-type="string">
            <text:p>Jonquière</text:p>
          </table:table-cell>
          <table:table-cell table:style-name="ce2" office:value-type="string" calcext:value-type="string">
            <text:p><text:a xlink:href="https://www.fannyboulanger.ca/" xlink:type="simple">https://www.fannyboulanger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fannyboulangerpcc" xlink:type="simple">https://www.facebook.com/fannyboulangerpcc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nnyboulanger.ca/donnez" xlink:type="simple">https://www.fannyboulanger.ca/donnez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ichard Bragdon</text:p>
          </table:table-cell>
          <table:table-cell table:style-name="ce2" office:value-type="string" calcext:value-type="string">
            <text:p>Tobique—Mactaquac</text:p>
          </table:table-cell>
          <table:table-cell table:style-name="ce2" office:value-type="string" calcext:value-type="string">
            <text:p><text:a xlink:href="https://tobiquemactaquac.conservativeeda.ca/" xlink:type="simple">https://tobiquemactaquac.conservativeeda.ca/</text:a></text:p>
          </table:table-cell>
          <table:table-cell table:style-name="ce2" office:value-type="string" calcext:value-type="string">
            <text:p><text:a xlink:href="https://twitter.com/richardbragdon?lang=en" xlink:type="simple">https://twitter.com/richardbragdon?lang=en</text:a></text:p>
          </table:table-cell>
          <table:table-cell table:style-name="ce2" office:value-type="string" calcext:value-type="string">
            <text:p><text:a xlink:href="https://www.facebook.com/Richard-Bragdon-1499436196999231" xlink:type="simple">https://www.facebook.com/Richard-Bragdon-1499436196999231</text:a></text:p>
          </table:table-cell>
          <table:table-cell table:style-name="ce2" office:value-type="string" calcext:value-type="string">
            <text:p><text:a xlink:href="https://www.instagram.com/richardbragdonmp/" xlink:type="simple">https://www.instagram.com/richardbragdonmp/</text:a></text:p>
          </table:table-cell>
          <table:table-cell table:style-name="ce2" office:value-type="string" calcext:value-type="string">
            <text:p><text:a xlink:href="https://cpc-donations.ca/tobique-mactaquac/" xlink:type="simple">https://cpc-donations.ca/tobique-mactaquac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John Brassard</text:p>
          </table:table-cell>
          <table:table-cell table:style-name="ce2" office:value-type="string" calcext:value-type="string">
            <text:p>Barrie South—Innisfil</text:p>
          </table:table-cell>
          <table:table-cell table:style-name="ce2" office:value-type="string" calcext:value-type="string">
            <text:p><text:a xlink:href="https://www.barrieinnisfilconservatives.ca/" xlink:type="simple">https://www.barrieinnisfilconservatives.ca/</text:a></text:p>
          </table:table-cell>
          <table:table-cell table:style-name="ce2" office:value-type="string" calcext:value-type="string">
            <text:p><text:a xlink:href="https://twitter.com/JohnBrassardCPC?ref_src=twsrc%5Egoogle%7Ctwcamp%5Eserp%7Ctwgr%5Eauthor" xlink:type="simple">https://twitter.com/JohnBrassardCPC?ref_src=twsrc%5Egoogle%7Ctwcamp%5Eserp%7Ctwgr%5Eauthor</text:a></text:p>
          </table:table-cell>
          <table:table-cell table:style-name="ce2" office:value-type="string" calcext:value-type="string">
            <text:p><text:a xlink:href="https://www.facebook.com/JohnBrassardCPC/" xlink:type="simple">https://www.facebook.com/JohnBrassardCPC/</text:a></text:p>
          </table:table-cell>
          <table:table-cell table:style-name="ce2" office:value-type="string" calcext:value-type="string">
            <text:p><text:a xlink:href="https://www.instagram.com/johnbrassardcpc/?hl=en" xlink:type="simple">https://www.instagram.com/johnbrassardcpc/?hl=en</text:a></text:p>
          </table:table-cell>
          <table:table-cell table:style-name="ce2" office:value-type="string" calcext:value-type="string">
            <text:p><text:a xlink:href="https://form.jotform.com/barrieinnisfilconservativeeda/barrie------innisfil-conservative-e" xlink:type="simple">https://form.jotform.com/barrieinnisfilconservativeeda/barrie------innisfil-conservative-e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avid Brazil</text:p>
          </table:table-cell>
          <table:table-cell table:style-name="ce2" office:value-type="string" calcext:value-type="string">
            <text:p>St. John's East</text:p>
          </table:table-cell>
          <table:table-cell table:style-name="ce2" office:value-type="string" calcext:value-type="string">
            <text:p><text:a xlink:href="https://stjohnseast.conservativeeda.ca/" xlink:type="simple">https://stjohnseast.conservativeeda.ca/</text:a></text:p>
          </table:table-cell>
          <table:table-cell table:style-name="ce2" office:value-type="string" calcext:value-type="string">
            <text:p><text:a xlink:href="https://x.com/davidbrazil10" xlink:type="simple">https://x.com/davidbrazil10</text:a></text:p>
          </table:table-cell>
          <table:table-cell table:style-name="ce2" office:value-type="string" calcext:value-type="string">
            <text:p><text:a xlink:href="https://www.facebook.com/DavidBrazilSJE" xlink:type="simple">https://www.facebook.com/DavidBrazilSJE</text:a></text:p>
          </table:table-cell>
          <table:table-cell table:style-name="ce2" office:value-type="string" calcext:value-type="string">
            <text:p><text:a xlink:href="https://www.instagram.com/davidbrazilsje/" xlink:type="simple">https://www.instagram.com/davidbrazilsje/</text:a></text:p>
          </table:table-cell>
          <table:table-cell table:style-name="ce2" office:value-type="string" calcext:value-type="string">
            <text:p><text:a xlink:href="https://cpc-donations.ca/st-johns-east/" xlink:type="simple">https://cpc-donations.ca/st-johns-east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Larry Brock</text:p>
          </table:table-cell>
          <table:table-cell table:style-name="ce2" office:value-type="string" calcext:value-type="string">
            <text:p>Brantford—Brant South—Six Nations</text:p>
          </table:table-cell>
          <table:table-cell table:style-name="ce2" office:value-type="string" calcext:value-type="string">
            <text:p><text:a xlink:href="https://brantfordbrant.conservativeeda.ca/" xlink:type="simple">https://brantfordbrant.conservativeeda.ca/</text:a></text:p>
          </table:table-cell>
          <table:table-cell table:style-name="ce2" office:value-type="string" calcext:value-type="string">
            <text:p><text:a xlink:href="https://x.com/LarryBrockMP?ref_src=twsrc%5Egoogle%7Ctwcamp%5Eserp%7Ctwgr%5Eauthor" xlink:type="simple">https://x.com/LarryBrockMP?ref_src=twsrc%5Egoogle%7Ctwcamp%5Eserp%7Ctwgr%5Eauthor</text:a></text:p>
          </table:table-cell>
          <table:table-cell table:style-name="ce2" office:value-type="string" calcext:value-type="string">
            <text:p><text:a xlink:href="https://www.facebook.com/larrybrockmp/" xlink:type="simple">https://www.facebook.com/larrybrockmp/</text:a></text:p>
          </table:table-cell>
          <table:table-cell table:style-name="ce2" office:value-type="string" calcext:value-type="string">
            <text:p><text:a xlink:href="https://www.instagram.com/larrybrockmp/?hl=en" xlink:type="simple">https://www.instagram.com/larrybrockmp/?hl=en</text:a></text:p>
          </table:table-cell>
          <table:table-cell table:style-name="ce2" office:value-type="string" calcext:value-type="string">
            <text:p><text:a xlink:href="https://cpc-donations.ca/brantford-brant/" xlink:type="simple">https://cpc-donations.ca/brantford-brant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Royden Brousseau</text:p>
          </table:table-cell>
          <table:table-cell table:style-name="ce2" office:value-type="string" calcext:value-type="string">
            <text:p>Winnipeg South Centre</text:p>
          </table:table-cell>
          <table:table-cell table:style-name="ce2" office:value-type="string" calcext:value-type="string">
            <text:p><text:a xlink:href="https://www.roydenbrousseau.ca/" xlink:type="simple">https://www.roydenbrousseau.ca/</text:a></text:p>
          </table:table-cell>
          <table:table-cell table:style-name="ce2" office:value-type="string" calcext:value-type="string">
            <text:p><text:a xlink:href="https://x.com/roy_brousseau" xlink:type="simple">https://x.com/roy_brousseau</text:a></text:p>
          </table:table-cell>
          <table:table-cell table:style-name="ce2" office:value-type="string" calcext:value-type="string">
            <text:p><text:a xlink:href="https://www.facebook.com/voteroyden" xlink:type="simple">https://www.facebook.com/voteroyden</text:a></text:p>
          </table:table-cell>
          <table:table-cell table:style-name="ce2" office:value-type="string" calcext:value-type="string">
            <text:p><text:a xlink:href="https://www.instagram.com/royden.b/?hl=en" xlink:type="simple">https://www.instagram.com/royden.b/?hl=en</text:a></text:p>
          </table:table-cell>
          <table:table-cell table:style-name="ce2" office:value-type="string" calcext:value-type="string">
            <text:p><text:a xlink:href="https://cpc-donations.ca/winnipeg-south-centre/" xlink:type="simple">https://cpc-donations.ca/winnipeg-south-centre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Emily Brown</text:p>
          </table:table-cell>
          <table:table-cell table:style-name="ce2" office:value-type="string" calcext:value-type="string">
            <text:p>Burlington</text:p>
          </table:table-cell>
          <table:table-cell table:style-name="ce2" office:value-type="string" calcext:value-type="string">
            <text:p><text:a xlink:href="https://www.conservative.ca/candidates/www.emilybrown.ca" xlink:type="simple">https://www.conservative.ca/candidates/www.emilybrown.ca</text:a></text:p>
          </table:table-cell>
          <table:table-cell table:style-name="ce2" office:value-type="string" calcext:value-type="string">
            <text:p><text:a xlink:href="https://x.com/emilybrown1960" xlink:type="simple">https://x.com/emilybrown1960</text:a></text:p>
          </table:table-cell>
          <table:table-cell table:style-name="ce2" office:value-type="string" calcext:value-type="string">
            <text:p><text:a xlink:href="https://www.facebook.com/emily.sandfordbrown" xlink:type="simple">https://www.facebook.com/emily.sandfordbrown</text:a></text:p>
          </table:table-cell>
          <table:table-cell table:style-name="ce2" office:value-type="string" calcext:value-type="string">
            <text:p><text:a xlink:href="https://www.instagram.com/emilysandfordbrown/" xlink:type="simple">https://www.instagram.com/emilysandfordbrown/</text:a></text:p>
          </table:table-cell>
          <table:table-cell table:style-name="ce2" office:value-type="string" calcext:value-type="string">
            <text:p><text:a xlink:href="https://burlingtonconservativeassociation.ca/donate-to-emily/" xlink:type="simple">https://burlingtonconservativeassociation.ca/donate-to-emily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James Brown</text:p>
          </table:table-cell>
          <table:table-cell table:style-name="ce2" office:value-type="string" calcext:value-type="string">
            <text:p>Acadie—Bathurst</text:p>
          </table:table-cell>
          <table:table-cell table:number-columns-repeated="2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Lita Cabal</text:p>
          </table:table-cell>
          <table:table-cell table:style-name="ce2" office:value-type="string" calcext:value-type="string">
            <text:p>Vancouver East</text:p>
          </table:table-cell>
          <table:table-cell table:number-columns-repeated="2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Blaine Calkins</text:p>
          </table:table-cell>
          <table:table-cell table:style-name="ce2" office:value-type="string" calcext:value-type="string">
            <text:p>Ponoka—Didsbury</text:p>
          </table:table-cell>
          <table:table-cell table:style-name="ce2" office:value-type="string" calcext:value-type="string">
            <text:p><text:a xlink:href="https://www.conservative.ca/eda/ponoka-didsbury/" xlink:type="simple">https://www.conservative.ca/eda/ponoka-didsbury/</text:a></text:p>
          </table:table-cell>
          <table:table-cell table:style-name="ce2" office:value-type="string" calcext:value-type="string">
            <text:p><text:a xlink:href="https://twitter.com/BlaineFCalkins" xlink:type="simple">https://twitter.com/BlaineFCalkins</text:a></text:p>
          </table:table-cell>
          <table:table-cell table:style-name="ce2" office:value-type="string" calcext:value-type="string">
            <text:p><text:a xlink:href="https://www.facebook.com/BlaineCalkins/" xlink:type="simple">https://www.facebook.com/BlaineCalkins/</text:a></text:p>
          </table:table-cell>
          <table:table-cell table:style-name="ce2" office:value-type="string" calcext:value-type="string">
            <text:p><text:a xlink:href="https://www.instagram.com/blainecalkins/?hl=en" xlink:type="simple">https://www.instagram.com/blainecalkins/?hl=en</text:a></text:p>
          </table:table-cell>
          <table:table-cell table:style-name="ce2" office:value-type="string" calcext:value-type="string">
            <text:p><text:a xlink:href="https://cpc-donations.ca/ponoka-didsbury/" xlink:type="simple">https://cpc-donations.ca/ponoka-didsbury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Frank Caputo</text:p>
          </table:table-cell>
          <table:table-cell table:style-name="ce2" office:value-type="string" calcext:value-type="string">
            <text:p>Kamloops—Thompson—Nicola</text:p>
          </table:table-cell>
          <table:table-cell table:style-name="ce2" office:value-type="string" calcext:value-type="string">
            <text:p><text:a xlink:href="https://kamloopsthompsoncariboo.conservativeeda.ca/" xlink:type="simple">https://kamloopsthompsoncariboo.conservativeeda.ca/</text:a></text:p>
          </table:table-cell>
          <table:table-cell table:style-name="ce2" office:value-type="string" calcext:value-type="string">
            <text:p><text:a xlink:href="https://twitter.com/FrankCaputoKTC" xlink:type="simple">https://twitter.com/FrankCaputoKTC</text:a></text:p>
          </table:table-cell>
          <table:table-cell table:style-name="ce2" office:value-type="string" calcext:value-type="string">
            <text:p><text:a xlink:href="https://www.facebook.com/frankcaputoktc" xlink:type="simple">https://www.facebook.com/frankcaputoktc</text:a></text:p>
          </table:table-cell>
          <table:table-cell table:style-name="ce2" office:value-type="string" calcext:value-type="string">
            <text:p><text:a xlink:href="https://www.instagram.com/_frankcaputo/?img_index=1" xlink:type="simple">https://www.instagram.com/_frankcaputo/?img_index=1</text:a></text:p>
          </table:table-cell>
          <table:table-cell table:style-name="ce2" office:value-type="string" calcext:value-type="string">
            <text:p><text:a xlink:href="https://cpc-donations.ca/kamloops-thompson-cariboo/" xlink:type="simple">https://cpc-donations.ca/kamloops-thompson-cariboo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Dave Carroll</text:p>
          </table:table-cell>
          <table:table-cell table:style-name="ce2" office:value-type="string" calcext:value-type="string">
            <text:p>Sackville—Bedford—Preston</text:p>
          </table:table-cell>
          <table:table-cell table:style-name="ce2" office:value-type="string" calcext:value-type="string">
            <text:p><text:a xlink:href="https://sackvillebedfordpreston.conservativeeda.ca/" xlink:type="simple">https://sackvillebedfordpreston.conservativeeda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DaveCarrollCampaign/" xlink:type="simple">https://www.facebook.com/DaveCarrollCampaign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pc-donations.ca/sackville-bedford-preston/" xlink:type="simple">https://cpc-donations.ca/sackville-bedford-preston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Adam Chambers</text:p>
          </table:table-cell>
          <table:table-cell table:style-name="ce2" office:value-type="string" calcext:value-type="string">
            <text:p>Simcoe North</text:p>
          </table:table-cell>
          <table:table-cell table:style-name="ce2" office:value-type="string" calcext:value-type="string">
            <text:p><text:a xlink:href="https://www.simcoenorthconservative.ca/" xlink:type="simple">https://www.simcoenorthconservative.ca/</text:a></text:p>
          </table:table-cell>
          <table:table-cell table:style-name="ce2" office:value-type="string" calcext:value-type="string">
            <text:p><text:a xlink:href="https://twitter.com/adamchamb" xlink:type="simple">https://twitter.com/adamchamb</text:a></text:p>
          </table:table-cell>
          <table:table-cell table:style-name="ce2" office:value-type="string" calcext:value-type="string">
            <text:p><text:a xlink:href="https://www.facebook.com/adamchambersmp.ca/" xlink:type="simple">https://www.facebook.com/adamchambersmp.ca/</text:a></text:p>
          </table:table-cell>
          <table:table-cell table:style-name="ce2" office:value-type="string" calcext:value-type="string">
            <text:p><text:a xlink:href="https://www.instagram.com/adamchambersmp/" xlink:type="simple">https://www.instagram.com/adamchambersmp/</text:a></text:p>
          </table:table-cell>
          <table:table-cell table:style-name="ce2" office:value-type="string" calcext:value-type="string">
            <text:p><text:a xlink:href="https://buy.stripe.com/00g4iy5g7cKR1hucMN" xlink:type="simple">https://buy.stripe.com/00g4iy5g7cKR1hucMN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harles Champagne</text:p>
          </table:table-cell>
          <table:table-cell table:style-name="ce2" office:value-type="string" calcext:value-type="string">
            <text:p>Repentigny</text:p>
          </table:table-cell>
          <table:table-cell table:number-columns-repeated="2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Steve Charbonneau</text:p>
          </table:table-cell>
          <table:table-cell table:style-name="ce2" office:value-type="string" calcext:value-type="string">
            <text:p>Brome-Missisquoi</text:p>
          </table:table-cell>
          <table:table-cell table:number-columns-repeated="2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Ken Charko</text:p>
          </table:table-cell>
          <table:table-cell table:style-name="ce2" office:value-type="string" calcext:value-type="string">
            <text:p>Vancouver Quadra</text:p>
          </table:table-cell>
          <table:table-cell table:style-name="ce2" office:value-type="string" calcext:value-type="string">
            <text:p><text:a xlink:href="https://www.conservative.ca/eda/vancouver-quadra/" xlink:type="simple">https://www.conservative.ca/eda/vancouver-quadra/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instagram.com/kencharko/" xlink:type="simple">https://www.instagram.com/kencharko/</text:a></text:p>
          </table:table-cell>
          <table:table-cell table:style-name="ce2" office:value-type="string" calcext:value-type="string">
            <text:p><text:a xlink:href="https://www.cpcquadra.com/donate" xlink:type="simple">https://www.cpcquadra.com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Adrienne Charles</text:p>
          </table:table-cell>
          <table:table-cell table:style-name="ce2" office:value-type="string" calcext:value-type="string">
            <text:p>Terrebonne</text:p>
          </table:table-cell>
          <table:table-cell table:style-name="ce2" office:value-type="string" calcext:value-type="string">
            <text:p><text:a xlink:href="https://www.adriennecharles.ca/" xlink:type="simple">https://www.adriennecharles.ca/</text:a></text:p>
          </table:table-cell>
          <table:table-cell table:style-name="ce2" office:value-type="string" calcext:value-type="string">
            <text:p><text:a xlink:href="https://www.facebook.com/people/Adrienne-Charles-candidate-Parti-Conservateur-du-Canada-Terrebonne/61567726192895/?_rdr" xlink:type="simple">https://www.facebook.com/people/Adrienne-Charles-candidate-Parti-Conservateur-du-Canada-Terrebonne/61567726192895/?_rdr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adriennecharles.ca/donner" xlink:type="simple">https://www.adriennecharles.ca/donner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Martin Charron</text:p>
          </table:table-cell>
          <table:table-cell table:style-name="ce2" office:value-type="string" calcext:value-type="string">
            <text:p>Argenteuil—La Petite-Nation</text:p>
          </table:table-cell>
          <table:table-cell table:style-name="ce2" office:value-type="string" calcext:value-type="string">
            <text:p><text:a xlink:href="https://www.martincharron.ca/" xlink:type="simple">https://www.martincharron.ca/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dons-pcc.ca/argenteuil-la-petite-nation/" xlink:type="simple">https://dons-pcc.ca/argenteuil-la-petite-nation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Ron Chhinzer</text:p>
          </table:table-cell>
          <table:table-cell table:style-name="ce2" office:value-type="string" calcext:value-type="string">
            <text:p>Oakville East</text:p>
          </table:table-cell>
          <table:table-cell table:style-name="ce2" office:value-type="string" calcext:value-type="string">
            <text:p><text:a xlink:href="https://www.ronchhinzer.ca/" xlink:type="simple">https://www.ronchhinzer.ca/</text:a></text:p>
          </table:table-cell>
          <table:table-cell table:style-name="ce2" office:value-type="string" calcext:value-type="string">
            <text:p><text:a xlink:href="https://x.com/RealRonChhinzer?ref_src=twsrc%5Egoogle%7Ctwcamp%5Eserp%7Ctwgr%5Eauthor" xlink:type="simple">https://x.com/RealRonChhinzer?ref_src=twsrc%5Egoogle%7Ctwcamp%5Eserp%7Ctwgr%5Eauthor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instagram.com/realronchhinzer/?hl=en" xlink:type="simple">https://www.instagram.com/realronchhinzer/?hl=en</text:a></text:p>
          </table:table-cell>
          <table:table-cell table:style-name="ce2" office:value-type="string" calcext:value-type="string">
            <text:p><text:a xlink:href="http://s.paybilt.com/Oakville-East" xlink:type="simple">http://s.paybilt.com/Oakville-East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Michael Chong</text:p>
          </table:table-cell>
          <table:table-cell table:style-name="ce2" office:value-type="string" calcext:value-type="string">
            <text:p>Wellington—Halton Hills North</text:p>
          </table:table-cell>
          <table:table-cell table:style-name="ce2" office:value-type="string" calcext:value-type="string">
            <text:p><text:a xlink:href="https://www.whhconservativeeda.ca/" xlink:type="simple">https://www.whhconservativeeda.ca/</text:a></text:p>
          </table:table-cell>
          <table:table-cell table:style-name="ce2" office:value-type="string" calcext:value-type="string">
            <text:p><text:a xlink:href="https://twitter.com/MichaelChongMP?ref_src=twsrc%5Egoogle%7Ctwcamp%5Eserp%7Ctwgr%5Eauthor" xlink:type="simple">https://twitter.com/MichaelChongMP?ref_src=twsrc%5Egoogle%7Ctwcamp%5Eserp%7Ctwgr%5Eauthor</text:a></text:p>
          </table:table-cell>
          <table:table-cell table:style-name="ce2" office:value-type="string" calcext:value-type="string">
            <text:p><text:a xlink:href="https://www.facebook.com/michaelchongmp" xlink:type="simple">https://www.facebook.com/michaelchongmp</text:a></text:p>
          </table:table-cell>
          <table:table-cell table:style-name="ce2" office:value-type="string" calcext:value-type="string">
            <text:p><text:a xlink:href="https://www.instagram.com/michaelchongmp/" xlink:type="simple">https://www.instagram.com/michaelchongmp/</text:a></text:p>
          </table:table-cell>
          <table:table-cell table:style-name="ce2" office:value-type="string" calcext:value-type="string">
            <text:p><text:a xlink:href="https://www.whhconservativeeda.ca/donate" xlink:type="simple">https://www.whhconservativeeda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Sandra Cobeña</text:p>
          </table:table-cell>
          <table:table-cell table:style-name="ce2" office:value-type="string" calcext:value-type="string">
            <text:p>Newmarket—Aurora</text:p>
          </table:table-cell>
          <table:table-cell table:style-name="ce2" office:value-type="string" calcext:value-type="string">
            <text:p><text:a xlink:href="https://newmarketaurora.conservativeeda.ca/" xlink:type="simple">https://newmarketaurora.conservativeeda.ca/</text:a></text:p>
          </table:table-cell>
          <table:table-cell table:style-name="ce2" office:value-type="string" calcext:value-type="string">
            <text:p><text:a xlink:href="https://x.com/SandraCobena_" xlink:type="simple">https://x.com/SandraCobena_</text:a></text:p>
          </table:table-cell>
          <table:table-cell table:style-name="ce2" office:value-type="string" calcext:value-type="string">
            <text:p><text:a xlink:href="https://www.facebook.com/people/Sandra-Cobena/61556805185584/" xlink:type="simple">https://www.facebook.com/people/Sandra-Cobena/61556805185584/</text:a></text:p>
          </table:table-cell>
          <table:table-cell table:style-name="ce2" office:value-type="string" calcext:value-type="string">
            <text:p><text:a xlink:href="https://www.instagram.com/sandracobena_/" xlink:type="simple">https://www.instagram.com/sandracobena_/</text:a></text:p>
          </table:table-cell>
          <table:table-cell table:style-name="ce2" office:value-type="string" calcext:value-type="string">
            <text:p><text:a xlink:href="https://cpc-donations.ca/newmarket-aurora/" xlink:type="simple">https://cpc-donations.ca/newmarket-aurora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onnie Cody</text:p>
          </table:table-cell>
          <table:table-cell table:style-name="ce2" office:value-type="string" calcext:value-type="string">
            <text:p>Cambridge</text:p>
          </table:table-cell>
          <table:table-cell table:style-name="ce2" office:value-type="string" calcext:value-type="string">
            <text:p><text:a xlink:href="https://cambridgecpc.ca/" xlink:type="simple">https://cambridgecpc.ca/</text:a></text:p>
          </table:table-cell>
          <table:table-cell table:style-name="ce2" office:value-type="string" calcext:value-type="string">
            <text:p><text:a xlink:href="https://x.com/conniecodyca" xlink:type="simple">https://x.com/conniecodyca</text:a></text:p>
          </table:table-cell>
          <table:table-cell table:style-name="ce2" office:value-type="string" calcext:value-type="string">
            <text:p><text:a xlink:href="https://www.facebook.com/ConnieCodyCambridge/" xlink:type="simple">https://www.facebook.com/ConnieCodyCambridge/</text:a></text:p>
          </table:table-cell>
          <table:table-cell table:style-name="ce2" office:value-type="string" calcext:value-type="string">
            <text:p><text:a xlink:href="https://www.instagram.com/conniecodycambridge/" xlink:type="simple">https://www.instagram.com/conniecodycambridge/</text:a></text:p>
          </table:table-cell>
          <table:table-cell table:style-name="ce2" office:value-type="string" calcext:value-type="string">
            <text:p><text:a xlink:href="https://cambridgecpc.ca/donate/" xlink:type="simple">https://cambridgecpc.ca/donate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Grant Cool</text:p>
          </table:table-cell>
          <table:table-cell table:style-name="ce2" office:value-type="string" calcext:value-type="string">
            <text:p>Esquimalt—Saanich—Sooke</text:p>
          </table:table-cell>
          <table:table-cell table:style-name="ce2" office:value-type="string" calcext:value-type="string">
            <text:p><text:a xlink:href="https://esquimaltsaanichsooke.conservativeeda.ca/" xlink:type="simple">https://esquimaltsaanichsooke.conservativeeda.ca/</text:a></text:p>
          </table:table-cell>
          <table:table-cell table:number-columns-repeated="22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Michael Cooper</text:p>
          </table:table-cell>
          <table:table-cell table:style-name="ce2" office:value-type="string" calcext:value-type="string">
            <text:p>St. Albert—Sturgeon River</text:p>
          </table:table-cell>
          <table:table-cell table:style-name="ce2" office:value-type="string" calcext:value-type="string">
            <text:p><text:a xlink:href="https://stalbertsturgeonriver.conservativeeda.ca/" xlink:type="simple">https://stalbertsturgeonriver.conservativeeda.ca/</text:a></text:p>
          </table:table-cell>
          <table:table-cell table:style-name="ce2" office:value-type="string" calcext:value-type="string">
            <text:p><text:a xlink:href="https://x.com/MichaelCooperMP" xlink:type="simple">https://x.com/MichaelCooperMP</text:a></text:p>
          </table:table-cell>
          <table:table-cell table:style-name="ce2" office:value-type="string" calcext:value-type="string">
            <text:p><text:a xlink:href="https://www.facebook.com/MichaelCooperMP/" xlink:type="simple">https://www.facebook.com/MichaelCooperMP/</text:a></text:p>
          </table:table-cell>
          <table:table-cell table:style-name="ce2" office:value-type="string" calcext:value-type="string">
            <text:p><text:a xlink:href="https://www.instagram.com/michaelcoopermp/" xlink:type="simple">https://www.instagram.com/michaelcoopermp/</text:a></text:p>
          </table:table-cell>
          <table:table-cell table:style-name="ce2" office:value-type="string" calcext:value-type="string">
            <text:p><text:a xlink:href="http://s.paybilt.com/St.Albert-SturgeonRiver" xlink:type="simple">http://s.paybilt.com/St.Albert-SturgeonRiver</text:a></text:p>
          </table:table-cell>
          <table:table-cell table:number-columns-repeated="18"/>
        </table:table-row>
        <table:table-row table:style-name="ro4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Steve Corriveau</text:p>
          </table:table-cell>
          <table:table-cell table:style-name="ce2" office:value-type="string" calcext:value-type="string">
            <text:p>Abitibi—Baie-James—Nunavik—Eeyou</text:p>
          </table:table-cell>
          <table:table-cell table:style-name="ce2" office:value-type="string" calcext:value-type="string">
            <text:p><text:a xlink:href="https://www.stevecorriveau.com/" xlink:type="simple">https://www.stevecorriveau.com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SteveCorriveauPCC/" xlink:type="simple">https://www.facebook.com/SteveCorriveauPCC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pc-donations.ca/abitibi-baie-james-nunavik-eeyou/" xlink:type="simple">https://cpc-donations.ca/abitibi-baie-james-nunavik-eeyou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Tim Crowder</text:p>
          </table:table-cell>
          <table:table-cell table:style-name="ce2" office:value-type="string" calcext:value-type="string">
            <text:p>Oakville West</text:p>
          </table:table-cell>
          <table:table-cell table:style-name="ce2" office:value-type="string" calcext:value-type="string">
            <text:p><text:a xlink:href="https://timforoakville.ca/" xlink:type="simple">https://timforoakville.ca/</text:a></text:p>
          </table:table-cell>
          <table:table-cell table:style-name="ce2" office:value-type="string" calcext:value-type="string">
            <text:p><text:a xlink:href="https://x.com/tim_d_crowder" xlink:type="simple">https://x.com/tim_d_crowder</text:a></text:p>
          </table:table-cell>
          <table:table-cell table:style-name="ce2" office:value-type="string" calcext:value-type="string">
            <text:p><text:a xlink:href="https://www.facebook.com/tim.crowder.96" xlink:type="simple">https://www.facebook.com/tim.crowder.96</text:a></text:p>
          </table:table-cell>
          <table:table-cell table:style-name="ce2" office:value-type="string" calcext:value-type="string">
            <text:p><text:a xlink:href="https://www.instagram.com/tim4oakville" xlink:type="simple">https://www.instagram.com/tim4oakville</text:a></text:p>
          </table:table-cell>
          <table:table-cell table:style-name="ce2" office:value-type="string" calcext:value-type="string">
            <text:p><text:a xlink:href="https://cpc-donations.ca/oakville-west/" xlink:type="simple">https://cpc-donations.ca/oakville-west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Stephen Curran</text:p>
          </table:table-cell>
          <table:table-cell table:style-name="ce2" office:value-type="string" calcext:value-type="string">
            <text:p>North Vancouver—Capilano</text:p>
          </table:table-cell>
          <table:table-cell table:style-name="ce2" office:value-type="string" calcext:value-type="string">
            <text:p><text:a xlink:href="https://northvancouver.conservativeeda.ca/" xlink:type="simple">https://northvancouver.conservativeeda.ca/</text:a></text:p>
          </table:table-cell>
          <table:table-cell table:style-name="ce2" office:value-type="string" calcext:value-type="string">
            <text:p><text:a xlink:href="https://x.com/specurran" xlink:type="simple">https://x.com/specurran</text:a></text:p>
          </table:table-cell>
          <table:table-cell table:style-name="ce2" office:value-type="string" calcext:value-type="string">
            <text:p><text:a xlink:href="https://www.facebook.com/stephen.NorthVanCapConservative/" xlink:type="simple">https://www.facebook.com/stephen.NorthVanCapConservative/</text:a></text:p>
          </table:table-cell>
          <table:table-cell table:style-name="ce2" office:value-type="string" calcext:value-type="string">
            <text:p><text:a xlink:href="https://www.instagram.com/stephen.p.e.curran/" xlink:type="simple">https://www.instagram.com/stephen.p.e.curran/</text:a></text:p>
          </table:table-cell>
          <table:table-cell table:style-name="ce2" office:value-type="string" calcext:value-type="string">
            <text:p><text:a xlink:href="https://www.northvancpc.ca/donate-2" xlink:type="simple">https://www.northvancpc.ca/donate-2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orey Curtis</text:p>
          </table:table-cell>
          <table:table-cell table:style-name="ce2" office:value-type="string" calcext:value-type="string">
            <text:p>Cape Spea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corey.curtis.718" xlink:type="simple">https://www.facebook.com/corey.curtis.718</text:a></text:p>
          </table:table-cell>
          <table:table-cell table:number-columns-repeated="20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Marc Dalton</text:p>
          </table:table-cell>
          <table:table-cell table:style-name="ce2" office:value-type="string" calcext:value-type="string">
            <text:p>Pitt Meadows—Maple Ridge</text:p>
          </table:table-cell>
          <table:table-cell table:style-name="ce2" office:value-type="string" calcext:value-type="string">
            <text:p><text:a xlink:href="https://pmmr.conservativeeda.ca/" xlink:type="simple">https://pmmr.conservativeeda.ca/</text:a></text:p>
          </table:table-cell>
          <table:table-cell table:style-name="ce2" office:value-type="string" calcext:value-type="string">
            <text:p><text:a xlink:href="https://twitter.com/MarcDalton" xlink:type="simple">https://twitter.com/MarcDalton</text:a></text:p>
          </table:table-cell>
          <table:table-cell table:style-name="ce2" office:value-type="string" calcext:value-type="string">
            <text:p><text:a xlink:href="https://www.facebook.com/MarcDalton4PMMR/" xlink:type="simple">https://www.facebook.com/MarcDalton4PMMR/</text:a></text:p>
          </table:table-cell>
          <table:table-cell table:style-name="ce2" office:value-type="string" calcext:value-type="string">
            <text:p><text:a xlink:href="https://www.instagram.com/marcdaltonpmmr/" xlink:type="simple">https://www.instagram.com/marcdaltonpmmr/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Raquel Dancho</text:p>
          </table:table-cell>
          <table:table-cell table:style-name="ce2" office:value-type="string" calcext:value-type="string">
            <text:p>Kildonan—St. Paul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twitter.com/RaquelDancho" xlink:type="simple">https://twitter.com/RaquelDancho</text:a></text:p>
          </table:table-cell>
          <table:table-cell table:style-name="ce2" office:value-type="string" calcext:value-type="string">
            <text:p><text:a xlink:href="https://www.facebook.com/RaquelDancho/?modal=admin_todo_tour" xlink:type="simple">https://www.facebook.com/RaquelDancho/?modal=admin_todo_tour</text:a></text:p>
          </table:table-cell>
          <table:table-cell table:style-name="ce2" office:value-type="string" calcext:value-type="string">
            <text:p><text:a xlink:href="https://www.instagram.com/raqueldancho/?hl=en" xlink:type="simple">https://www.instagram.com/raqueldancho/?hl=en</text:a></text:p>
          </table:table-cell>
          <table:table-cell table:style-name="ce2" office:value-type="string" calcext:value-type="string">
            <text:p><text:a xlink:href="https://www.raqueldancho.ca/donate" xlink:type="simple">https://www.raqueldancho.ca/donate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Grace Daou</text:p>
          </table:table-cell>
          <table:table-cell table:style-name="ce2" office:value-type="string" calcext:value-type="string">
            <text:p>Vimy</text:p>
          </table:table-cell>
          <table:table-cell table:style-name="ce2" office:value-type="string" calcext:value-type="string">
            <text:p><text:a xlink:href="https://www.gracedaou.com/" xlink:type="simple">https://www.gracedaou.com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gracy.daoud/" xlink:type="simple">https://www.facebook.com/gracy.daoud/</text:a></text:p>
          </table:table-cell>
          <table:table-cell table:style-name="ce2" office:value-type="string" calcext:value-type="string">
            <text:p><text:a xlink:href="https://www.instagram.com/grace_daou_vimy/" xlink:type="simple">https://www.instagram.com/grace_daou_vimy/</text:a></text:p>
          </table:table-cell>
          <table:table-cell table:style-name="ce2" office:value-type="string" calcext:value-type="string">
            <text:p><text:a xlink:href="https://www.gracedaou.com/donnez" xlink:type="simple">https://www.gracedaou.com/donnez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Scot Davidson</text:p>
          </table:table-cell>
          <table:table-cell table:style-name="ce2" office:value-type="string" calcext:value-type="string">
            <text:p>New Tecumseth—Gwillimbury</text:p>
          </table:table-cell>
          <table:table-cell table:style-name="ce2" office:value-type="string" calcext:value-type="string">
            <text:p><text:a xlink:href="https://yorksimcoe.conservativeeda.ca/" xlink:type="simple">https://yorksimcoe.conservativeeda.ca/</text:a></text:p>
          </table:table-cell>
          <table:table-cell table:style-name="ce2" office:value-type="string" calcext:value-type="string">
            <text:p><text:a xlink:href="https://twitter.com/scotdavidsonmp?lang=en" xlink:type="simple">https://twitter.com/scotdavidsonmp?lang=en</text:a></text:p>
          </table:table-cell>
          <table:table-cell table:style-name="ce2" office:value-type="string" calcext:value-type="string">
            <text:p><text:a xlink:href="https://www.facebook.com/ScotDavidsonMP/" xlink:type="simple">https://www.facebook.com/ScotDavidsonMP/</text:a></text:p>
          </table:table-cell>
          <table:table-cell table:style-name="ce2" office:value-type="string" calcext:value-type="string">
            <text:p><text:a xlink:href="https://www.instagram.com/scotdavidsonmp/?hl=en" xlink:type="simple">https://www.instagram.com/scotdavidsonmp/?hl=en</text:a></text:p>
          </table:table-cell>
          <table:table-cell table:style-name="ce2" office:value-type="string" calcext:value-type="string">
            <text:p><text:a xlink:href="https://cpc-donations.ca/york-simcoe/" xlink:type="simple">https://cpc-donations.ca/york-simcoe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Fred Davies</text:p>
          </table:table-cell>
          <table:table-cell table:style-name="ce2" office:value-type="string" calcext:value-type="string">
            <text:p>Niagara South</text:p>
          </table:table-cell>
          <table:table-cell table:style-name="ce2" office:value-type="string" calcext:value-type="string">
            <text:p><text:a xlink:href="https://www.freddavies.ca/" xlink:type="simple">https://www.freddavies.ca/</text:a></text:p>
          </table:table-cell>
          <table:table-cell table:style-name="ce2" office:value-type="string" calcext:value-type="string">
            <text:p><text:a xlink:href="https://x.com/freddaviescpc" xlink:type="simple">https://x.com/freddaviescpc</text:a></text:p>
          </table:table-cell>
          <table:table-cell table:style-name="ce2" office:value-type="string" calcext:value-type="string">
            <text:p><text:a xlink:href="https://www.facebook.com/FredDaviesCPC/" xlink:type="simple">https://www.facebook.com/FredDaviesCPC/</text:a></text:p>
          </table:table-cell>
          <table:table-cell table:style-name="ce2" office:value-type="string" calcext:value-type="string">
            <text:p><text:a xlink:href="https://www.instagram.com/freddaviescpc/?hl=en" xlink:type="simple">https://www.instagram.com/freddaviescpc/?hl=en</text:a></text:p>
          </table:table-cell>
          <table:table-cell table:style-name="ce2" office:value-type="string" calcext:value-type="string">
            <text:p><text:a xlink:href="https://cpc-donations.ca/niagara-centre/" xlink:type="simple">https://cpc-donations.ca/niagara-centr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Mike Dawson</text:p>
          </table:table-cell>
          <table:table-cell table:style-name="ce2" office:value-type="string" calcext:value-type="string">
            <text:p>Miramichi—Grand Lake</text:p>
          </table:table-cell>
          <table:table-cell table:number-columns-repeated="2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Jill Declare</text:p>
          </table:table-cell>
          <table:table-cell table:style-name="ce2" office:value-type="string" calcext:value-type="string">
            <text:p>Hull—Aylmer</text:p>
          </table:table-cell>
          <table:table-cell table:style-name="ce2" office:value-type="string" calcext:value-type="string">
            <text:p><text:a xlink:href="https://www.jilldeclare.ca/" xlink:type="simple">https://www.jilldeclare.ca/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jilldeclare.ca/donnez" xlink:type="simple">https://www.jilldeclare.ca/donnez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Gerard Deltell</text:p>
          </table:table-cell>
          <table:table-cell table:style-name="ce2" office:value-type="string" calcext:value-type="string">
            <text:p>Louis-Saint-Laurent—Akiawenhrahk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twitter.com/gerarddeltell?lang=en" xlink:type="simple">https://twitter.com/gerarddeltell?lang=en</text:a></text:p>
          </table:table-cell>
          <table:table-cell table:style-name="ce2" office:value-type="string" calcext:value-type="string">
            <text:p><text:a xlink:href="https://www.facebook.com/deltell.gerard" xlink:type="simple">https://www.facebook.com/deltell.gerard</text:a></text:p>
          </table:table-cell>
          <table:table-cell table:style-name="ce2" office:value-type="string" calcext:value-type="string">
            <text:p><text:a xlink:href="https://www.instagram.com/deltellgerard/" xlink:type="simple">https://www.instagram.com/deltellgerard/</text:a></text:p>
          </table:table-cell>
          <table:table-cell table:style-name="ce2" office:value-type="string" calcext:value-type="string">
            <text:p><text:a xlink:href="https://cpc-donations.ca/louis-saint-laurent/" xlink:type="simple">https://cpc-donations.ca/louis-saint-laurent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Lachlan DeNardi</text:p>
          </table:table-cell>
          <table:table-cell table:style-name="ce2" office:value-type="string" calcext:value-type="string">
            <text:p>Churchill—Keewatinook Aski</text:p>
          </table:table-cell>
          <table:table-cell table:number-columns-repeated="2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hris D'Entremont</text:p>
          </table:table-cell>
          <table:table-cell table:style-name="ce2" office:value-type="string" calcext:value-type="string">
            <text:p>Acadie—Annapolis</text:p>
          </table:table-cell>
          <table:table-cell table:style-name="ce2" office:value-type="string" calcext:value-type="string">
            <text:p><text:a xlink:href="https://www.chrisdentremont.com/" xlink:type="simple">https://www.chrisdentremont.com/</text:a></text:p>
          </table:table-cell>
          <table:table-cell table:style-name="ce2" office:value-type="string" calcext:value-type="string">
            <text:p><text:a xlink:href="https://twitter.com/cdentremontmp?lang=en" xlink:type="simple">https://twitter.com/cdentremontmp?lang=en</text:a></text:p>
          </table:table-cell>
          <table:table-cell table:style-name="ce2" office:value-type="string" calcext:value-type="string">
            <text:p><text:a xlink:href="https://www.facebook.com/chris.dentremont/" xlink:type="simple">https://www.facebook.com/chris.dentremont/</text:a></text:p>
          </table:table-cell>
          <table:table-cell table:style-name="ce2" office:value-type="string" calcext:value-type="string">
            <text:p><text:a xlink:href="https://www.instagram.com/chrisdentremontns/?hl=en" xlink:type="simple">https://www.instagram.com/chrisdentremontns/?hl=en</text:a></text:p>
          </table:table-cell>
          <table:table-cell table:style-name="ce2" office:value-type="string" calcext:value-type="string">
            <text:p><text:a xlink:href="https://www.chrisdentremont.com/donate" xlink:type="simple">https://www.chrisdentremont.com/donate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David De Repentigny</text:p>
          </table:table-cell>
          <table:table-cell table:style-name="ce2" office:value-type="string" calcext:value-type="string">
            <text:p>Châteauguay—Les Jardins-de-Napierville</text:p>
          </table:table-cell>
          <table:table-cell table:style-name="ce2" office:value-type="string" calcext:value-type="string">
            <text:p><text:a xlink:href="https://www.davidderepentigny.ca/" xlink:type="simple">https://www.davidderepentigny.ca/</text:a></text:p>
          </table:table-cell>
          <table:table-cell table:style-name="ce2" office:value-type="string" calcext:value-type="string">
            <text:p><text:a xlink:href="https://x.com/RepentignyDe" xlink:type="simple">https://x.com/RepentignyDe</text:a></text:p>
          </table:table-cell>
          <table:table-cell table:style-name="ce2" office:value-type="string" calcext:value-type="string">
            <text:p><text:a xlink:href="https://www.facebook.com/people/David-De-Repentigny/61571505777980/#" xlink:type="simple">https://www.facebook.com/people/David-De-Repentigny/61571505777980/#</text:a></text:p>
          </table:table-cell>
          <table:table-cell table:style-name="ce2" office:value-type="string" calcext:value-type="string">
            <text:p><text:a xlink:href="https://www.instagram.com/derepentignydavid/" xlink:type="simple">https://www.instagram.com/derepentignydavid/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Kelly DeRidder</text:p>
          </table:table-cell>
          <table:table-cell table:style-name="ce2" office:value-type="string" calcext:value-type="string">
            <text:p>Kitchener Centre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x.com/Kelly_De_Ridder" xlink:type="simple">https://x.com/Kelly_De_Ridder</text:a></text:p>
          </table:table-cell>
          <table:table-cell table:style-name="ce2" office:value-type="string" calcext:value-type="string">
            <text:p><text:a xlink:href="https://www.facebook.com/kelly4kitchenercentre" xlink:type="simple">https://www.facebook.com/kelly4kitchenercentre</text:a></text:p>
          </table:table-cell>
          <table:table-cell table:style-name="ce2" office:value-type="string" calcext:value-type="string">
            <text:p><text:a xlink:href="https://www.instagram.com/kelly4kitchenercentre/" xlink:type="simple">https://www.instagram.com/kelly4kitchenercentre/</text:a></text:p>
          </table:table-cell>
          <table:table-cell table:number-columns-repeated="19"/>
        </table:table-row>
        <table:table-row table:style-name="ro3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Gaëtan Deschêsne</text:p>
          </table:table-cell>
          <table:table-cell table:style-name="ce2" office:value-type="string" calcext:value-type="string">
            <text:p>Saint-Hyacinthe—Bagot—Acton</text:p>
          </table:table-cell>
          <table:table-cell table:style-name="ce2" office:value-type="string" calcext:value-type="string">
            <text:p><text:a xlink:href="http://www.gaetandeschnes.ca/" xlink:type="simple">http://www.gaetandeschnes.ca/</text:a></text:p>
          </table:table-cell>
          <table:table-cell table:number-columns-repeated="2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Rajvir Dhillon</text:p>
          </table:table-cell>
          <table:table-cell table:style-name="ce2" office:value-type="string" calcext:value-type="string">
            <text:p>Surrey Centre</text:p>
          </table:table-cell>
          <table:table-cell table:style-name="ce2" office:value-type="string" calcext:value-type="string">
            <text:p><text:a xlink:href="https://rajvirsinghdhillon.ca/" xlink:type="simple">https://rajvirsinghdhillon.ca/</text:a></text:p>
          </table:table-cell>
          <table:table-cell table:number-columns-repeated="2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Jocelyn Dionne</text:p>
          </table:table-cell>
          <table:table-cell table:style-name="ce2" office:value-type="string" calcext:value-type="string">
            <text:p>Moncton—Dieppe</text:p>
          </table:table-cell>
          <table:table-cell table:number-columns-repeated="2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Kerry Diotte</text:p>
          </table:table-cell>
          <table:table-cell table:style-name="ce2" office:value-type="string" calcext:value-type="string">
            <text:p>Edmonton Griesbach</text:p>
          </table:table-cell>
          <table:table-cell table:style-name="ce2" office:value-type="string" calcext:value-type="string">
            <text:p><text:a xlink:href="https://edmontongriesbach.conservativeeda.ca/" xlink:type="simple">https://edmontongriesbach.conservativeeda.ca/</text:a></text:p>
          </table:table-cell>
          <table:table-cell table:number-columns-repeated="22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Todd Doherty</text:p>
          </table:table-cell>
          <table:table-cell table:style-name="ce2" office:value-type="string" calcext:value-type="string">
            <text:p>Cariboo—Prince George</text:p>
          </table:table-cell>
          <table:table-cell table:style-name="ce2" office:value-type="string" calcext:value-type="string">
            <text:p><text:a xlink:href="https://www.todddoherty.ca/" xlink:type="simple">https://www.todddoherty.ca/</text:a></text:p>
          </table:table-cell>
          <table:table-cell table:style-name="ce2" office:value-type="string" calcext:value-type="string">
            <text:p><text:a xlink:href="https://twitter.com/ToddDohertyMP" xlink:type="simple">https://twitter.com/ToddDohertyMP</text:a></text:p>
          </table:table-cell>
          <table:table-cell table:style-name="ce2" office:value-type="string" calcext:value-type="string">
            <text:p><text:a xlink:href="https://www.facebook.com/ToddDohertyMP/#" xlink:type="simple">https://www.facebook.com/ToddDohertyMP/#</text:a></text:p>
          </table:table-cell>
          <table:table-cell table:style-name="ce2" office:value-type="string" calcext:value-type="string">
            <text:p><text:a xlink:href="https://www.instagram.com/todd_doherty/" xlink:type="simple">https://www.instagram.com/todd_doherty/</text:a></text:p>
          </table:table-cell>
          <table:table-cell table:style-name="ce2" office:value-type="string" calcext:value-type="string">
            <text:p><text:a xlink:href="https://buy.stripe.com/00g6rV8Ga2m56UE3cc" xlink:type="simple">https://buy.stripe.com/00g6rV8Ga2m56UE3cc</text:a></text:p>
          </table:table-cell>
          <table:table-cell table:number-columns-repeated="18"/>
        </table:table-row>
        <table:table-row table:style-name="ro4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Melanie Dorion</text:p>
          </table:table-cell>
          <table:table-cell table:style-name="ce2" office:value-type="string" calcext:value-type="string">
            <text:p>Côte-Nord–Kawawachikamach–Nitassinan</text:p>
          </table:table-cell>
          <table:table-cell table:style-name="ce2" office:value-type="string" calcext:value-type="string">
            <text:p><text:a xlink:href="https://www.melaniedorion.ca/" xlink:type="simple">https://www.melaniedorion.ca/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melaniedorion.ca/donner" xlink:type="simple">https://www.melaniedorion.ca/donner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Paul D'Orsonnens</text:p>
          </table:table-cell>
          <table:table-cell table:style-name="ce2" office:value-type="string" calcext:value-type="string">
            <text:p>Ottawa Centre</text:p>
          </table:table-cell>
          <table:table-cell table:number-columns-repeated="2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Bob Dosanjh Singh</text:p>
          </table:table-cell>
          <table:table-cell table:style-name="ce2" office:value-type="string" calcext:value-type="string">
            <text:p>Brampton East</text:p>
          </table:table-cell>
          <table:table-cell table:style-name="ce2" office:value-type="string" calcext:value-type="string">
            <text:p><text:a xlink:href="https://bramptoneast.conservativeeda.ca/" xlink:type="simple">https://bramptoneast.conservativeeda.ca/</text:a></text:p>
          </table:table-cell>
          <table:table-cell table:style-name="ce2" office:value-type="string" calcext:value-type="string">
            <text:p><text:a xlink:href="https://x.com/BobDosanjh" xlink:type="simple">https://x.com/BobDosanjh</text:a></text:p>
          </table:table-cell>
          <table:table-cell table:style-name="ce2" office:value-type="string" calcext:value-type="string">
            <text:p><text:a xlink:href="https://www.facebook.com/bobsdosanjh?mibextid=JRoKGi" xlink:type="simple">https://www.facebook.com/bobsdosanjh?mibextid=JRoKGi</text:a></text:p>
          </table:table-cell>
          <table:table-cell table:style-name="ce2" office:value-type="string" calcext:value-type="string">
            <text:p><text:a xlink:href="https://www.instagram.com/bobdosanjhsingh/?hl=en" xlink:type="simple">https://www.instagram.com/bobdosanjhsingh/?hl=en</text:a></text:p>
          </table:table-cell>
          <table:table-cell table:number-columns-repeated="1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Terry Dowdall</text:p>
          </table:table-cell>
          <table:table-cell table:style-name="ce2" office:value-type="string" calcext:value-type="string">
            <text:p>Simcoe—Grey</text:p>
          </table:table-cell>
          <table:table-cell table:style-name="ce2" office:value-type="string" calcext:value-type="string">
            <text:p><text:a xlink:href="https://www.simcoegreyconservative.ca/" xlink:type="simple">https://www.simcoegreyconservative.ca/</text:a></text:p>
          </table:table-cell>
          <table:table-cell table:style-name="ce2" office:value-type="string" calcext:value-type="string">
            <text:p><text:a xlink:href="https://twitter.com/TerryDowdall" xlink:type="simple">https://twitter.com/TerryDowdall</text:a></text:p>
          </table:table-cell>
          <table:table-cell table:style-name="ce2" office:value-type="string" calcext:value-type="string">
            <text:p><text:a xlink:href="https://www.facebook.com/TerryDowdall.2019" xlink:type="simple">https://www.facebook.com/TerryDowdall.2019</text:a></text:p>
          </table:table-cell>
          <table:table-cell table:style-name="ce2" office:value-type="string" calcext:value-type="string">
            <text:p><text:a xlink:href="https://www.instagram.com/terry.dowdall/" xlink:type="simple">https://www.instagram.com/terry.dowdall/</text:a></text:p>
          </table:table-cell>
          <table:table-cell table:style-name="ce2" office:value-type="string" calcext:value-type="string">
            <text:p><text:a xlink:href="https://www.simcoegreyconservative.ca/donate" xlink:type="simple">https://www.simcoegreyconservative.ca/donate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Neil Drabkin</text:p>
          </table:table-cell>
          <table:table-cell table:style-name="ce2" office:value-type="string" calcext:value-type="string">
            <text:p>Notre-Dame-de-Grâce—Westmount</text:p>
          </table:table-cell>
          <table:table-cell table:number-columns-repeated="23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Serge Dubord</text:p>
          </table:table-cell>
          <table:table-cell table:style-name="ce2" office:value-type="string" calcext:value-type="string">
            <text:p>Mirabel</text:p>
          </table:table-cell>
          <table:table-cell table:style-name="ce2" office:value-type="string" calcext:value-type="string">
            <text:p><text:a xlink:href="https://www.sergedubord.ca/" xlink:type="simple">https://www.sergedubord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serge.dubord.vi/" xlink:type="simple">https://www.facebook.com/serge.dubord.vi/</text:a></text:p>
          </table:table-cell>
          <table:table-cell table:style-name="ce2" office:value-type="string" calcext:value-type="string">
            <text:p><text:a xlink:href="https://www.instagram.com/dubordse/" xlink:type="simple">https://www.instagram.com/dubordse/</text:a></text:p>
          </table:table-cell>
          <table:table-cell table:style-name="ce2" office:value-type="string" calcext:value-type="string">
            <text:p><text:a xlink:href="https://www.sergedubord.ca/donner" xlink:type="simple">https://www.sergedubord.ca/donner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Nehemie Dumay</text:p>
          </table:table-cell>
          <table:table-cell table:style-name="ce2" office:value-type="string" calcext:value-type="string">
            <text:p>Bourassa</text:p>
          </table:table-cell>
          <table:table-cell table:number-columns-repeated="23"/>
        </table:table-row>
        <table:table-row table:style-name="ro3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Eric Duncan</text:p>
          </table:table-cell>
          <table:table-cell table:style-name="ce2" office:value-type="string" calcext:value-type="string">
            <text:p>Stormont—Dundas—Glengarry</text:p>
          </table:table-cell>
          <table:table-cell table:style-name="ce2" office:value-type="string" calcext:value-type="string">
            <text:p><text:a xlink:href="https://sdsg.conservativeeda.ca/" xlink:type="simple">https://sdsg.conservativeeda.ca/</text:a></text:p>
          </table:table-cell>
          <table:table-cell table:style-name="ce2" office:value-type="string" calcext:value-type="string">
            <text:p><text:a xlink:href="https://x.com/EricDuncanSDG" xlink:type="simple">https://x.com/EricDuncanSDG</text:a></text:p>
          </table:table-cell>
          <table:table-cell table:style-name="ce2" office:value-type="string" calcext:value-type="string">
            <text:p><text:a xlink:href="https://www.facebook.com/EricDuncanSDG/" xlink:type="simple">https://www.facebook.com/EricDuncanSDG/</text:a></text:p>
          </table:table-cell>
          <table:table-cell table:style-name="ce2" office:value-type="string" calcext:value-type="string">
            <text:p><text:a xlink:href="https://www.instagram.com/EricDuncanSDSG/" xlink:type="simple">https://www.instagram.com/EricDuncanSDSG/</text:a></text:p>
          </table:table-cell>
          <table:table-cell table:style-name="ce2" office:value-type="string" calcext:value-type="string">
            <text:p><text:a xlink:href="https://www.paypal.com/donate/?hosted_button_id=EUHYDBL9KVASN" xlink:type="simple">https://www.paypal.com/donate/?hosted_button_id=EUHYDBL9KVASN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laude Dussault</text:p>
          </table:table-cell>
          <table:table-cell table:style-name="ce2" office:value-type="string" calcext:value-type="string">
            <text:p>Louis-Hébert</text:p>
          </table:table-cell>
          <table:table-cell table:number-columns-repeated="2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Tom Ellard</text:p>
          </table:table-cell>
          <table:table-cell table:style-name="ce2" office:value-type="string" calcext:value-type="string">
            <text:p>Mississauga - Lakeshore</text:p>
          </table:table-cell>
          <table:table-cell table:style-name="ce2" office:value-type="string" calcext:value-type="string">
            <text:p><text:a xlink:href="https://www.tomellard.ca/" xlink:type="simple">https://www.tomellard.ca/</text:a></text:p>
          </table:table-cell>
          <table:table-cell table:style-name="ce2" office:value-type="string" calcext:value-type="string">
            <text:p><text:a xlink:href="https://x.com/tomellardcpc" xlink:type="simple">https://x.com/tomellardcpc</text:a></text:p>
          </table:table-cell>
          <table:table-cell table:style-name="ce2" office:value-type="string" calcext:value-type="string">
            <text:p><text:a xlink:href="https://www.facebook.com/TomEllardCPC" xlink:type="simple">https://www.facebook.com/TomEllardCPC</text:a></text:p>
          </table:table-cell>
          <table:table-cell table:style-name="ce2" office:value-type="string" calcext:value-type="string">
            <text:p><text:a xlink:href="https://www.instagram.com/tomellardcpc/" xlink:type="simple">https://www.instagram.com/tomellardcpc/</text:a></text:p>
          </table:table-cell>
          <table:table-cell table:style-name="ce2" office:value-type="string" calcext:value-type="string">
            <text:p><text:a xlink:href="https://mississaugalakeshore.conservativeeda.ca/donate" xlink:type="simple">https://mississaugalakeshore.conservativeeda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Stephen Ellis</text:p>
          </table:table-cell>
          <table:table-cell table:style-name="ce2" office:value-type="string" calcext:value-type="string">
            <text:p>Cumberland—Colchester</text:p>
          </table:table-cell>
          <table:table-cell table:style-name="ce2" office:value-type="string" calcext:value-type="string">
            <text:p><text:a xlink:href="https://cumberlandcolchester.conservativeeda.ca/" xlink:type="simple">https://cumberlandcolchester.conservativeeda.ca/</text:a></text:p>
          </table:table-cell>
          <table:table-cell table:style-name="ce2" office:value-type="string" calcext:value-type="string">
            <text:p><text:a xlink:href="https://x.com/drsdelliscc?ref_src=twsrc%5Egoogle%7Ctwcamp%5Eserp%7Ctwgr%5Eauthor" xlink:type="simple">https://x.com/drsdelliscc?ref_src=twsrc%5Egoogle%7Ctwcamp%5Eserp%7Ctwgr%5Eauthor</text:a></text:p>
          </table:table-cell>
          <table:table-cell table:style-name="ce2" office:value-type="string" calcext:value-type="string">
            <text:p><text:a xlink:href="https://www.facebook.com/DrSDEllis/" xlink:type="simple">https://www.facebook.com/DrSDEllis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pc-donations.ca/cumberland-colchester/" xlink:type="simple">https://cpc-donations.ca/cumberland-colchester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Dave Epp</text:p>
          </table:table-cell>
          <table:table-cell table:style-name="ce2" office:value-type="string" calcext:value-type="string">
            <text:p>Chatham-Kent—Leamington</text:p>
          </table:table-cell>
          <table:table-cell table:style-name="ce2" office:value-type="string" calcext:value-type="string">
            <text:p><text:a xlink:href="https://daveepp.conservativeeda.ca/" xlink:type="simple">https://daveepp.conservativeeda.ca/</text:a></text:p>
          </table:table-cell>
          <table:table-cell table:style-name="ce2" office:value-type="string" calcext:value-type="string">
            <text:p><text:a xlink:href="https://x.com/DaveEppCKL?ref_src=twsrc%5Egoogle%7Ctwcamp%5Eserp%7Ctwgr%5Eauthor" xlink:type="simple">https://x.com/DaveEppCKL?ref_src=twsrc%5Egoogle%7Ctwcamp%5Eserp%7Ctwgr%5Eauthor</text:a></text:p>
          </table:table-cell>
          <table:table-cell table:style-name="ce2" office:value-type="string" calcext:value-type="string">
            <text:p><text:a xlink:href="https://www.facebook.com/DaveEppCKL" xlink:type="simple">https://www.facebook.com/DaveEppCKL</text:a></text:p>
          </table:table-cell>
          <table:table-cell table:style-name="ce2" office:value-type="string" calcext:value-type="string">
            <text:p><text:a xlink:href="https://www.instagram.com/daveeppckl/?hl=en" xlink:type="simple">https://www.instagram.com/daveeppckl/?hl=en</text:a></text:p>
          </table:table-cell>
          <table:table-cell table:style-name="ce2" office:value-type="string" calcext:value-type="string">
            <text:p><text:a xlink:href="https://cpc-donations.ca/chatham-kent-leamington/" xlink:type="simple">https://cpc-donations.ca/chatham-kent-leamington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Kimberly Fairman</text:p>
          </table:table-cell>
          <table:table-cell table:style-name="ce2" office:value-type="string" calcext:value-type="string">
            <text:p>Northwest Territories</text:p>
          </table:table-cell>
          <table:table-cell table:style-name="ce2" office:value-type="string" calcext:value-type="string">
            <text:p><text:a xlink:href="https://northwestterritories.conservativeeda.ca/" xlink:type="simple">https://northwestterritories.conservativeeda.ca/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northwestterritories.conservativeeda.ca/donate" xlink:type="simple">https://northwestterritories.conservativeeda.ca/donate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Ted Falk</text:p>
          </table:table-cell>
          <table:table-cell table:style-name="ce2" office:value-type="string" calcext:value-type="string">
            <text:p>Provencher</text:p>
          </table:table-cell>
          <table:table-cell table:style-name="ce2" office:value-type="string" calcext:value-type="string">
            <text:p><text:a xlink:href="https://provencher.conservativeeda.ca/" xlink:type="simple">https://provencher.conservativeeda.ca/</text:a></text:p>
          </table:table-cell>
          <table:table-cell table:style-name="ce2" office:value-type="string" calcext:value-type="string">
            <text:p><text:a xlink:href="https://twitter.com/mptedfalk?lang=en" xlink:type="simple">https://twitter.com/mptedfalk?lang=en</text:a></text:p>
          </table:table-cell>
          <table:table-cell table:style-name="ce2" office:value-type="string" calcext:value-type="string">
            <text:p><text:a xlink:href="https://www.facebook.com/TedFalkMP/" xlink:type="simple">https://www.facebook.com/TedFalkMP/</text:a></text:p>
          </table:table-cell>
          <table:table-cell table:style-name="ce2" office:value-type="string" calcext:value-type="string">
            <text:p><text:a xlink:href="https://www.instagram.com/tedfalkmp/?hl=en" xlink:type="simple">https://www.instagram.com/tedfalkmp/?hl=en</text:a></text:p>
          </table:table-cell>
          <table:table-cell table:style-name="ce2" office:value-type="string" calcext:value-type="string">
            <text:p><text:a xlink:href="https://cpc-donations.ca/provencher/" xlink:type="simple">https://cpc-donations.ca/provencher/</text:a></text:p>
          </table:table-cell>
          <table:table-cell table:number-columns-repeated="18"/>
        </table:table-row>
        <table:table-row table:style-name="ro4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Rosemarie Falk</text:p>
          </table:table-cell>
          <table:table-cell table:style-name="ce2" office:value-type="string" calcext:value-type="string">
            <text:p>Battlefords—Lloydminster—Meadow Lake</text:p>
          </table:table-cell>
          <table:table-cell table:style-name="ce2" office:value-type="string" calcext:value-type="string">
            <text:p><text:a xlink:href="https://www.battlefordslloydminstermeadowlake.ca/" xlink:type="simple">https://www.battlefordslloydminstermeadowlake.ca/</text:a></text:p>
          </table:table-cell>
          <table:table-cell table:style-name="ce2" office:value-type="string" calcext:value-type="string">
            <text:p><text:a xlink:href="https://twitter.com/rosemarie_falk" xlink:type="simple">https://twitter.com/rosemarie_falk</text:a></text:p>
          </table:table-cell>
          <table:table-cell table:style-name="ce2" office:value-type="string" calcext:value-type="string">
            <text:p><text:a xlink:href="https://www.facebook.com/RosemarieFalkMP/" xlink:type="simple">https://www.facebook.com/RosemarieFalkMP/</text:a></text:p>
          </table:table-cell>
          <table:table-cell table:style-name="ce2" office:value-type="string" calcext:value-type="string">
            <text:p><text:a xlink:href="https://www.instagram.com/rosemariefalk.mp/" xlink:type="simple">https://www.instagram.com/rosemariefalk.mp/</text:a></text:p>
          </table:table-cell>
          <table:table-cell table:style-name="ce2" office:value-type="string" calcext:value-type="string">
            <text:p><text:a xlink:href="https://www.battlefordslloydminster.ca/donate/" xlink:type="simple">https://www.battlefordslloydminster.ca/donate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Ingrid Fernanda Megni</text:p>
          </table:table-cell>
          <table:table-cell table:style-name="ce2" office:value-type="string" calcext:value-type="string">
            <text:p>Honoré-Mercier</text:p>
          </table:table-cell>
          <table:table-cell table:style-name="ce2" office:value-type="string" calcext:value-type="string">
            <text:p><text:a xlink:href="http://ingrid-fernanda-megni.ca/" xlink:type="simple">http://ingrid-fernanda-megni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profile.php?id=61571514323272" xlink:type="simple">https://www.facebook.com/profile.php?id=61571514323272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occ.paybilt.com/en/payment/905146d2-c4ab-45e7-84f8-95e92b38a625" xlink:type="simple">https://occ.paybilt.com/en/payment/905146d2-c4ab-45e7-84f8-95e92b38a625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Michelle Ferreri</text:p>
          </table:table-cell>
          <table:table-cell table:style-name="ce2" office:value-type="string" calcext:value-type="string">
            <text:p>Peterborough</text:p>
          </table:table-cell>
          <table:table-cell table:style-name="ce2" office:value-type="string" calcext:value-type="string">
            <text:p><text:a xlink:href="https://www.pkcpc.ca/" xlink:type="simple">https://www.pkcpc.ca/</text:a></text:p>
          </table:table-cell>
          <table:table-cell table:style-name="ce2" office:value-type="string" calcext:value-type="string">
            <text:p><text:a xlink:href="https://twitter.com/mferreriptbokaw" xlink:type="simple">https://twitter.com/mferreriptbokaw</text:a></text:p>
          </table:table-cell>
          <table:table-cell table:style-name="ce2" office:value-type="string" calcext:value-type="string">
            <text:p><text:a xlink:href="https://www.facebook.com/michelleferrerimp/" xlink:type="simple">https://www.facebook.com/michelleferrerimp/</text:a></text:p>
          </table:table-cell>
          <table:table-cell table:style-name="ce2" office:value-type="string" calcext:value-type="string">
            <text:p><text:a xlink:href="https://www.instagram.com/michelleferrerimp/?hl=en" xlink:type="simple">https://www.instagram.com/michelleferrerimp/?hl=en</text:a></text:p>
          </table:table-cell>
          <table:table-cell table:style-name="ce2" office:value-type="string" calcext:value-type="string">
            <text:p><text:a xlink:href="https://www.pkcpc.ca/donate" xlink:type="simple">https://www.pkcpc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Kerry-Lynne Findlay</text:p>
          </table:table-cell>
          <table:table-cell table:style-name="ce2" office:value-type="string" calcext:value-type="string">
            <text:p>South Surrey—White Rock</text:p>
          </table:table-cell>
          <table:table-cell table:style-name="ce2" office:value-type="string" calcext:value-type="string">
            <text:p><text:a xlink:href="https://sswr.conservativeeda.ca/" xlink:type="simple">https://sswr.conservativeeda.ca/</text:a></text:p>
          </table:table-cell>
          <table:table-cell table:style-name="ce2" office:value-type="string" calcext:value-type="string">
            <text:p><text:a xlink:href="https://twitter.com/kerrylynnefindl?lang=en" xlink:type="simple">https://twitter.com/kerrylynnefindl?lang=en</text:a></text:p>
          </table:table-cell>
          <table:table-cell table:style-name="ce2" office:value-type="string" calcext:value-type="string">
            <text:p><text:a xlink:href="https://www.facebook.com/kerrylynnefindlay/" xlink:type="simple">https://www.facebook.com/kerrylynnefindlay/</text:a></text:p>
          </table:table-cell>
          <table:table-cell table:style-name="ce2" office:value-type="string" calcext:value-type="string">
            <text:p><text:a xlink:href="https://www.instagram.com/kfindlaymp/?hl=en%20(Candidate),%20https://www.instagram.com/kerrylynne55/?hl=en%20(Personal)" xlink:type="simple">https://www.instagram.com/kfindlaymp/?hl=en%20(Candidate),%20https://www.instagram.com/kerrylynne55/?hl=en%20(Personal)</text:a></text:p>
          </table:table-cell>
          <table:table-cell table:style-name="ce2" office:value-type="string" calcext:value-type="string">
            <text:p><text:a xlink:href="https://cpc-donations.ca/donate-to-south-surrey-white-rock-conservative-association/" xlink:type="simple">https://cpc-donations.ca/donate-to-south-surrey-white-rock-conservative-association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Zsolt Fischer</text:p>
          </table:table-cell>
          <table:table-cell table:style-name="ce2" office:value-type="string" calcext:value-type="string">
            <text:p>LaSalle—Émard—Verdun</text:p>
          </table:table-cell>
          <table:table-cell table:number-columns-repeated="23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Jamie Fox</text:p>
          </table:table-cell>
          <table:table-cell table:style-name="ce2" office:value-type="string" calcext:value-type="string">
            <text:p>Malpeque</text:p>
          </table:table-cell>
          <table:table-cell table:style-name="ce2" office:value-type="string" calcext:value-type="string">
            <text:p><text:a xlink:href="https://jamiefoxmalpeque.ca/" xlink:type="simple">https://jamiefoxmalpeque.ca/</text:a></text:p>
          </table:table-cell>
          <table:table-cell table:style-name="ce2" office:value-type="string" calcext:value-type="string">
            <text:p><text:a xlink:href="https://x.com/jamiedfox?lang=en" xlink:type="simple">https://x.com/jamiedfox?lang=en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instagram.com/jamiedfoxpei/" xlink:type="simple">https://www.instagram.com/jamiedfoxpei/</text:a></text:p>
          </table:table-cell>
          <table:table-cell table:style-name="ce2" office:value-type="string" calcext:value-type="string">
            <text:p><text:a xlink:href="https://cpc-donations.ca/malpeque/" xlink:type="simple">https://cpc-donations.ca/malpequ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Mauro Francis</text:p>
          </table:table-cell>
          <table:table-cell table:style-name="ce2" office:value-type="string" calcext:value-type="string">
            <text:p>Burnaby North—Seymour</text:p>
          </table:table-cell>
          <table:table-cell table:style-name="ce2" office:value-type="string" calcext:value-type="string">
            <text:p><text:a xlink:href="https://burnabynorthseymour.conservativeeda.ca/" xlink:type="simple">https://burnabynorthseymour.conservativeeda.ca/</text:a></text:p>
          </table:table-cell>
          <table:table-cell table:style-name="ce2" office:value-type="string" calcext:value-type="string">
            <text:p><text:a xlink:href="https://x.com/mauroafrancis" xlink:type="simple">https://x.com/mauroafrancis</text:a></text:p>
          </table:table-cell>
          <table:table-cell table:style-name="ce2" office:value-type="string" calcext:value-type="string">
            <text:p><text:a xlink:href="https://www.facebook.com/MauroFrancisBC" xlink:type="simple">https://www.facebook.com/MauroFrancisBC</text:a></text:p>
          </table:table-cell>
          <table:table-cell table:style-name="ce2" office:value-type="string" calcext:value-type="string">
            <text:p><text:a xlink:href="https://www.instagram.com/mauroafrancis/" xlink:type="simple">https://www.instagram.com/mauroafrancis/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François Fréchette</text:p>
          </table:table-cell>
          <table:table-cell table:style-name="ce2" office:value-type="string" calcext:value-type="string">
            <text:p>Drummond</text:p>
          </table:table-cell>
          <table:table-cell table:style-name="ce2" office:value-type="string" calcext:value-type="string">
            <text:p><text:a xlink:href="https://www.francoisfrechette.ca/" xlink:type="simple">https://www.francoisfrechette.ca/</text:a></text:p>
          </table:table-cell>
          <table:table-cell table:style-name="ce2" office:value-type="string" calcext:value-type="string">
            <text:p><text:a xlink:href="https://x.com/Frechette01" xlink:type="simple">https://x.com/Frechette01</text:a></text:p>
          </table:table-cell>
          <table:table-cell table:style-name="ce2" office:value-type="string" calcext:value-type="string">
            <text:p><text:a xlink:href="https://www.facebook.com/profile.php?id=61564761344067" xlink:type="simple">https://www.facebook.com/profile.php?id=61564761344067</text:a></text:p>
          </table:table-cell>
          <table:table-cell table:style-name="ce2" office:value-type="string" calcext:value-type="string">
            <text:p><text:a xlink:href="https://www.instagram.com/frechette.01/" xlink:type="simple">https://www.instagram.com/frechette.01/</text:a></text:p>
          </table:table-cell>
          <table:table-cell table:style-name="ce2" office:value-type="string" calcext:value-type="string">
            <text:p><text:a xlink:href="https://www.francoisfrechette.ca/donnez" xlink:type="simple">https://www.francoisfrechette.ca/donnez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heryl Gallant</text:p>
          </table:table-cell>
          <table:table-cell table:style-name="ce2" office:value-type="string" calcext:value-type="string">
            <text:p>Algonquin—Renfrew—Pembroke</text:p>
          </table:table-cell>
          <table:table-cell table:style-name="ce2" office:value-type="string" calcext:value-type="string">
            <text:p><text:a xlink:href="https://www.rnp-conservative.ca/welcome?splash=1" xlink:type="simple">https://www.rnp-conservative.ca/welcome?splash=1</text:a></text:p>
          </table:table-cell>
          <table:table-cell table:style-name="ce2" office:value-type="string" calcext:value-type="string">
            <text:p><text:a xlink:href="https://x.com/cherylgallant?lang=en" xlink:type="simple">https://x.com/cherylgallant?lang=en</text:a></text:p>
          </table:table-cell>
          <table:table-cell table:style-name="ce2" office:value-type="string" calcext:value-type="string">
            <text:p><text:a xlink:href="https://www.facebook.com/CherylGallant/" xlink:type="simple">https://www.facebook.com/CherylGallant/</text:a></text:p>
          </table:table-cell>
          <table:table-cell table:style-name="ce2" office:value-type="string" calcext:value-type="string">
            <text:p><text:a xlink:href="https://www.instagram.com/cherylgallantmp/" xlink:type="simple">https://www.instagram.com/cherylgallantmp/</text:a></text:p>
          </table:table-cell>
          <table:table-cell table:style-name="ce2" office:value-type="string" calcext:value-type="string">
            <text:p><text:a xlink:href="https://www.rnp-conservative.ca/donate" xlink:type="simple">https://www.rnp-conservative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Stephen Gallant</text:p>
          </table:table-cell>
          <table:table-cell table:style-name="ce2" office:value-type="string" calcext:value-type="string">
            <text:p>London Centre</text:p>
          </table:table-cell>
          <table:table-cell table:style-name="ce2" office:value-type="string" calcext:value-type="string">
            <text:p><text:a xlink:href="https://stephengallant.com/" xlink:type="simple">https://stephengallant.com/</text:a></text:p>
          </table:table-cell>
          <table:table-cell table:number-columns-repeated="22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Mauro Gatti</text:p>
          </table:table-cell>
          <table:table-cell table:style-name="ce2" office:value-type="string" calcext:value-type="string">
            <text:p>Laurier—Sainte-Marie</text:p>
          </table:table-cell>
          <table:table-cell table:number-columns-repeated="23"/>
        </table:table-row>
        <table:table-row table:style-name="ro5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Bernard Genereux</text:p>
          </table:table-cell>
          <table:table-cell table:style-name="ce2" office:value-type="string" calcext:value-type="string">
            <text:p>Côte-du-Sud—Rivière-du-Loup—Kataskomiq—Témiscouata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twitter.com/genereuxbernard" xlink:type="simple">https://twitter.com/genereuxbernard</text:a></text:p>
          </table:table-cell>
          <table:table-cell table:style-name="ce2" office:value-type="string" calcext:value-type="string">
            <text:p><text:a xlink:href="https://www.facebook.com/genereuxbernard/" xlink:type="simple">https://www.facebook.com/genereuxbernard/</text:a></text:p>
          </table:table-cell>
          <table:table-cell table:style-name="ce2" office:value-type="string" calcext:value-type="string">
            <text:p><text:a xlink:href="https://www.instagram.com/genereux.bernard/" xlink:type="simple">https://www.instagram.com/genereux.bernard/</text:a></text:p>
          </table:table-cell>
          <table:table-cell table:style-name="ce2" office:value-type="string" calcext:value-type="string">
            <text:p><text:a xlink:href="https://cpc-donations.ca/montmagny-lislet-kamouraska-riviere-du-loup/" xlink:type="simple">https://cpc-donations.ca/montmagny-lislet-kamouraska-riviere-du-loup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Garnett Genuis</text:p>
          </table:table-cell>
          <table:table-cell table:style-name="ce2" office:value-type="string" calcext:value-type="string">
            <text:p>Sherwood Park—Fort Saskatchewan</text:p>
          </table:table-cell>
          <table:table-cell table:style-name="ce2" office:value-type="string" calcext:value-type="string">
            <text:p><text:a xlink:href="http://sherwoodparkfortsaskatchewan.conservativeeda.ca/" xlink:type="simple">http://sherwoodparkfortsaskatchewan.conservativeeda.ca/</text:a></text:p>
          </table:table-cell>
          <table:table-cell table:style-name="ce2" office:value-type="string" calcext:value-type="string">
            <text:p><text:a xlink:href="https://twitter.com/GarnettGenuis?ref_src=twsrc%5Egoogle%7Ctwcamp%5Eserp%7Ctwgr%5Eauthor" xlink:type="simple">https://twitter.com/GarnettGenuis?ref_src=twsrc%5Egoogle%7Ctwcamp%5Eserp%7Ctwgr%5Eauthor</text:a></text:p>
          </table:table-cell>
          <table:table-cell table:style-name="ce2" office:value-type="string" calcext:value-type="string">
            <text:p><text:a xlink:href="https://www.facebook.com/MPGenuis/" xlink:type="simple">https://www.facebook.com/MPGenuis/</text:a></text:p>
          </table:table-cell>
          <table:table-cell table:style-name="ce2" office:value-type="string" calcext:value-type="string">
            <text:p><text:a xlink:href="https://www.instagram.com/garnettgenuismp/?hl=en" xlink:type="simple">https://www.instagram.com/garnettgenuismp/?hl=en</text:a></text:p>
          </table:table-cell>
          <table:table-cell table:style-name="ce2" office:value-type="string" calcext:value-type="string">
            <text:p><text:a xlink:href="https://cpc-donations.ca/sherwood-park-fort-saskatchewan/" xlink:type="simple">https://cpc-donations.ca/sherwood-park-fort-saskatchewan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Amanpreet Gill</text:p>
          </table:table-cell>
          <table:table-cell table:style-name="ce2" office:value-type="string" calcext:value-type="string">
            <text:p>Calgary Skyview</text:p>
          </table:table-cell>
          <table:table-cell table:style-name="ce2" office:value-type="string" calcext:value-type="string">
            <text:p><text:a xlink:href="https://calgaryskyview.conservativeeda.ca/" xlink:type="simple">https://calgaryskyview.conservativeeda.ca/</text:a></text:p>
          </table:table-cell>
          <table:table-cell table:number-columns-repeated="22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Dalwinder Gill</text:p>
          </table:table-cell>
          <table:table-cell table:style-name="ce2" office:value-type="string" calcext:value-type="string">
            <text:p>Calgary McKnight</text:p>
          </table:table-cell>
          <table:table-cell table:style-name="ce2" office:value-type="string" calcext:value-type="string">
            <text:p><text:a xlink:href="https://www.conservative.ca/candidates/www.calgarymcknight.conservativeeda.ca" xlink:type="simple">https://www.conservative.ca/candidates/www.calgarymcknight.conservativeeda.ca</text:a></text:p>
          </table:table-cell>
          <table:table-cell table:number-columns-repeated="22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Harbinder Gill</text:p>
          </table:table-cell>
          <table:table-cell table:style-name="ce2" office:value-type="string" calcext:value-type="string">
            <text:p>Windsor West</text:p>
          </table:table-cell>
          <table:table-cell table:number-columns-repeated="23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Parm Gill</text:p>
          </table:table-cell>
          <table:table-cell table:style-name="ce2" office:value-type="string" calcext:value-type="string">
            <text:p>Milton East—Halton Hills South</text:p>
          </table:table-cell>
          <table:table-cell table:style-name="ce2" office:value-type="string" calcext:value-type="string">
            <text:p><text:a xlink:href="https://www.conservative.ca/candidates/parmgill.ca" xlink:type="simple">https://www.conservative.ca/candidates/parmgill.ca</text:a></text:p>
          </table:table-cell>
          <table:table-cell table:style-name="ce2" office:value-type="string" calcext:value-type="string">
            <text:p><text:a xlink:href="https://x.com/ParmGill?ref_src=twsrc%5Egoogle%7Ctwcamp%5Eserp%7Ctwgr%5Eauthor" xlink:type="simple">https://x.com/ParmGill?ref_src=twsrc%5Egoogle%7Ctwcamp%5Eserp%7Ctwgr%5Eauthor</text:a></text:p>
          </table:table-cell>
          <table:table-cell table:style-name="ce2" office:value-type="string" calcext:value-type="string">
            <text:p><text:a xlink:href="https://www.facebook.com/parmgillmilton/" xlink:type="simple">https://www.facebook.com/parmgillmilton/</text:a></text:p>
          </table:table-cell>
          <table:table-cell table:style-name="ce2" office:value-type="string" calcext:value-type="string">
            <text:p><text:a xlink:href="https://www.instagram.com/mpparmgill/?hl=en" xlink:type="simple">https://www.instagram.com/mpparmgill/?hl=en</text:a></text:p>
          </table:table-cell>
          <table:table-cell table:style-name="ce2" office:value-type="string" calcext:value-type="string">
            <text:p><text:a xlink:href="https://milton.conservativeeda.ca/donate" xlink:type="simple">https://milton.conservativeeda.ca/donate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Marilyn Gladu</text:p>
          </table:table-cell>
          <table:table-cell table:style-name="ce2" office:value-type="string" calcext:value-type="string">
            <text:p>Sarnia—Lambton—Bkejwanong</text:p>
          </table:table-cell>
          <table:table-cell table:style-name="ce2" office:value-type="string" calcext:value-type="string">
            <text:p><text:a xlink:href="https://cpcsarnialambton.ca/" xlink:type="simple">https://cpcsarnialambton.ca/</text:a></text:p>
          </table:table-cell>
          <table:table-cell table:style-name="ce2" office:value-type="string" calcext:value-type="string">
            <text:p><text:a xlink:href="https://twitter.com/MarilynGladuSL" xlink:type="simple">https://twitter.com/MarilynGladuSL</text:a></text:p>
          </table:table-cell>
          <table:table-cell table:style-name="ce2" office:value-type="string" calcext:value-type="string">
            <text:p><text:a xlink:href="https://www.facebook.com/MarilynGladuSL" xlink:type="simple">https://www.facebook.com/MarilynGladuSL</text:a></text:p>
          </table:table-cell>
          <table:table-cell table:style-name="ce2" office:value-type="string" calcext:value-type="string">
            <text:p><text:a xlink:href="https://www.instagram.com/marilyngladusl/" xlink:type="simple">https://www.instagram.com/marilyngladusl/</text:a></text:p>
          </table:table-cell>
          <table:table-cell table:style-name="ce2" office:value-type="string" calcext:value-type="string">
            <text:p><text:a xlink:href="https://cpcsarnialambton.ca/donate/" xlink:type="simple">https://cpcsarnialambton.ca/donate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Joel Godin</text:p>
          </table:table-cell>
          <table:table-cell table:style-name="ce2" office:value-type="string" calcext:value-type="string">
            <text:p>Portneuf—Jacques-Cartier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twitter.com/Joelgodinpjc" xlink:type="simple">https://twitter.com/Joelgodinpjc</text:a></text:p>
          </table:table-cell>
          <table:table-cell table:style-name="ce2" office:value-type="string" calcext:value-type="string">
            <text:p><text:a xlink:href="https://www.facebook.com/JoelGodinPJC" xlink:type="simple">https://www.facebook.com/JoelGodinPJC</text:a></text:p>
          </table:table-cell>
          <table:table-cell table:style-name="ce2" office:value-type="string" calcext:value-type="string">
            <text:p><text:a xlink:href="https://www.instagram.com/godinjoel/" xlink:type="simple">https://www.instagram.com/godinjoel/</text:a></text:p>
          </table:table-cell>
          <table:table-cell table:style-name="ce2" office:value-type="string" calcext:value-type="string">
            <text:p><text:a xlink:href="https://cpc-donations.ca/portneuf-jacques-cartier/" xlink:type="simple">https://cpc-donations.ca/portneuf-jacques-cartier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Nicolas Godin</text:p>
          </table:table-cell>
          <table:table-cell table:style-name="ce2" office:value-type="string" calcext:value-type="string">
            <text:p>Mont-Saint-Bruno—L'Acadie</text:p>
          </table:table-cell>
          <table:table-cell table:number-columns-repeated="23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Laila Goodridge</text:p>
          </table:table-cell>
          <table:table-cell table:style-name="ce2" office:value-type="string" calcext:value-type="string">
            <text:p>Fort McMurray—Cold Lake</text:p>
          </table:table-cell>
          <table:table-cell table:style-name="ce2" office:value-type="string" calcext:value-type="string">
            <text:p><text:a xlink:href="http://fortmcmurraycoldlake.conservativeeda.ca/" xlink:type="simple">http://fortmcmurraycoldlake.conservativeeda.ca/</text:a></text:p>
          </table:table-cell>
          <table:table-cell table:style-name="ce2" office:value-type="string" calcext:value-type="string">
            <text:p><text:a xlink:href="https://twitter.com/LailaGoodridge" xlink:type="simple">https://twitter.com/LailaGoodridge</text:a></text:p>
          </table:table-cell>
          <table:table-cell table:style-name="ce2" office:value-type="string" calcext:value-type="string">
            <text:p><text:a xlink:href="https://www.facebook.com/VoteLaila" xlink:type="simple">https://www.facebook.com/VoteLaila</text:a></text:p>
          </table:table-cell>
          <table:table-cell table:style-name="ce2" office:value-type="string" calcext:value-type="string">
            <text:p><text:a xlink:href="https://www.instagram.com/laila.goodridge/" xlink:type="simple">https://www.instagram.com/laila.goodridge/</text:a></text:p>
          </table:table-cell>
          <table:table-cell table:style-name="ce2" office:value-type="string" calcext:value-type="string">
            <text:p><text:a xlink:href="https://cpc-donations.ca/fort-mcmurray-cold-lake/" xlink:type="simple">https://cpc-donations.ca/fort-mcmurray-cold-lak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Sylvain Goulet</text:p>
          </table:table-cell>
          <table:table-cell table:style-name="ce2" office:value-type="string" calcext:value-type="string">
            <text:p>Beloeil—Chambly</text:p>
          </table:table-cell>
          <table:table-cell table:number-columns-repeated="2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Jacques Gourde</text:p>
          </table:table-cell>
          <table:table-cell table:style-name="ce2" office:value-type="string" calcext:value-type="string">
            <text:p>Lévis—Lotbinière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x.com/JacquesGoudeMP" xlink:type="simple">https://x.com/JacquesGoudeMP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apclevislotbiniere.ca/campaigns/campagne-de-financement-2024/donate/" xlink:type="simple">https://apclevislotbiniere.ca/campaigns/campagne-de-financement-2024/donat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Liz Grade</text:p>
          </table:table-cell>
          <table:table-cell table:style-name="ce2" office:value-type="string" calcext:value-type="string">
            <text:p>University—Rosedale</text:p>
          </table:table-cell>
          <table:table-cell table:number-columns-repeated="23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Tracy Gray</text:p>
          </table:table-cell>
          <table:table-cell table:style-name="ce2" office:value-type="string" calcext:value-type="string">
            <text:p>Kelowna</text:p>
          </table:table-cell>
          <table:table-cell table:style-name="ce2" office:value-type="string" calcext:value-type="string">
            <text:p><text:a xlink:href="https://klc.conservativeeda.ca/" xlink:type="simple">https://klc.conservativeeda.ca/</text:a></text:p>
          </table:table-cell>
          <table:table-cell table:style-name="ce2" office:value-type="string" calcext:value-type="string">
            <text:p><text:a xlink:href="https://twitter.com/TracyGrayKLC" xlink:type="simple">https://twitter.com/TracyGrayKLC</text:a></text:p>
          </table:table-cell>
          <table:table-cell table:style-name="ce2" office:value-type="string" calcext:value-type="string">
            <text:p><text:a xlink:href="https://www.facebook.com/VoteTracyGray/" xlink:type="simple">https://www.facebook.com/VoteTracyGray/</text:a></text:p>
          </table:table-cell>
          <table:table-cell table:style-name="ce2" office:value-type="string" calcext:value-type="string">
            <text:p><text:a xlink:href="https://www.instagram.com/tracygrayklc/" xlink:type="simple">https://www.instagram.com/tracygrayklc/</text:a></text:p>
          </table:table-cell>
          <table:table-cell table:number-columns-repeated="1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Jason Groleau</text:p>
          </table:table-cell>
          <table:table-cell table:style-name="ce2" office:value-type="string" calcext:value-type="string">
            <text:p>Beauce</text:p>
          </table:table-cell>
          <table:table-cell table:number-columns-repeated="2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Michael Guglielmin</text:p>
          </table:table-cell>
          <table:table-cell table:style-name="ce2" office:value-type="string" calcext:value-type="string">
            <text:p>Vaughan—Woodbridge</text:p>
          </table:table-cell>
          <table:table-cell table:style-name="ce2" office:value-type="string" calcext:value-type="string">
            <text:p><text:a xlink:href="https://vaughanwoodbridge.conservativeeda.ca/" xlink:type="simple">https://vaughanwoodbridge.conservativeeda.ca/</text:a></text:p>
          </table:table-cell>
          <table:table-cell table:style-name="ce2" office:value-type="string" calcext:value-type="string">
            <text:p><text:a xlink:href="https://x.com/MikeGuglielmin/" xlink:type="simple">https://x.com/MikeGuglielmin/</text:a></text:p>
          </table:table-cell>
          <table:table-cell table:style-name="ce2" office:value-type="string" calcext:value-type="string">
            <text:p><text:a xlink:href="https://www.facebook.com/michael4vw/" xlink:type="simple">https://www.facebook.com/michael4vw/</text:a></text:p>
          </table:table-cell>
          <table:table-cell table:style-name="ce2" office:value-type="string" calcext:value-type="string">
            <text:p><text:a xlink:href="https://www.instagram.com/michael_guglielmin/" xlink:type="simple">https://www.instagram.com/michael_guglielmin/</text:a></text:p>
          </table:table-cell>
          <table:table-cell table:style-name="ce2" office:value-type="string" calcext:value-type="string">
            <text:p><text:a xlink:href="https://cpc-donations.ca/vaughan-woodbridge/" xlink:type="simple">https://cpc-donations.ca/vaughan-woodbridg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Aaron Gunn</text:p>
          </table:table-cell>
          <table:table-cell table:style-name="ce2" office:value-type="string" calcext:value-type="string">
            <text:p>North Island—Powell River</text:p>
          </table:table-cell>
          <table:table-cell table:style-name="ce2" office:value-type="string" calcext:value-type="string">
            <text:p><text:a xlink:href="https://northislandpowellriver.conservativeeda.ca/" xlink:type="simple">https://northislandpowellriver.conservativeeda.ca/</text:a></text:p>
          </table:table-cell>
          <table:table-cell table:style-name="ce2" office:value-type="string" calcext:value-type="string">
            <text:p><text:a xlink:href="https://x.com/aarongunn?lang=en" xlink:type="simple">https://x.com/aarongunn?lang=en</text:a></text:p>
          </table:table-cell>
          <table:table-cell table:style-name="ce2" office:value-type="string" calcext:value-type="string">
            <text:p><text:a xlink:href="https://www.facebook.com/AaronGunn.ca/" xlink:type="simple">https://www.facebook.com/AaronGunn.ca/</text:a></text:p>
          </table:table-cell>
          <table:table-cell table:style-name="ce2" office:value-type="string" calcext:value-type="string">
            <text:p><text:a xlink:href="https://www.instagram.com/aarongunnbc/?hl=en" xlink:type="simple">https://www.instagram.com/aarongunnbc/?hl=en</text:a></text:p>
          </table:table-cell>
          <table:table-cell table:style-name="ce2" office:value-type="string" calcext:value-type="string">
            <text:p><text:a xlink:href="https://www.niprconservatives.ca/donate" xlink:type="simple">https://www.niprconservatives.ca/donate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Bob Herman</text:p>
          </table:table-cell>
          <table:table-cell table:style-name="ce2" office:value-type="string" calcext:value-type="string">
            <text:p>Thunder Bay—Superior North</text:p>
          </table:table-cell>
          <table:table-cell table:number-columns-repeated="23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Joel Hirtle</text:p>
          </table:table-cell>
          <table:table-cell table:style-name="ce2" office:value-type="string" calcext:value-type="string">
            <text:p>Kings—Hants</text:p>
          </table:table-cell>
          <table:table-cell table:style-name="ce2" office:value-type="string" calcext:value-type="string">
            <text:p><text:a xlink:href="https://kingshants.conservativeeda.ca/" xlink:type="simple">https://kingshants.conservativeeda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joelhirtlens/" xlink:type="simple">https://www.facebook.com/joelhirtlens/</text:a></text:p>
          </table:table-cell>
          <table:table-cell table:style-name="ce2" office:value-type="string" calcext:value-type="string">
            <text:p><text:a xlink:href="https://www.instagram.com/joelhirtlens/" xlink:type="simple">https://www.instagram.com/joelhirtlens/</text:a></text:p>
          </table:table-cell>
          <table:table-cell table:style-name="ce2" office:value-type="string" calcext:value-type="string">
            <text:p><text:a xlink:href="https://cpc-donations.ca/kings-hants/" xlink:type="simple">https://cpc-donations.ca/kings-hants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Vincent Ho</text:p>
          </table:table-cell>
          <table:table-cell table:style-name="ce2" office:value-type="string" calcext:value-type="string">
            <text:p>Richmond Hill South</text:p>
          </table:table-cell>
          <table:table-cell table:style-name="ce2" office:value-type="string" calcext:value-type="string">
            <text:p><text:a xlink:href="https://vincentneilho.com/" xlink:type="simple">https://vincentneilho.com/</text:a></text:p>
          </table:table-cell>
          <table:table-cell table:style-name="ce2" office:value-type="string" calcext:value-type="string">
            <text:p><text:a xlink:href="https://x.com/vincentneilho?lang=en" xlink:type="simple">https://x.com/vincentneilho?lang=en</text:a></text:p>
          </table:table-cell>
          <table:table-cell table:style-name="ce2" office:value-type="string" calcext:value-type="string">
            <text:p><text:a xlink:href="https://www.facebook.com/vincent.conservative" xlink:type="simple">https://www.facebook.com/vincent.conservative</text:a></text:p>
          </table:table-cell>
          <table:table-cell table:style-name="ce2" office:value-type="string" calcext:value-type="string">
            <text:p><text:a xlink:href="https://www.instagram.com/vincentnho/" xlink:type="simple">https://www.instagram.com/vincentnho/</text:a></text:p>
          </table:table-cell>
          <table:table-cell table:style-name="ce2" office:value-type="string" calcext:value-type="string">
            <text:p><text:a xlink:href="https://cpc-donations.ca/richmond-hill/" xlink:type="simple">https://cpc-donations.ca/richmond-hill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Randy Hoback</text:p>
          </table:table-cell>
          <table:table-cell table:style-name="ce2" office:value-type="string" calcext:value-type="string">
            <text:p>Prince Albert</text:p>
          </table:table-cell>
          <table:table-cell table:style-name="ce2" office:value-type="string" calcext:value-type="string">
            <text:p><text:a xlink:href="http://princealbert.conservativeeda.ca/" xlink:type="simple">http://princealbert.conservativeeda.ca/</text:a></text:p>
          </table:table-cell>
          <table:table-cell table:style-name="ce2" office:value-type="string" calcext:value-type="string">
            <text:p><text:a xlink:href="https://twitter.com/MPRandyHoback" xlink:type="simple">https://twitter.com/MPRandyHoback</text:a></text:p>
          </table:table-cell>
          <table:table-cell table:style-name="ce2" office:value-type="string" calcext:value-type="string">
            <text:p><text:a xlink:href="https://www.facebook.com/MPRandyHoback" xlink:type="simple">https://www.facebook.com/MPRandyHoback</text:a></text:p>
          </table:table-cell>
          <table:table-cell table:style-name="ce2" office:value-type="string" calcext:value-type="string">
            <text:p><text:a xlink:href="https://www.instagram.com/mprandyhoback/?hl=en" xlink:type="simple">https://www.instagram.com/mprandyhoback/?hl=en</text:a></text:p>
          </table:table-cell>
          <table:table-cell table:style-name="ce2" office:value-type="string" calcext:value-type="string">
            <text:p><text:a xlink:href="https://cpc-donations.ca/prince-albert/" xlink:type="simple">https://cpc-donations.ca/prince-albert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Kurt Holman</text:p>
          </table:table-cell>
          <table:table-cell table:style-name="ce2" office:value-type="string" calcext:value-type="string">
            <text:p>London—Fanshawe</text:p>
          </table:table-cell>
          <table:table-cell table:style-name="ce2" office:value-type="string" calcext:value-type="string">
            <text:p><text:a xlink:href="https://kurtholman.ca/" xlink:type="simple">https://kurtholman.ca/</text:a></text:p>
          </table:table-cell>
          <table:table-cell table:number-columns-repeated="22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William Huynh-Jan</text:p>
          </table:table-cell>
          <table:table-cell table:style-name="ce2" office:value-type="string" calcext:value-type="string">
            <text:p>Brossard-Saint-Lambert</text:p>
          </table:table-cell>
          <table:table-cell table:style-name="ce2" office:value-type="string" calcext:value-type="string">
            <text:p><text:a xlink:href="https://www.william-huynh-jan.ca/" xlink:type="simple">https://www.william-huynh-jan.ca/</text:a></text:p>
          </table:table-cell>
          <table:table-cell table:style-name="ce2" office:value-type="string" calcext:value-type="string">
            <text:p><text:a xlink:href="https://x.com/i/flow/login?redirect_after_login=%2FWilliamHuynhJan" xlink:type="simple">https://x.com/i/flow/login?redirect_after_login=%2FWilliamHuynhJan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instagram.com/williamhuynhjancpc/?locale=nl" xlink:type="simple">https://www.instagram.com/williamhuynhjancpc/?locale=nl</text:a></text:p>
          </table:table-cell>
          <table:table-cell table:style-name="ce2" office:value-type="string" calcext:value-type="string">
            <text:p><text:a xlink:href="https://www.william-huynh-jan.ca/donner/" xlink:type="simple">https://www.william-huynh-jan.ca/donner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Brendan Hyatt</text:p>
          </table:table-cell>
          <table:table-cell table:style-name="ce2" office:value-type="string" calcext:value-type="string">
            <text:p>Thunder Bay—Rainy River</text:p>
          </table:table-cell>
          <table:table-cell table:number-columns-repeated="23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Louis Ialenti</text:p>
          </table:table-cell>
          <table:table-cell table:style-name="ce2" office:value-type="string" calcext:value-type="string">
            <text:p>Alfred-Pellan</text:p>
          </table:table-cell>
          <table:table-cell table:style-name="ce2" office:value-type="string" calcext:value-type="string">
            <text:p><text:a xlink:href="https://www.louisialenti.ca/" xlink:type="simple">https://www.louisialenti.ca/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instagram.com/louis.ialenti/" xlink:type="simple">https://www.instagram.com/louis.ialenti/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Luis Ibarra</text:p>
          </table:table-cell>
          <table:table-cell table:style-name="ce2" office:value-type="string" calcext:value-type="string">
            <text:p>Toronto Centre</text:p>
          </table:table-cell>
          <table:table-cell table:number-columns-repeated="23"/>
        </table:table-row>
        <table:table-row table:style-name="ro3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Tim Iqbal</text:p>
          </table:table-cell>
          <table:table-cell table:style-name="ce2" office:value-type="string" calcext:value-type="string">
            <text:p>Brampton—Chinguacousy Park</text:p>
          </table:table-cell>
          <table:table-cell table:style-name="ce2" office:value-type="string" calcext:value-type="string">
            <text:p><text:a xlink:href="https://bcp.conservativeeda.ca/" xlink:type="simple">https://bcp.conservativeeda.ca/</text:a></text:p>
          </table:table-cell>
          <table:table-cell table:style-name="ce2" office:value-type="string" calcext:value-type="string">
            <text:p><text:a xlink:href="https://x.com/Tim_IQBAL" xlink:type="simple">https://x.com/Tim_IQBAL</text:a></text:p>
          </table:table-cell>
          <table:table-cell table:style-name="ce2" office:value-type="string" calcext:value-type="string">
            <text:p><text:a xlink:href="https://www.facebook.com/tiqbals" xlink:type="simple">https://www.facebook.com/tiqbals</text:a></text:p>
          </table:table-cell>
          <table:table-cell table:style-name="ce2" office:value-type="string" calcext:value-type="string">
            <text:p><text:a xlink:href="https://www.instagram.com/iqbal.tim/" xlink:type="simple">https://www.instagram.com/iqbal.tim/</text:a></text:p>
          </table:table-cell>
          <table:table-cell table:style-name="ce2" office:value-type="string" calcext:value-type="string">
            <text:p><text:a xlink:href="https://bcp.conservativeeda.ca/donate" xlink:type="simple">https://bcp.conservativeeda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Muhammed Ishaq</text:p>
          </table:table-cell>
          <table:table-cell table:style-name="ce2" office:value-type="string" calcext:value-type="string">
            <text:p>Mississauga Centre</text:p>
          </table:table-cell>
          <table:table-cell table:style-name="ce2" office:value-type="string" calcext:value-type="string">
            <text:p><text:a xlink:href="https://mississaugacentre.conservativeeda.ca/" xlink:type="simple">https://mississaugacentre.conservativeeda.ca/</text:a></text:p>
          </table:table-cell>
          <table:table-cell table:style-name="ce2" office:value-type="string" calcext:value-type="string">
            <text:p><text:a xlink:href="https://x.com/IshaqCPC" xlink:type="simple">https://x.com/IshaqCPC</text:a></text:p>
          </table:table-cell>
          <table:table-cell table:style-name="ce2" office:value-type="string" calcext:value-type="string">
            <text:p><text:a xlink:href="https://www.facebook.com/p/Muhammad-Ishaq-100079995250163/?_rdr" xlink:type="simple">https://www.facebook.com/p/Muhammad-Ishaq-100079995250163/?_rdr</text:a></text:p>
          </table:table-cell>
          <table:table-cell table:style-name="ce2" office:value-type="string" calcext:value-type="string">
            <text:p><text:a xlink:href="https://www.instagram.com/ishaq_cpc/" xlink:type="simple">https://www.instagram.com/ishaq_cpc/</text:a></text:p>
          </table:table-cell>
          <table:table-cell table:style-name="ce2" office:value-type="string" calcext:value-type="string">
            <text:p><text:a xlink:href="https://cpc-donations.ca/mississauga-centre/" xlink:type="simple">https://cpc-donations.ca/mississauga-centr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Grant Jackson</text:p>
          </table:table-cell>
          <table:table-cell table:style-name="ce2" office:value-type="string" calcext:value-type="string">
            <text:p>Brandon—Souris</text:p>
          </table:table-cell>
          <table:table-cell table:number-columns-repeated="23"/>
        </table:table-row>
        <table:table-row table:style-name="ro3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uchita Jalan</text:p>
          </table:table-cell>
          <table:table-cell table:style-name="ce2" office:value-type="string" calcext:value-type="string">
            <text:p>Scarborough—Guildwood—Rouge Park</text:p>
          </table:table-cell>
          <table:table-cell table:number-columns-repeated="2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Natalie Jameson</text:p>
          </table:table-cell>
          <table:table-cell table:style-name="ce2" office:value-type="string" calcext:value-type="string">
            <text:p>Charlottetown</text:p>
          </table:table-cell>
          <table:table-cell table:style-name="ce2" office:value-type="string" calcext:value-type="string">
            <text:p><text:a xlink:href="https://www.conservative.ca/candidates/nataliejameson.ca" xlink:type="simple">https://www.conservative.ca/candidates/nataliejameson.ca</text:a></text:p>
          </table:table-cell>
          <table:table-cell table:style-name="ce2" office:value-type="string" calcext:value-type="string">
            <text:p><text:a xlink:href="https://x.com/nataliej_pei" xlink:type="simple">https://x.com/nataliej_pei</text:a></text:p>
          </table:table-cell>
          <table:table-cell table:style-name="ce2" office:value-type="string" calcext:value-type="string">
            <text:p><text:a xlink:href="https://m.facebook.com/nataliejamesonmla/" xlink:type="simple">https://m.facebook.com/nataliejamesonmla/</text:a></text:p>
          </table:table-cell>
          <table:table-cell table:style-name="ce2" office:value-type="string" calcext:value-type="string">
            <text:p><text:a xlink:href="https://www.instagram.com/nataliejamesonmla" xlink:type="simple">https://www.instagram.com/nataliejamesonmla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Tamara Jansen</text:p>
          </table:table-cell>
          <table:table-cell table:style-name="ce2" office:value-type="string" calcext:value-type="string">
            <text:p>Cloverdale—Langley City</text:p>
          </table:table-cell>
          <table:table-cell table:style-name="ce2" office:value-type="string" calcext:value-type="string">
            <text:p><text:a xlink:href="https://cloverdalelangleycity.conservativeeda.ca/" xlink:type="simple">https://cloverdalelangleycity.conservativeeda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@tamarajansenofficial/" xlink:type="simple">https://www.facebook.com/@tamarajansenofficial/</text:a></text:p>
          </table:table-cell>
          <table:table-cell table:style-name="ce2" office:value-type="string" calcext:value-type="string">
            <text:p><text:a xlink:href="https://www.instagram.com/tamarajansenofficial/" xlink:type="simple">https://www.instagram.com/tamarajansenofficial/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Matt Jeneroux</text:p>
          </table:table-cell>
          <table:table-cell table:style-name="ce2" office:value-type="string" calcext:value-type="string">
            <text:p>Edmonton Riverbend</text:p>
          </table:table-cell>
          <table:table-cell table:style-name="ce2" office:value-type="string" calcext:value-type="string">
            <text:p><text:a xlink:href="https://edmontonriverbend.conservativeeda.ca/" xlink:type="simple">https://edmontonriverbend.conservativeeda.ca/</text:a></text:p>
          </table:table-cell>
          <table:table-cell table:style-name="ce2" office:value-type="string" calcext:value-type="string">
            <text:p><text:a xlink:href="https://twitter.com/jeneroux?lang=en" xlink:type="simple">https://twitter.com/jeneroux?lang=en</text:a></text:p>
          </table:table-cell>
          <table:table-cell table:style-name="ce2" office:value-type="string" calcext:value-type="string">
            <text:p><text:a xlink:href="https://www.facebook.com/mattjeneroux/" xlink:type="simple">https://www.facebook.com/mattjeneroux/</text:a></text:p>
          </table:table-cell>
          <table:table-cell table:style-name="ce2" office:value-type="string" calcext:value-type="string">
            <text:p><text:a xlink:href="https://www.instagram.com/mikelakemp/?hl=en" xlink:type="simple">https://www.instagram.com/mikelakemp/?hl=en</text:a></text:p>
          </table:table-cell>
          <table:table-cell table:style-name="ce2" office:value-type="string" calcext:value-type="string">
            <text:p><text:a xlink:href="https://cpc-donations.ca/edmonton-riverbend/" xlink:type="simple">https://cpc-donations.ca/edmonton-riverbend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Brycen Jenkins</text:p>
          </table:table-cell>
          <table:table-cell table:style-name="ce2" office:value-type="string" calcext:value-type="string">
            <text:p>Central Nova</text:p>
          </table:table-cell>
          <table:table-cell table:style-name="ce2" office:value-type="string" calcext:value-type="string">
            <text:p><text:a xlink:href="https://centralnova.conservativeeda.ca/" xlink:type="simple">https://centralnova.conservativeeda.ca/</text:a></text:p>
          </table:table-cell>
          <table:table-cell table:style-name="ce2" office:value-type="string" calcext:value-type="string">
            <text:p><text:a xlink:href="https://x.com/brycenjenkins" xlink:type="simple">https://x.com/brycenjenkins</text:a></text:p>
          </table:table-cell>
          <table:table-cell table:style-name="ce2" office:value-type="string" calcext:value-type="string">
            <text:p><text:a xlink:href="https://www.facebook.com/BrycenJenkinsForCentralNova" xlink:type="simple">https://www.facebook.com/BrycenJenkinsForCentralNova</text:a></text:p>
          </table:table-cell>
          <table:table-cell table:number-columns-repeated="20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Niran Jeyanesan</text:p>
          </table:table-cell>
          <table:table-cell table:style-name="ce2" office:value-type="string" calcext:value-type="string">
            <text:p>Markham—Stouffville</text:p>
          </table:table-cell>
          <table:table-cell table:style-name="ce2" office:value-type="string" calcext:value-type="string">
            <text:p><text:a xlink:href="https://www.niranjeyanesan.ca/" xlink:type="simple">https://www.niranjeyanesan.ca/</text:a></text:p>
          </table:table-cell>
          <table:table-cell table:style-name="ce2" office:value-type="string" calcext:value-type="string">
            <text:p><text:a xlink:href="https://x.com/niranjeycpc" xlink:type="simple">https://x.com/niranjeycpc</text:a></text:p>
          </table:table-cell>
          <table:table-cell table:style-name="ce2" office:value-type="string" calcext:value-type="string">
            <text:p><text:a xlink:href="https://www.facebook.com/jeyanesan.niran" xlink:type="simple">https://www.facebook.com/jeyanesan.niran</text:a></text:p>
          </table:table-cell>
          <table:table-cell table:style-name="ce2" office:value-type="string" calcext:value-type="string">
            <text:p><text:a xlink:href="https://www.instagram.com/niranjeycpc" xlink:type="simple">https://www.instagram.com/niranjeycpc</text:a></text:p>
          </table:table-cell>
          <table:table-cell table:style-name="ce2" office:value-type="string" calcext:value-type="string">
            <text:p><text:a xlink:href="https://markham-stouffville-conservative-association.square.site/#tLYQkR" xlink:type="simple">https://markham-stouffville-conservative-association.square.site/#tLYQkR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Jamil Jivani</text:p>
          </table:table-cell>
          <table:table-cell table:style-name="ce2" office:value-type="string" calcext:value-type="string">
            <text:p>Bowmanville—Oshawa North</text:p>
          </table:table-cell>
          <table:table-cell table:style-name="ce2" office:value-type="string" calcext:value-type="string">
            <text:p><text:a xlink:href="https://durham.conservativeeda.ca/" xlink:type="simple">https://durham.conservativeeda.ca/</text:a></text:p>
          </table:table-cell>
          <table:table-cell table:style-name="ce2" office:value-type="string" calcext:value-type="string">
            <text:p><text:a xlink:href="https://x.com/jamiljivani" xlink:type="simple">https://x.com/jamiljivani</text:a></text:p>
          </table:table-cell>
          <table:table-cell table:style-name="ce2" office:value-type="string" calcext:value-type="string">
            <text:p><text:a xlink:href="https://www.facebook.com/jamijivani/" xlink:type="simple">https://www.facebook.com/jamijivani/</text:a></text:p>
          </table:table-cell>
          <table:table-cell table:style-name="ce2" office:value-type="string" calcext:value-type="string">
            <text:p><text:a xlink:href="https://www.instagram.com/jamiljivani/?hl=en" xlink:type="simple">https://www.instagram.com/jamiljivani/?hl=en</text:a></text:p>
          </table:table-cell>
          <table:table-cell table:style-name="ce2" office:value-type="string" calcext:value-type="string">
            <text:p><text:a xlink:href="https://durhamconservative.ca/donate/" xlink:type="simple">https://durhamconservative.ca/donat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Nancy Joannette</text:p>
          </table:table-cell>
          <table:table-cell table:style-name="ce2" office:value-type="string" calcext:value-type="string">
            <text:p>Rimouski—La Matapédia</text:p>
          </table:table-cell>
          <table:table-cell table:number-columns-repeated="23"/>
        </table:table-row>
        <table:table-row table:style-name="ro3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mandeep Judge</text:p>
          </table:table-cell>
          <table:table-cell table:style-name="ce2" office:value-type="string" calcext:value-type="string">
            <text:p>Brampton North—Caledon</text:p>
          </table:table-cell>
          <table:table-cell table:number-columns-repeated="23"/>
        </table:table-row>
        <table:table-row table:style-name="ro3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Nita Kang</text:p>
          </table:table-cell>
          <table:table-cell table:style-name="ce2" office:value-type="string" calcext:value-type="string">
            <text:p>Mississauga East—Cooksville</text:p>
          </table:table-cell>
          <table:table-cell table:style-name="ce2" office:value-type="string" calcext:value-type="string">
            <text:p><text:a xlink:href="http://nitakang.ca/" xlink:type="simple">http://nitakang.ca/</text:a></text:p>
          </table:table-cell>
          <table:table-cell table:style-name="ce2" office:value-type="string" calcext:value-type="string">
            <text:p><text:a xlink:href="https://x.com/nitakang" xlink:type="simple">https://x.com/nitakang</text:a></text:p>
          </table:table-cell>
          <table:table-cell table:style-name="ce2" office:value-type="string" calcext:value-type="string">
            <text:p><text:a xlink:href="https://www.facebook.com/nitakang" xlink:type="simple">https://www.facebook.com/nitakang</text:a></text:p>
          </table:table-cell>
          <table:table-cell table:style-name="ce2" office:value-type="string" calcext:value-type="string">
            <text:p><text:a xlink:href="https://www.instagram.com/kanghomes" xlink:type="simple">https://www.instagram.com/kanghomes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Sukhdeep Kang</text:p>
          </table:table-cell>
          <table:table-cell table:style-name="ce2" office:value-type="string" calcext:value-type="string">
            <text:p>Brampton South</text:p>
          </table:table-cell>
          <table:table-cell table:style-name="ce2" office:value-type="string" calcext:value-type="string">
            <text:p><text:a xlink:href="https://bramptonsouth.conservativeeda.ca/" xlink:type="simple">https://bramptonsouth.conservativeeda.ca/</text:a></text:p>
          </table:table-cell>
          <table:table-cell table:style-name="ce2" office:value-type="string" calcext:value-type="string">
            <text:p><text:a xlink:href="https://x.com/sukhdeepkang8" xlink:type="simple">https://x.com/sukhdeepkang8</text:a></text:p>
          </table:table-cell>
          <table:table-cell table:style-name="ce2" office:value-type="string" calcext:value-type="string">
            <text:p><text:a xlink:href="https://www.facebook.com/sukhdeep.kang1" xlink:type="simple">https://www.facebook.com/sukhdeep.kang1</text:a></text:p>
          </table:table-cell>
          <table:table-cell table:style-name="ce2" office:value-type="string" calcext:value-type="string">
            <text:p><text:a xlink:href="https://www.instagram.com/sukhdeepkang/?hl=en" xlink:type="simple">https://www.instagram.com/sukhdeepkang/?hl=en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Garry Keller</text:p>
          </table:table-cell>
          <table:table-cell table:style-name="ce2" office:value-type="string" calcext:value-type="string">
            <text:p>Nipissing—Timiskaming</text:p>
          </table:table-cell>
          <table:table-cell table:number-columns-repeated="2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Pat Kelly</text:p>
          </table:table-cell>
          <table:table-cell table:style-name="ce2" office:value-type="string" calcext:value-type="string">
            <text:p>Calgary Crowfoot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twitter.com/patkelly_mp?lang=en" xlink:type="simple">https://twitter.com/patkelly_mp?lang=en</text:a></text:p>
          </table:table-cell>
          <table:table-cell table:style-name="ce2" office:value-type="string" calcext:value-type="string">
            <text:p><text:a xlink:href="https://www.facebook.com/PatKellyMP/" xlink:type="simple">https://www.facebook.com/PatKellyMP/</text:a></text:p>
          </table:table-cell>
          <table:table-cell table:style-name="ce2" office:value-type="string" calcext:value-type="string">
            <text:p><text:a xlink:href="https://www.instagram.com/patkelly.crr/" xlink:type="simple">https://www.instagram.com/patkelly.crr/</text:a></text:p>
          </table:table-cell>
          <table:table-cell table:style-name="ce2" office:value-type="string" calcext:value-type="string">
            <text:p><text:a xlink:href="https://cpc-donations.ca/calgary-confederation/" xlink:type="simple">https://cpc-donations.ca/calgary-confederation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Steve Kent</text:p>
          </table:table-cell>
          <table:table-cell table:style-name="ce2" office:value-type="string" calcext:value-type="string">
            <text:p>Avalon</text:p>
          </table:table-cell>
          <table:table-cell table:style-name="ce2" office:value-type="string" calcext:value-type="string">
            <text:p><text:a xlink:href="https://stevekent.ca/" xlink:type="simple">https://stevekent.ca/</text:a></text:p>
          </table:table-cell>
          <table:table-cell table:number-columns-repeated="22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Gurvir Khaira</text:p>
          </table:table-cell>
          <table:table-cell table:style-name="ce2" office:value-type="string" calcext:value-type="string">
            <text:p>Guelph</text:p>
          </table:table-cell>
          <table:table-cell table:style-name="ce2" office:value-type="string" calcext:value-type="string">
            <text:p><text:a xlink:href="https://guelph.conservativeeda.ca/" xlink:type="simple">https://guelph.conservativeeda.ca/</text:a></text:p>
          </table:table-cell>
          <table:table-cell table:style-name="ce2" office:value-type="string" calcext:value-type="string">
            <text:p><text:a xlink:href="https://x.com/gurvirforguelph" xlink:type="simple">https://x.com/gurvirforguelph</text:a></text:p>
          </table:table-cell>
          <table:table-cell table:style-name="ce2" office:value-type="string" calcext:value-type="string">
            <text:p><text:a xlink:href="https://www.facebook.com/GurvirKhairaBE/" xlink:type="simple">https://www.facebook.com/GurvirKhairaBE/</text:a></text:p>
          </table:table-cell>
          <table:table-cell table:style-name="ce2" office:value-type="string" calcext:value-type="string">
            <text:p><text:a xlink:href="https://www.instagram.com/gurvirforguelph/" xlink:type="simple">https://www.instagram.com/gurvirforguelph/</text:a></text:p>
          </table:table-cell>
          <table:table-cell table:style-name="ce2" office:value-type="string" calcext:value-type="string">
            <text:p><text:a xlink:href="https://guelphcp.ca/donate/" xlink:type="simple">https://guelphcp.ca/donate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rpan Khanna</text:p>
          </table:table-cell>
          <table:table-cell table:style-name="ce2" office:value-type="string" calcext:value-type="string">
            <text:p>Oxford</text:p>
          </table:table-cell>
          <table:table-cell table:style-name="ce2" office:value-type="string" calcext:value-type="string">
            <text:p><text:a xlink:href="https://www.oxfordconservatives.ca/" xlink:type="simple">https://www.oxfordconservatives.ca/</text:a></text:p>
          </table:table-cell>
          <table:table-cell table:style-name="ce2" office:value-type="string" calcext:value-type="string">
            <text:p><text:a xlink:href="https://twitter.com/ArpanKhanna" xlink:type="simple">https://twitter.com/ArpanKhanna</text:a></text:p>
          </table:table-cell>
          <table:table-cell table:style-name="ce2" office:value-type="string" calcext:value-type="string">
            <text:p><text:a xlink:href="https://www.facebook.com/TeamArpan/" xlink:type="simple">https://www.facebook.com/TeamArpan/</text:a></text:p>
          </table:table-cell>
          <table:table-cell table:style-name="ce2" office:value-type="string" calcext:value-type="string">
            <text:p><text:a xlink:href="https://www.instagram.com/arpankhanna/" xlink:type="simple">https://www.instagram.com/arpankhanna/</text:a></text:p>
          </table:table-cell>
          <table:table-cell table:style-name="ce2" office:value-type="string" calcext:value-type="string">
            <text:p><text:a xlink:href="https://www.oxfordconservatives.ca/donate" xlink:type="simple">https://www.oxfordconservatives.ca/donate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Jeffrey Kibble</text:p>
          </table:table-cell>
          <table:table-cell table:style-name="ce2" office:value-type="string" calcext:value-type="string">
            <text:p>Cowichan—Malahat—Langford</text:p>
          </table:table-cell>
          <table:table-cell table:style-name="ce2" office:value-type="string" calcext:value-type="string">
            <text:p><text:a xlink:href="https://cowichanmalahatlangford.conservativeeda.ca/" xlink:type="simple">https://cowichanmalahatlangford.conservativeeda.ca/</text:a></text:p>
          </table:table-cell>
          <table:table-cell table:style-name="ce2" office:value-type="string" calcext:value-type="string">
            <text:p><text:a xlink:href="https://x.com/JeffKibbleCML" xlink:type="simple">https://x.com/JeffKibbleCML</text:a></text:p>
          </table:table-cell>
          <table:table-cell table:style-name="ce2" office:value-type="string" calcext:value-type="string">
            <text:p><text:a xlink:href="https://www.facebook.com/people/Jeffrey-Kibble/61567132916853/?name=xhp_nt__fb__action__open_user" xlink:type="simple">https://www.facebook.com/people/Jeffrey-Kibble/61567132916853/?name=xhp_nt__fb__action__open_user</text:a></text:p>
          </table:table-cell>
          <table:table-cell table:style-name="ce2" office:value-type="string" calcext:value-type="string">
            <text:p><text:a xlink:href="https://www.instagram.com/jeffkibblecml/" xlink:type="simple">https://www.instagram.com/jeffkibblecml/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Rhonda Kirkland</text:p>
          </table:table-cell>
          <table:table-cell table:style-name="ce2" office:value-type="string" calcext:value-type="string">
            <text:p>Oshawa</text:p>
          </table:table-cell>
          <table:table-cell table:style-name="ce2" office:value-type="string" calcext:value-type="string">
            <text:p><text:a xlink:href="https://www.rhondakirkland.ca/" xlink:type="simple">https://www.rhondakirkland.ca/</text:a></text:p>
          </table:table-cell>
          <table:table-cell table:style-name="ce2" office:value-type="string" calcext:value-type="string">
            <text:p><text:a xlink:href="https://x.com/rhondaforoshawa" xlink:type="simple">https://x.com/rhondaforoshawa</text:a></text:p>
          </table:table-cell>
          <table:table-cell table:style-name="ce2" office:value-type="string" calcext:value-type="string">
            <text:p><text:a xlink:href="https://www.facebook.com/rhondaforoshawa" xlink:type="simple">https://www.facebook.com/rhondaforoshawa</text:a></text:p>
          </table:table-cell>
          <table:table-cell table:style-name="ce2" office:value-type="string" calcext:value-type="string">
            <text:p><text:a xlink:href="https://www.instagram.com/rhondaforoshawa" xlink:type="simple">https://www.instagram.com/rhondaforoshawa</text:a></text:p>
          </table:table-cell>
          <table:table-cell table:style-name="ce2" office:value-type="string" calcext:value-type="string">
            <text:p><text:a xlink:href="https://www.rhondakirkland.ca/donate" xlink:type="simple">https://www.rhondakirkland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Tom Kmiec</text:p>
          </table:table-cell>
          <table:table-cell table:style-name="ce2" office:value-type="string" calcext:value-type="string">
            <text:p>Calgary Shepard</text:p>
          </table:table-cell>
          <table:table-cell table:style-name="ce2" office:value-type="string" calcext:value-type="string">
            <text:p><text:a xlink:href="https://www.tomkmiec.ca/" xlink:type="simple">https://www.tomkmiec.ca/</text:a></text:p>
          </table:table-cell>
          <table:table-cell table:style-name="ce2" office:value-type="string" calcext:value-type="string">
            <text:p><text:a xlink:href="https://twitter.com/tomkmiec?lang=en" xlink:type="simple">https://twitter.com/tomkmiec?lang=en</text:a></text:p>
          </table:table-cell>
          <table:table-cell table:style-name="ce2" office:value-type="string" calcext:value-type="string">
            <text:p><text:a xlink:href="https://www.facebook.com/TomKmiec/" xlink:type="simple">https://www.facebook.com/TomKmiec/</text:a></text:p>
          </table:table-cell>
          <table:table-cell table:style-name="ce2" office:value-type="string" calcext:value-type="string">
            <text:p><text:a xlink:href="https://www.instagram.com/tomkmiec/" xlink:type="simple">https://www.instagram.com/tomkmiec/</text:a></text:p>
          </table:table-cell>
          <table:table-cell table:number-columns-repeated="19"/>
        </table:table-row>
        <table:table-row table:style-name="ro5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Helena Konanz</text:p>
          </table:table-cell>
          <table:table-cell table:style-name="ce2" office:value-type="string" calcext:value-type="string">
            <text:p>Similkameen—South Okanagan—West Kootenay</text:p>
          </table:table-cell>
          <table:table-cell table:number-columns-repeated="2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Michael Kram</text:p>
          </table:table-cell>
          <table:table-cell table:style-name="ce2" office:value-type="string" calcext:value-type="string">
            <text:p>Regina—Wascana</text:p>
          </table:table-cell>
          <table:table-cell table:style-name="ce2" office:value-type="string" calcext:value-type="string">
            <text:p><text:a xlink:href="http://reginawascana.conservativeeda.ca/" xlink:type="simple">http://reginawascana.conservativeeda.ca/</text:a></text:p>
          </table:table-cell>
          <table:table-cell table:style-name="ce2" office:value-type="string" calcext:value-type="string">
            <text:p><text:a xlink:href="https://twitter.com/MichaelKramSK" xlink:type="simple">https://twitter.com/MichaelKramSK</text:a></text:p>
          </table:table-cell>
          <table:table-cell table:style-name="ce2" office:value-type="string" calcext:value-type="string">
            <text:p><text:a xlink:href="https://www.facebook.com/MichaelKramSK" xlink:type="simple">https://www.facebook.com/MichaelKramSK</text:a></text:p>
          </table:table-cell>
          <table:table-cell table:style-name="ce2" office:value-type="string" calcext:value-type="string">
            <text:p><text:a xlink:href="https://www.instagram.com/michaelkramsk/" xlink:type="simple">https://www.instagram.com/michaelkramsk/</text:a></text:p>
          </table:table-cell>
          <table:table-cell table:style-name="ce2" office:value-type="string" calcext:value-type="string">
            <text:p><text:a xlink:href="https://www.reelectmichaelkram.ca/donate-online" xlink:type="simple">https://www.reelectmichaelkram.ca/donate-online</text:a></text:p>
          </table:table-cell>
          <table:table-cell table:number-columns-repeated="18"/>
        </table:table-row>
        <table:table-row table:style-name="ro4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Shelby Kramp-Neuman</text:p>
          </table:table-cell>
          <table:table-cell table:style-name="ce2" office:value-type="string" calcext:value-type="string">
            <text:p>Hastings—Lennox and Addington—Tyendinaga</text:p>
          </table:table-cell>
          <table:table-cell table:style-name="ce2" office:value-type="string" calcext:value-type="string">
            <text:p><text:a xlink:href="https://www.hlaconservative.ca/" xlink:type="simple">https://www.hlaconservative.ca/</text:a></text:p>
          </table:table-cell>
          <table:table-cell table:style-name="ce2" office:value-type="string" calcext:value-type="string">
            <text:p><text:a xlink:href="https://twitter.com/Shelby_Kramp" xlink:type="simple">https://twitter.com/Shelby_Kramp</text:a></text:p>
          </table:table-cell>
          <table:table-cell table:style-name="ce2" office:value-type="string" calcext:value-type="string">
            <text:p><text:a xlink:href="https://www.facebook.com/ShelbyKrampNeumanMP" xlink:type="simple">https://www.facebook.com/ShelbyKrampNeumanMP</text:a></text:p>
          </table:table-cell>
          <table:table-cell table:style-name="ce2" office:value-type="string" calcext:value-type="string">
            <text:p><text:a xlink:href="https://www.instagram.com/shelbykrampneumanmp/" xlink:type="simple">https://www.instagram.com/shelbykrampneumanmp/</text:a></text:p>
          </table:table-cell>
          <table:table-cell table:style-name="ce2" office:value-type="string" calcext:value-type="string">
            <text:p><text:a xlink:href="https://www.hlaconservative.ca/donate" xlink:type="simple">https://www.hlaconservative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Tamara Kronis</text:p>
          </table:table-cell>
          <table:table-cell table:style-name="ce2" office:value-type="string" calcext:value-type="string">
            <text:p>Nanaimo—Ladysmith</text:p>
          </table:table-cell>
          <table:table-cell table:style-name="ce2" office:value-type="string" calcext:value-type="string">
            <text:p><text:a xlink:href="https://tamarakronis.ca/" xlink:type="simple">https://tamarakronis.ca/</text:a></text:p>
          </table:table-cell>
          <table:table-cell table:style-name="ce2" office:value-type="string" calcext:value-type="string">
            <text:p><text:a xlink:href="https://x.com/kronistamara?lang=en" xlink:type="simple">https://x.com/kronistamara?lang=en</text:a></text:p>
          </table:table-cell>
          <table:table-cell table:style-name="ce2" office:value-type="string" calcext:value-type="string">
            <text:p><text:a xlink:href="https://www.facebook.com/tamarakroniscpc/" xlink:type="simple">https://www.facebook.com/tamarakroniscpc/</text:a></text:p>
          </table:table-cell>
          <table:table-cell table:style-name="ce2" office:value-type="string" calcext:value-type="string">
            <text:p><text:a xlink:href="https://www.instagram.com/tamarakroniscpc/?hl=en" xlink:type="simple">https://www.instagram.com/tamarakroniscpc/?hl=en</text:a></text:p>
          </table:table-cell>
          <table:table-cell table:style-name="ce2" office:value-type="string" calcext:value-type="string">
            <text:p><text:a xlink:href="https://www.nanaimoladysmithconservatives.ca/support" xlink:type="simple">https://www.nanaimoladysmithconservatives.ca/support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Greg Kung</text:p>
          </table:table-cell>
          <table:table-cell table:style-name="ce2" office:value-type="string" calcext:value-type="string">
            <text:p>Kanata</text:p>
          </table:table-cell>
          <table:table-cell table:style-name="ce2" office:value-type="string" calcext:value-type="string">
            <text:p><text:a xlink:href="https://kanatacarleton.conservativeeda.ca/" xlink:type="simple">https://kanatacarleton.conservativeeda.ca/</text:a></text:p>
          </table:table-cell>
          <table:table-cell table:style-name="ce2" office:value-type="string" calcext:value-type="string">
            <text:p><text:a xlink:href="https://x.com/G_kung?ref_src=twsrc%5Egoogle%7Ctwcamp%5Eserp%7Ctwgr%5Eauthor" xlink:type="simple">https://x.com/G_kung?ref_src=twsrc%5Egoogle%7Ctwcamp%5Eserp%7Ctwgr%5Eauthor</text:a></text:p>
          </table:table-cell>
          <table:table-cell table:style-name="ce2" office:value-type="string" calcext:value-type="string">
            <text:p><text:a xlink:href="https://www.facebook.com/GKforKC/" xlink:type="simple">https://www.facebook.com/GKforKC/</text:a></text:p>
          </table:table-cell>
          <table:table-cell table:style-name="ce2" office:value-type="string" calcext:value-type="string">
            <text:p><text:a xlink:href="https://www.instagram.com/gregkungcpc?utm_source=ig_web_button_share_sheet&amp;igsh=ZDNlZDc0MzIxNw==" xlink:type="simple">https://www.instagram.com/gregkungcpc?utm_source=ig_web_button_share_sheet&amp;igsh=ZDNlZDc0MzIxNw==</text:a></text:p>
          </table:table-cell>
          <table:table-cell table:style-name="ce2" office:value-type="string" calcext:value-type="string">
            <text:p><text:a xlink:href="https://www.kanatacca.ca/donate" xlink:type="simple">https://www.kanatacca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Damien Kurek</text:p>
          </table:table-cell>
          <table:table-cell table:style-name="ce2" office:value-type="string" calcext:value-type="string">
            <text:p>Battle River—Crowfoot</text:p>
          </table:table-cell>
          <table:table-cell table:style-name="ce2" office:value-type="string" calcext:value-type="string">
            <text:p><text:a xlink:href="https://battlerivercrowfoot.conservativeeda.ca/" xlink:type="simple">https://battlerivercrowfoot.conservativeeda.ca/</text:a></text:p>
          </table:table-cell>
          <table:table-cell table:style-name="ce2" office:value-type="string" calcext:value-type="string">
            <text:p><text:a xlink:href="https://x.com/dckurek?ref_src=twsrc%5Egoogle%7Ctwcamp%5Eserp%7Ctwgr%5Eauthor" xlink:type="simple">https://x.com/dckurek?ref_src=twsrc%5Egoogle%7Ctwcamp%5Eserp%7Ctwgr%5Eauthor</text:a></text:p>
          </table:table-cell>
          <table:table-cell table:style-name="ce2" office:value-type="string" calcext:value-type="string">
            <text:p><text:a xlink:href="https://www.facebook.com/dckurek/" xlink:type="simple">https://www.facebook.com/dckurek/</text:a></text:p>
          </table:table-cell>
          <table:table-cell table:style-name="ce2" office:value-type="string" calcext:value-type="string">
            <text:p><text:a xlink:href="https://www.instagram.com/dckurek/?hl=en" xlink:type="simple">https://www.instagram.com/dckurek/?hl=en</text:a></text:p>
          </table:table-cell>
          <table:table-cell table:style-name="ce2" office:value-type="string" calcext:value-type="string">
            <text:p><text:a xlink:href="https://www.battleriver-crowfoot.ca/donate" xlink:type="simple">https://www.battleriver-crowfoot.ca/donate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Ned Kuruc</text:p>
          </table:table-cell>
          <table:table-cell table:style-name="ce2" office:value-type="string" calcext:value-type="string">
            <text:p>Hamilton East—Stoney Creek</text:p>
          </table:table-cell>
          <table:table-cell table:style-name="ce2" office:value-type="string" calcext:value-type="string">
            <text:p><text:a xlink:href="https://hamiltoneaststoneycreek.conservativeeda.ca/" xlink:type="simple">https://hamiltoneaststoneycreek.conservativeeda.ca/</text:a></text:p>
          </table:table-cell>
          <table:table-cell table:style-name="ce2" office:value-type="string" calcext:value-type="string">
            <text:p><text:a xlink:href="https://x.com/nedkuruc" xlink:type="simple">https://x.com/nedkuruc</text:a></text:p>
          </table:table-cell>
          <table:table-cell table:style-name="ce2" office:value-type="string" calcext:value-type="string">
            <text:p><text:a xlink:href="https://www.facebook.com/NedKuruc.CP/" xlink:type="simple">https://www.facebook.com/NedKuruc.CP/</text:a></text:p>
          </table:table-cell>
          <table:table-cell table:style-name="ce2" office:value-type="string" calcext:value-type="string">
            <text:p><text:a xlink:href="https://www.instagram.com/nedkuruc.cp/" xlink:type="simple">https://www.instagram.com/nedkuruc.cp/</text:a></text:p>
          </table:table-cell>
          <table:table-cell table:style-name="ce2" office:value-type="string" calcext:value-type="string">
            <text:p><text:a xlink:href="https://cpc-donations.ca/hamilton-east-stoney-creek/" xlink:type="simple">https://cpc-donations.ca/hamilton-east-stoney-creek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Stephanie Kusie</text:p>
          </table:table-cell>
          <table:table-cell table:style-name="ce2" office:value-type="string" calcext:value-type="string">
            <text:p>Calgary Midnapore</text:p>
          </table:table-cell>
          <table:table-cell table:style-name="ce2" office:value-type="string" calcext:value-type="string">
            <text:p><text:a xlink:href="https://www.stephaniekusie.ca/" xlink:type="simple">https://www.stephaniekusie.ca/</text:a></text:p>
          </table:table-cell>
          <table:table-cell table:style-name="ce2" office:value-type="string" calcext:value-type="string">
            <text:p><text:a xlink:href="https://twitter.com/StephanieKusie?ref_src=twsrc%5Egoogle%7Ctwcamp%5Eserp%7Ctwgr%5Eauthor" xlink:type="simple">https://twitter.com/StephanieKusie?ref_src=twsrc%5Egoogle%7Ctwcamp%5Eserp%7Ctwgr%5Eauthor</text:a></text:p>
          </table:table-cell>
          <table:table-cell table:style-name="ce2" office:value-type="string" calcext:value-type="string">
            <text:p><text:a xlink:href="https://www.facebook.com/stephaniekusiepolitician/" xlink:type="simple">https://www.facebook.com/stephaniekusiepolitician/</text:a></text:p>
          </table:table-cell>
          <table:table-cell table:style-name="ce2" office:value-type="string" calcext:value-type="string">
            <text:p><text:a xlink:href="https://www.instagram.com/stephaniekusie/?hl=en" xlink:type="simple">https://www.instagram.com/stephaniekusie/?hl=en</text:a></text:p>
          </table:table-cell>
          <table:table-cell table:style-name="ce2" office:value-type="string" calcext:value-type="string">
            <text:p><text:a xlink:href="https://www.stephaniekusie.ca/donate" xlink:type="simple">https://www.stephaniekusie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Mike Lake</text:p>
          </table:table-cell>
          <table:table-cell table:style-name="ce2" office:value-type="string" calcext:value-type="string">
            <text:p>Leduc—Wetaskiwin</text:p>
          </table:table-cell>
          <table:table-cell table:style-name="ce2" office:value-type="string" calcext:value-type="string">
            <text:p><text:a xlink:href="https://leducwetaskiwin.conservativeeda.ca/" xlink:type="simple">https://leducwetaskiwin.conservativeeda.ca/</text:a></text:p>
          </table:table-cell>
          <table:table-cell table:style-name="ce2" office:value-type="string" calcext:value-type="string">
            <text:p><text:a xlink:href="https://x.com/MikeLakeMP?ref_src=twsrc%5Egoogle%7Ctwcamp%5Eserp%7Ctwgr%5Eauthor" xlink:type="simple">https://x.com/MikeLakeMP?ref_src=twsrc%5Egoogle%7Ctwcamp%5Eserp%7Ctwgr%5Eauthor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instagram.com/mikelakemp/?hl=en" xlink:type="simple">https://www.instagram.com/mikelakemp/?hl=en</text:a></text:p>
          </table:table-cell>
          <table:table-cell table:style-name="ce2" office:value-type="string" calcext:value-type="string">
            <text:p><text:a xlink:href="https://cpc-donations.ca/edmonton-wetaskiwin/" xlink:type="simple">https://cpc-donations.ca/edmonton-wetaskiwin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Paul Lambert</text:p>
          </table:table-cell>
          <table:table-cell table:style-name="ce2" office:value-type="string" calcext:value-type="string">
            <text:p>Port Moody—Coquitlam</text:p>
          </table:table-cell>
          <table:table-cell table:style-name="ce2" office:value-type="string" calcext:value-type="string">
            <text:p><text:a xlink:href="https://www.paullambert.ca/" xlink:type="simple">https://www.paullambert.ca/</text:a></text:p>
          </table:table-cell>
          <table:table-cell table:style-name="ce2" office:value-type="string" calcext:value-type="string">
            <text:p><text:a xlink:href="https://x.com/votepaullambert" xlink:type="simple">https://x.com/votepaullambert</text:a></text:p>
          </table:table-cell>
          <table:table-cell table:style-name="ce2" office:value-type="string" calcext:value-type="string">
            <text:p><text:a xlink:href="https://www.facebook.com/paul.lambert.370" xlink:type="simple">https://www.facebook.com/paul.lambert.370</text:a></text:p>
          </table:table-cell>
          <table:table-cell table:style-name="ce2" office:value-type="string" calcext:value-type="string">
            <text:p><text:a xlink:href="https://www.instagram.com/votepaullambert/" xlink:type="simple">https://www.instagram.com/votepaullambert/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Hugo Langlois</text:p>
          </table:table-cell>
          <table:table-cell table:style-name="ce2" office:value-type="string" calcext:value-type="string">
            <text:p>Beauport—Limoilou</text:p>
          </table:table-cell>
          <table:table-cell table:number-columns-repeated="2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Melissa Lantsman</text:p>
          </table:table-cell>
          <table:table-cell table:style-name="ce2" office:value-type="string" calcext:value-type="string">
            <text:p>Thornhill</text:p>
          </table:table-cell>
          <table:table-cell table:style-name="ce2" office:value-type="string" calcext:value-type="string">
            <text:p><text:a xlink:href="https://www.melissalantsman.ca/" xlink:type="simple">https://www.melissalantsman.ca/</text:a></text:p>
          </table:table-cell>
          <table:table-cell table:style-name="ce2" office:value-type="string" calcext:value-type="string">
            <text:p><text:a xlink:href="https://x.com/MelissaLantsman?ref_src=twsrc%5Egoogle%7Ctwcamp%5Eserp%7Ctwgr%5Eauthor" xlink:type="simple">https://x.com/MelissaLantsman?ref_src=twsrc%5Egoogle%7Ctwcamp%5Eserp%7Ctwgr%5Eauthor</text:a></text:p>
          </table:table-cell>
          <table:table-cell table:style-name="ce2" office:value-type="string" calcext:value-type="string">
            <text:p><text:a xlink:href="https://www.facebook.com/melissalantsman/" xlink:type="simple">https://www.facebook.com/melissalantsman/</text:a></text:p>
          </table:table-cell>
          <table:table-cell table:style-name="ce2" office:value-type="string" calcext:value-type="string">
            <text:p><text:a xlink:href="https://www.instagram.com/melissalantsman/?hl=en" xlink:type="simple">https://www.instagram.com/melissalantsman/?hl=en</text:a></text:p>
          </table:table-cell>
          <table:table-cell table:style-name="ce2" office:value-type="string" calcext:value-type="string">
            <text:p><text:a xlink:href="https://www.melissalantsman.ca/donate" xlink:type="simple">https://www.melissalantsman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Hayden Lawrence</text:p>
          </table:table-cell>
          <table:table-cell table:style-name="ce2" office:value-type="string" calcext:value-type="string">
            <text:p>Hamilton Centre</text:p>
          </table:table-cell>
          <table:table-cell table:style-name="ce2" office:value-type="string" calcext:value-type="string">
            <text:p><text:a xlink:href="https://hamiltoncentre.conservativeeda.ca/" xlink:type="simple">https://hamiltoncentre.conservativeeda.ca/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instagram.com/votehaydencpc/" xlink:type="simple">https://www.instagram.com/votehaydencpc/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Philip Lawrence</text:p>
          </table:table-cell>
          <table:table-cell table:style-name="ce2" office:value-type="string" calcext:value-type="string">
            <text:p>Northumberland—Clarke</text:p>
          </table:table-cell>
          <table:table-cell table:style-name="ce2" office:value-type="string" calcext:value-type="string">
            <text:p><text:a xlink:href="https://www.npsconservative.ca/" xlink:type="simple">https://www.npsconservative.ca/</text:a></text:p>
          </table:table-cell>
          <table:table-cell table:style-name="ce2" office:value-type="string" calcext:value-type="string">
            <text:p><text:a xlink:href="https://x.com/plawrencemp?lang=en" xlink:type="simple">https://x.com/plawrencemp?lang=en</text:a></text:p>
          </table:table-cell>
          <table:table-cell table:style-name="ce2" office:value-type="string" calcext:value-type="string">
            <text:p><text:a xlink:href="https://www.facebook.com/philiplawrenceMP/" xlink:type="simple">https://www.facebook.com/philiplawrenceMP/</text:a></text:p>
          </table:table-cell>
          <table:table-cell table:style-name="ce2" office:value-type="string" calcext:value-type="string">
            <text:p><text:a xlink:href="https://www.instagram.com/philiplawrencemp/?hl=en" xlink:type="simple">https://www.instagram.com/philiplawrencemp/?hl=en</text:a></text:p>
          </table:table-cell>
          <table:table-cell table:style-name="ce2" office:value-type="string" calcext:value-type="string">
            <text:p><text:a xlink:href="https://www.npsconservative.ca/donate" xlink:type="simple">https://www.npsconservative.ca/donate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Andrew Lawton</text:p>
          </table:table-cell>
          <table:table-cell table:style-name="ce2" office:value-type="string" calcext:value-type="string">
            <text:p>Elgin—St. Thomas—London South</text:p>
          </table:table-cell>
          <table:table-cell table:style-name="ce2" office:value-type="string" calcext:value-type="string">
            <text:p><text:a xlink:href="https://andrewlawton.ca/" xlink:type="simple">https://andrewlawton.ca/</text:a></text:p>
          </table:table-cell>
          <table:table-cell table:style-name="ce2" office:value-type="string" calcext:value-type="string">
            <text:p><text:a xlink:href="https://x.com/andrewlawton" xlink:type="simple">https://x.com/andrewlawton</text:a></text:p>
          </table:table-cell>
          <table:table-cell table:style-name="ce2" office:value-type="string" calcext:value-type="string">
            <text:p><text:a xlink:href="https://www.facebook.com/lawton" xlink:type="simple">https://www.facebook.com/lawton</text:a></text:p>
          </table:table-cell>
          <table:table-cell table:style-name="ce2" office:value-type="string" calcext:value-type="string">
            <text:p><text:a xlink:href="https://instagram.com/mrandrewlawton" xlink:type="simple">https://instagram.com/mrandrewlawton</text:a></text:p>
          </table:table-cell>
          <table:table-cell table:style-name="ce2" office:value-type="string" calcext:value-type="string">
            <text:p><text:a xlink:href="https://cpc-donations.ca/elgin-middlesex-london/" xlink:type="simple">https://cpc-donations.ca/elgin-middlesex-london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Ryan Leef</text:p>
          </table:table-cell>
          <table:table-cell table:style-name="ce2" office:value-type="string" calcext:value-type="string">
            <text:p>Yukon</text:p>
          </table:table-cell>
          <table:table-cell table:style-name="ce2" office:value-type="string" calcext:value-type="string">
            <text:p><text:a xlink:href="https://yukon.conservativeeda.ca/" xlink:type="simple">https://yukon.conservativeeda.ca/</text:a></text:p>
          </table:table-cell>
          <table:table-cell table:number-columns-repeated="22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Éric Lefebvre</text:p>
          </table:table-cell>
          <table:table-cell table:style-name="ce2" office:value-type="string" calcext:value-type="string">
            <text:p>Richmond—Arthabaska</text:p>
          </table:table-cell>
          <table:table-cell table:style-name="ce2" office:value-type="string" calcext:value-type="string">
            <text:p><text:a xlink:href="https://www.ericlefebvre.ca/" xlink:type="simple">https://www.ericlefebvre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EricLefebvreArth/" xlink:type="simple">https://www.facebook.com/EricLefebvreArth/</text:a></text:p>
          </table:table-cell>
          <table:table-cell table:style-name="ce2" office:value-type="string" calcext:value-type="string">
            <text:p><text:a xlink:href="https://www.instagram.com/ericlefebvrearth/" xlink:type="simple">https://www.instagram.com/ericlefebvrearth/</text:a></text:p>
          </table:table-cell>
          <table:table-cell table:style-name="ce2" office:value-type="string" calcext:value-type="string">
            <text:p><text:a xlink:href="https://cpc-donations.ca/donate-to-richmond-arthabaska/" xlink:type="simple">https://cpc-donations.ca/donate-to-richmond-arthabaska/</text:a></text:p>
          </table:table-cell>
          <table:table-cell table:number-columns-repeated="18"/>
        </table:table-row>
        <table:table-row table:style-name="ro4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Jim Lemaigre</text:p>
          </table:table-cell>
          <table:table-cell table:style-name="ce2" office:value-type="string" calcext:value-type="string">
            <text:p>Desnethé—Missinippi—Churchill River</text:p>
          </table:table-cell>
          <table:table-cell table:number-columns-repeated="2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Vincent Leroux</text:p>
          </table:table-cell>
          <table:table-cell table:style-name="ce2" office:value-type="string" calcext:value-type="string">
            <text:p>Les Pays-d'en-Haut</text:p>
          </table:table-cell>
          <table:table-cell table:number-columns-repeated="2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Branden Leslie</text:p>
          </table:table-cell>
          <table:table-cell table:style-name="ce2" office:value-type="string" calcext:value-type="string">
            <text:p>Portage—Lisgar</text:p>
          </table:table-cell>
          <table:table-cell table:style-name="ce2" office:value-type="string" calcext:value-type="string">
            <text:p><text:a xlink:href="https://portagelisgar.conservativeeda.ca/" xlink:type="simple">https://portagelisgar.conservativeeda.ca/</text:a></text:p>
          </table:table-cell>
          <table:table-cell table:style-name="ce2" office:value-type="string" calcext:value-type="string">
            <text:p><text:a xlink:href="https://x.com/BrandenCPC" xlink:type="simple">https://x.com/BrandenCPC</text:a></text:p>
          </table:table-cell>
          <table:table-cell table:style-name="ce2" office:value-type="string" calcext:value-type="string">
            <text:p><text:a xlink:href="https://www.facebook.com/BrandenCPC/" xlink:type="simple">https://www.facebook.com/BrandenCPC/</text:a></text:p>
          </table:table-cell>
          <table:table-cell table:style-name="ce2" office:value-type="string" calcext:value-type="string">
            <text:p><text:a xlink:href="https://www.instagram.com/BrandenCPC/" xlink:type="simple">https://www.instagram.com/BrandenCPC/</text:a></text:p>
          </table:table-cell>
          <table:table-cell table:style-name="ce2" office:value-type="string" calcext:value-type="string">
            <text:p><text:a xlink:href="https://cpc-donations.ca/portage-lisgar/" xlink:type="simple">https://cpc-donations.ca/portage-lisgar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Yves Lévesque</text:p>
          </table:table-cell>
          <table:table-cell table:style-name="ce2" office:value-type="string" calcext:value-type="string">
            <text:p>Trois-Rivières</text:p>
          </table:table-cell>
          <table:table-cell table:style-name="ce2" office:value-type="string" calcext:value-type="string">
            <text:p><text:a xlink:href="https://www.yveslevesquepcc.ca/" xlink:type="simple">https://www.yveslevesquepcc.ca/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pc-donations.ca/trois-rivieres/" xlink:type="simple">https://cpc-donations.ca/trois-rivieres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hris Lewis</text:p>
          </table:table-cell>
          <table:table-cell table:style-name="ce2" office:value-type="string" calcext:value-type="string">
            <text:p>Essex</text:p>
          </table:table-cell>
          <table:table-cell table:style-name="ce2" office:value-type="string" calcext:value-type="string">
            <text:p><text:a xlink:href="https://essex.conservativeeda.ca/" xlink:type="simple">https://essex.conservativeeda.ca/</text:a></text:p>
          </table:table-cell>
          <table:table-cell table:style-name="ce2" office:value-type="string" calcext:value-type="string">
            <text:p><text:a xlink:href="https://x.com/chrislewisessex?lang=en" xlink:type="simple">https://x.com/chrislewisessex?lang=en</text:a></text:p>
          </table:table-cell>
          <table:table-cell table:style-name="ce2" office:value-type="string" calcext:value-type="string">
            <text:p><text:a xlink:href="https://www.facebook.com/ChrisLewisEssex" xlink:type="simple">https://www.facebook.com/ChrisLewisEssex</text:a></text:p>
          </table:table-cell>
          <table:table-cell table:style-name="ce2" office:value-type="string" calcext:value-type="string">
            <text:p><text:a xlink:href="https://www.instagram.com/chrislewisessex/" xlink:type="simple">https://www.instagram.com/chrislewisessex/</text:a></text:p>
          </table:table-cell>
          <table:table-cell table:style-name="ce2" office:value-type="string" calcext:value-type="string">
            <text:p><text:a xlink:href="https://cpc-donations.ca/essex/" xlink:type="simple">https://cpc-donations.ca/essex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Leslyn Lewis</text:p>
          </table:table-cell>
          <table:table-cell table:style-name="ce2" office:value-type="string" calcext:value-type="string">
            <text:p>Haldimand—Norfolk</text:p>
          </table:table-cell>
          <table:table-cell table:style-name="ce2" office:value-type="string" calcext:value-type="string">
            <text:p><text:a xlink:href="https://hn.conservativeeda.ca/" xlink:type="simple">https://hn.conservativeeda.ca/</text:a></text:p>
          </table:table-cell>
          <table:table-cell table:style-name="ce2" office:value-type="string" calcext:value-type="string">
            <text:p><text:a xlink:href="https://x.com/LeslynLewis" xlink:type="simple">https://x.com/LeslynLewis</text:a></text:p>
          </table:table-cell>
          <table:table-cell table:style-name="ce2" office:value-type="string" calcext:value-type="string">
            <text:p><text:a xlink:href="https://www.facebook.com/LeslynLewisCPC/" xlink:type="simple">https://www.facebook.com/LeslynLewisCPC/</text:a></text:p>
          </table:table-cell>
          <table:table-cell table:style-name="ce2" office:value-type="string" calcext:value-type="string">
            <text:p><text:a xlink:href="https://www.instagram.com/leslynlewiscpc/?hl=en" xlink:type="simple">https://www.instagram.com/leslynlewiscpc/?hl=en</text:a></text:p>
          </table:table-cell>
          <table:table-cell table:style-name="ce2" office:value-type="string" calcext:value-type="string">
            <text:p><text:a xlink:href="https://cpc-donations.ca/haldimand-norfolk/" xlink:type="simple">https://cpc-donations.ca/haldimand-norfolk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Dane Lloyd</text:p>
          </table:table-cell>
          <table:table-cell table:style-name="ce2" office:value-type="string" calcext:value-type="string">
            <text:p>Parkland</text:p>
          </table:table-cell>
          <table:table-cell table:style-name="ce2" office:value-type="string" calcext:value-type="string">
            <text:p><text:a xlink:href="https://parklandconservatives.ca/" xlink:type="simple">https://parklandconservatives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DaneLloydCPC/" xlink:type="simple">https://www.facebook.com/DaneLloydCPC/</text:a></text:p>
          </table:table-cell>
          <table:table-cell table:style-name="ce2" office:value-type="string" calcext:value-type="string">
            <text:p><text:a xlink:href="https://www.instagram.com/danelloydcpc/?hl=en" xlink:type="simple">https://www.instagram.com/danelloydcpc/?hl=en</text:a></text:p>
          </table:table-cell>
          <table:table-cell table:style-name="ce2" office:value-type="string" calcext:value-type="string">
            <text:p><text:a xlink:href="https://cpc-donations.ca/sturgeon-river-parkland/" xlink:type="simple">https://cpc-donations.ca/sturgeon-river-parkland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Ben Lobb</text:p>
          </table:table-cell>
          <table:table-cell table:style-name="ce2" office:value-type="string" calcext:value-type="string">
            <text:p>Huron—Bruce</text:p>
          </table:table-cell>
          <table:table-cell table:style-name="ce2" office:value-type="string" calcext:value-type="string">
            <text:p><text:a xlink:href="https://huronbruce.conservativeeda.ca/" xlink:type="simple">https://huronbruce.conservativeeda.ca/</text:a></text:p>
          </table:table-cell>
          <table:table-cell table:style-name="ce2" office:value-type="string" calcext:value-type="string">
            <text:p><text:a xlink:href="https://x.com/benlobbmp?lang=en" xlink:type="simple">https://x.com/benlobbmp?lang=en</text:a></text:p>
          </table:table-cell>
          <table:table-cell table:style-name="ce2" office:value-type="string" calcext:value-type="string">
            <text:p><text:a xlink:href="https://www.facebook.com/BenLobbMP/?xprOpenPopup=1" xlink:type="simple">https://www.facebook.com/BenLobbMP/?xprOpenPopup=1</text:a></text:p>
          </table:table-cell>
          <table:table-cell table:number-columns-repeated="20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Lionel Loganathan</text:p>
          </table:table-cell>
          <table:table-cell table:style-name="ce2" office:value-type="string" calcext:value-type="string">
            <text:p>Markham—Thornhill</text:p>
          </table:table-cell>
          <table:table-cell table:style-name="ce2" office:value-type="string" calcext:value-type="string">
            <text:p><text:a xlink:href="https://www.votelionel.ca/" xlink:type="simple">https://www.votelionel.ca/</text:a></text:p>
          </table:table-cell>
          <table:table-cell table:style-name="ce2" office:value-type="string" calcext:value-type="string">
            <text:p><text:a xlink:href="https://x.com/Lionel4Markham" xlink:type="simple">https://x.com/Lionel4Markham</text:a></text:p>
          </table:table-cell>
          <table:table-cell table:style-name="ce2" office:value-type="string" calcext:value-type="string">
            <text:p><text:a xlink:href="https://www.facebook.com/votelionel" xlink:type="simple">https://www.facebook.com/votelionel</text:a></text:p>
          </table:table-cell>
          <table:table-cell table:style-name="ce2" office:value-type="string" calcext:value-type="string">
            <text:p><text:a xlink:href="https://www.instagram.com/lionel.loganathan/" xlink:type="simple">https://www.instagram.com/lionel.loganathan/</text:a></text:p>
          </table:table-cell>
          <table:table-cell table:style-name="ce2" office:value-type="string" calcext:value-type="string">
            <text:p><text:a xlink:href="https://cpc-donations.ca/markham-thornhill/" xlink:type="simple">https://cpc-donations.ca/markham-thornhill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Elia Lopez</text:p>
          </table:table-cell>
          <table:table-cell table:style-name="ce2" office:value-type="string" calcext:value-type="string">
            <text:p>Rivière-des-Mille-Îles</text:p>
          </table:table-cell>
          <table:table-cell table:style-name="ce2" office:value-type="string" calcext:value-type="string">
            <text:p><text:a xlink:href="https://www.elialopez.ca/" xlink:type="simple">https://www.elialopez.ca/</text:a></text:p>
          </table:table-cell>
          <table:table-cell table:style-name="ce2" office:value-type="string" calcext:value-type="string">
            <text:p><text:a xlink:href="https://twitter.com/lopezelia_13" xlink:type="simple">https://twitter.com/lopezelia_13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elialopez.ca/donner" xlink:type="simple">https://www.elialopez.ca/donner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Michael Ma</text:p>
          </table:table-cell>
          <table:table-cell table:style-name="ce2" office:value-type="string" calcext:value-type="string">
            <text:p>Markham—Unionville</text:p>
          </table:table-cell>
          <table:table-cell table:number-columns-repeated="2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Brian MacDonald</text:p>
          </table:table-cell>
          <table:table-cell table:style-name="ce2" office:value-type="string" calcext:value-type="string">
            <text:p>Fredericton—Oromocto</text:p>
          </table:table-cell>
          <table:table-cell table:style-name="ce2" office:value-type="string" calcext:value-type="string">
            <text:p><text:a xlink:href="https://fredericton.conservativeeda.ca/" xlink:type="simple">https://fredericton.conservativeeda.ca/</text:a></text:p>
          </table:table-cell>
          <table:table-cell table:style-name="ce2" office:value-type="string" calcext:value-type="string">
            <text:p><text:a xlink:href="https://x.com/briantmacdonald?lang=en" xlink:type="simple">https://x.com/briantmacdonald?lang=en</text:a></text:p>
          </table:table-cell>
          <table:table-cell table:style-name="ce2" office:value-type="string" calcext:value-type="string">
            <text:p><text:a xlink:href="https://www.facebook.com/BrianTMacdonald/" xlink:type="simple">https://www.facebook.com/BrianTMacdonald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pc-donations.ca/fredericton/" xlink:type="simple">https://cpc-donations.ca/fredericton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Allan MacMaster</text:p>
          </table:table-cell>
          <table:table-cell table:style-name="ce2" office:value-type="string" calcext:value-type="string">
            <text:p>Cape Breton—Canso—Antigonish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x.com/AllanMacMaster" xlink:type="simple">https://x.com/AllanMacMaster</text:a></text:p>
          </table:table-cell>
          <table:table-cell table:style-name="ce2" office:value-type="string" calcext:value-type="string">
            <text:p><text:a xlink:href="https://www.facebook.com/AllanMacMasterCapeBretonCansoAntigonish" xlink:type="simple">https://www.facebook.com/AllanMacMasterCapeBretonCansoAntigonish</text:a></text:p>
          </table:table-cell>
          <table:table-cell table:number-columns-repeated="20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Shuv Majumdar</text:p>
          </table:table-cell>
          <table:table-cell table:style-name="ce2" office:value-type="string" calcext:value-type="string">
            <text:p>Calgary Heritage</text:p>
          </table:table-cell>
          <table:table-cell table:style-name="ce2" office:value-type="string" calcext:value-type="string">
            <text:p><text:a xlink:href="https://calgaryheritage.conservativeeda.ca/" xlink:type="simple">https://calgaryheritage.conservativeeda.ca/</text:a></text:p>
          </table:table-cell>
          <table:table-cell table:style-name="ce2" office:value-type="string" calcext:value-type="string">
            <text:p><text:a xlink:href="https://x.com/shuvmajumdar?ref_src=twsrc%5Egoogle%7Ctwcamp%5Eserp%7Ctwgr%5Eauthor" xlink:type="simple">https://x.com/shuvmajumdar?ref_src=twsrc%5Egoogle%7Ctwcamp%5Eserp%7Ctwgr%5Eauthor</text:a></text:p>
          </table:table-cell>
          <table:table-cell table:style-name="ce2" office:value-type="string" calcext:value-type="string">
            <text:p><text:a xlink:href="https://www.facebook.com/shuvmajumdar/" xlink:type="simple">https://www.facebook.com/shuvmajumdar/</text:a></text:p>
          </table:table-cell>
          <table:table-cell table:style-name="ce2" office:value-type="string" calcext:value-type="string">
            <text:p><text:a xlink:href="https://www.instagram.com/shuvaloymajumdar/?hl=en" xlink:type="simple">https://www.instagram.com/shuvaloymajumdar/?hl=en</text:a></text:p>
          </table:table-cell>
          <table:table-cell table:style-name="ce2" office:value-type="string" calcext:value-type="string">
            <text:p><text:a xlink:href="https://cpc-donations.ca/calgary-heritage/" xlink:type="simple">https://cpc-donations.ca/calgary-heritage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Gaetan Malette</text:p>
          </table:table-cell>
          <table:table-cell table:style-name="ce2" office:value-type="string" calcext:value-type="string">
            <text:p>Kapuskasing—Timmins—Mushkegowuk</text:p>
          </table:table-cell>
          <table:table-cell table:style-name="ce2" office:value-type="string" calcext:value-type="string">
            <text:p><text:a xlink:href="https://timminsjamesbay.conservativeeda.ca/" xlink:type="simple">https://timminsjamesbay.conservativeeda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malette4tjb/" xlink:type="simple">https://www.facebook.com/malette4tjb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pc-donations.ca/timmins-james-bay/" xlink:type="simple">https://cpc-donations.ca/timmins-james-bay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Anna Manley</text:p>
          </table:table-cell>
          <table:table-cell table:style-name="ce2" office:value-type="string" calcext:value-type="string">
            <text:p>Sydney—Glace Bay</text:p>
          </table:table-cell>
          <table:table-cell table:style-name="ce2" office:value-type="string" calcext:value-type="string">
            <text:p><text:a xlink:href="https://sydneyglacebay.conservativeeda.ca/" xlink:type="simple">https://sydneyglacebay.conservativeeda.ca/</text:a></text:p>
          </table:table-cell>
          <table:table-cell table:style-name="ce2" office:value-type="string" calcext:value-type="string">
            <text:p><text:a xlink:href="https://x.com/nnamanley?lang=en" xlink:type="simple">https://x.com/nnamanley?lang=en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pc-donations.ca/sydney-glace-bay/" xlink:type="simple">https://cpc-donations.ca/sydney-glace-bay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Jacob Mantle</text:p>
          </table:table-cell>
          <table:table-cell table:style-name="ce2" office:value-type="string" calcext:value-type="string">
            <text:p>York—Durham</text:p>
          </table:table-cell>
          <table:table-cell table:style-name="ce2" office:value-type="string" calcext:value-type="string">
            <text:p><text:a xlink:href="https://yorkdurham.conservativeeda.ca/" xlink:type="simple">https://yorkdurham.conservativeeda.ca/</text:a></text:p>
          </table:table-cell>
          <table:table-cell table:style-name="ce2" office:value-type="string" calcext:value-type="string">
            <text:p><text:a xlink:href="https://x.com/jacobmantle" xlink:type="simple">https://x.com/jacobmantle</text:a></text:p>
          </table:table-cell>
          <table:table-cell table:style-name="ce2" office:value-type="string" calcext:value-type="string">
            <text:p><text:a xlink:href="https://www.facebook.com/t.jacob.mantle" xlink:type="simple">https://www.facebook.com/t.jacob.mantle</text:a></text:p>
          </table:table-cell>
          <table:table-cell table:style-name="ce2" office:value-type="string" calcext:value-type="string">
            <text:p><text:a xlink:href="https://www.instagram.com/jacobmantlecpc/" xlink:type="simple">https://www.instagram.com/jacobmantlecpc/</text:a></text:p>
          </table:table-cell>
          <table:table-cell table:style-name="ce2" office:value-type="string" calcext:value-type="string">
            <text:p><text:a xlink:href="https://yorkdurham.conservativeeda.ca/donate" xlink:type="simple">https://yorkdurham.conservativeeda.ca/donate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Steve Mansour</text:p>
          </table:table-cell>
          <table:table-cell table:style-name="ce2" office:value-type="string" calcext:value-type="string">
            <text:p>Orléans</text:p>
          </table:table-cell>
          <table:table-cell table:number-columns-repeated="2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Richard Martel</text:p>
          </table:table-cell>
          <table:table-cell table:style-name="ce2" office:value-type="string" calcext:value-type="string">
            <text:p>Chicoutimi—Le Fjord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x.com/richardmartelpc?lang=en" xlink:type="simple">https://x.com/richardmartelpc?lang=en</text:a></text:p>
          </table:table-cell>
          <table:table-cell table:style-name="ce2" office:value-type="string" calcext:value-type="string">
            <text:p><text:a xlink:href="https://www.facebook.com/richardmartelpcc/" xlink:type="simple">https://www.facebook.com/richardmartelpcc/</text:a></text:p>
          </table:table-cell>
          <table:table-cell table:style-name="ce2" office:value-type="string" calcext:value-type="string">
            <text:p><text:a xlink:href="https://www.instagram.com/richardmartelpcc/" xlink:type="simple">https://www.instagram.com/richardmartelpcc/</text:a></text:p>
          </table:table-cell>
          <table:table-cell table:style-name="ce2" office:value-type="string" calcext:value-type="string">
            <text:p><text:a xlink:href="https://cpc-donations.ca/chicoutimi-le-fjord/" xlink:type="simple">https://cpc-donations.ca/chicoutimi-le-fjord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Belent Mathew</text:p>
          </table:table-cell>
          <table:table-cell table:style-name="ce2" office:value-type="string" calcext:value-type="string">
            <text:p>Scarborough Centre—Don Valley East</text:p>
          </table:table-cell>
          <table:table-cell table:style-name="ce2" office:value-type="string" calcext:value-type="string">
            <text:p><text:a xlink:href="https://belentmathew.ca/" xlink:type="simple">https://belentmathew.ca/</text:a></text:p>
          </table:table-cell>
          <table:table-cell table:style-name="ce2" office:value-type="string" calcext:value-type="string">
            <text:p><text:a xlink:href="https://x.com/BelentMathew" xlink:type="simple">https://x.com/BelentMathew</text:a></text:p>
          </table:table-cell>
          <table:table-cell table:style-name="ce2" office:value-type="string" calcext:value-type="string">
            <text:p><text:a xlink:href="https://www.facebook.com/belent.mathew.77/" xlink:type="simple">https://www.facebook.com/belent.mathew.77/</text:a></text:p>
          </table:table-cell>
          <table:table-cell table:style-name="ce2" office:value-type="string" calcext:value-type="string">
            <text:p><text:a xlink:href="https://www.instagram.com/belentmathew/" xlink:type="simple">https://www.instagram.com/belentmathew/</text:a></text:p>
          </table:table-cell>
          <table:table-cell table:style-name="ce2" office:value-type="string" calcext:value-type="string">
            <text:p><text:a xlink:href="https://donvalleyeast.conservativeeda.ca/donate" xlink:type="simple">https://donvalleyeast.conservativeeda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Dan Mazier</text:p>
          </table:table-cell>
          <table:table-cell table:style-name="ce2" office:value-type="string" calcext:value-type="string">
            <text:p>Riding Mountain</text:p>
          </table:table-cell>
          <table:table-cell table:style-name="ce2" office:value-type="string" calcext:value-type="string">
            <text:p><text:a xlink:href="https://dauphinswanriverneepawa.conservativeeda.ca/" xlink:type="simple">https://dauphinswanriverneepawa.conservativeeda.ca/</text:a></text:p>
          </table:table-cell>
          <table:table-cell table:style-name="ce2" office:value-type="string" calcext:value-type="string">
            <text:p><text:a xlink:href="https://x.com/mbdan7?lang=en" xlink:type="simple">https://x.com/mbdan7?lang=en</text:a></text:p>
          </table:table-cell>
          <table:table-cell table:style-name="ce2" office:value-type="string" calcext:value-type="string">
            <text:p><text:a xlink:href="https://www.facebook.com/DanMazierMB/" xlink:type="simple">https://www.facebook.com/DanMazierMB/</text:a></text:p>
          </table:table-cell>
          <table:table-cell table:style-name="ce2" office:value-type="string" calcext:value-type="string">
            <text:p><text:a xlink:href="https://www.instagram.com/danmazier/" xlink:type="simple">https://www.instagram.com/danmazier/</text:a></text:p>
          </table:table-cell>
          <table:table-cell table:style-name="ce2" office:value-type="string" calcext:value-type="string">
            <text:p><text:a xlink:href="https://cpc-donations.ca/dauphin-swan-river-neepawa/" xlink:type="simple">https://cpc-donations.ca/dauphin-swan-river-neepawa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Kelly McCauley</text:p>
          </table:table-cell>
          <table:table-cell table:style-name="ce2" office:value-type="string" calcext:value-type="string">
            <text:p>Edmonton West</text:p>
          </table:table-cell>
          <table:table-cell table:style-name="ce2" office:value-type="string" calcext:value-type="string">
            <text:p><text:a xlink:href="https://edmontonwest.conservativeeda.ca/" xlink:type="simple">https://edmontonwest.conservativeeda.ca/</text:a></text:p>
          </table:table-cell>
          <table:table-cell table:style-name="ce2" office:value-type="string" calcext:value-type="string">
            <text:p><text:a xlink:href="https://x.com/kellymccauleymp?lang=en" xlink:type="simple">https://x.com/kellymccauleymp?lang=en</text:a></text:p>
          </table:table-cell>
          <table:table-cell table:style-name="ce2" office:value-type="string" calcext:value-type="string">
            <text:p><text:a xlink:href="https://www.facebook.com/KellyMcCauleyMP/" xlink:type="simple">https://www.facebook.com/KellyMcCauleyMP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edmontonwest.ca/donate" xlink:type="simple">https://www.edmontonwest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Sue McFadden</text:p>
          </table:table-cell>
          <table:table-cell table:style-name="ce2" office:value-type="string" calcext:value-type="string">
            <text:p>Mississauga—Streetsville</text:p>
          </table:table-cell>
          <table:table-cell table:style-name="ce2" office:value-type="string" calcext:value-type="string">
            <text:p><text:a xlink:href="https://mississaugastreetsville.conservativeeda.ca/" xlink:type="simple">https://mississaugastreetsville.conservativeeda.ca/</text:a></text:p>
          </table:table-cell>
          <table:table-cell table:style-name="ce2" office:value-type="string" calcext:value-type="string">
            <text:p><text:a xlink:href="https://x.com/sue_ward10?lang=en" xlink:type="simple">https://x.com/sue_ward10?lang=en</text:a></text:p>
          </table:table-cell>
          <table:table-cell table:style-name="ce2" office:value-type="string" calcext:value-type="string">
            <text:p><text:a xlink:href="https://www.facebook.com/sueward10/" xlink:type="simple">https://www.facebook.com/sueward10/</text:a></text:p>
          </table:table-cell>
          <table:table-cell table:style-name="ce2" office:value-type="string" calcext:value-type="string">
            <text:p><text:a xlink:href="https://www.instagram.com/mcfaddenward10/?hl=en" xlink:type="simple">https://www.instagram.com/mcfaddenward10/?hl=en</text:a></text:p>
          </table:table-cell>
          <table:table-cell table:style-name="ce2" office:value-type="string" calcext:value-type="string">
            <text:p><text:a xlink:href="https://cpc-donations.ca/mississauga-streetsville/" xlink:type="simple">https://cpc-donations.ca/mississauga-streetsvill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David McKenzie</text:p>
          </table:table-cell>
          <table:table-cell table:style-name="ce2" office:value-type="string" calcext:value-type="string">
            <text:p>Calgary Signal Hill</text:p>
          </table:table-cell>
          <table:table-cell table:style-name="ce2" office:value-type="string" calcext:value-type="string">
            <text:p><text:a xlink:href="https://davidmckenzie.ca/" xlink:type="simple">https://davidmckenzie.ca/</text:a></text:p>
          </table:table-cell>
          <table:table-cell table:style-name="ce2" office:value-type="string" calcext:value-type="string">
            <text:p><text:a xlink:href="https://x.com/DMcKenzieCPC" xlink:type="simple">https://x.com/DMcKenzieCPC</text:a></text:p>
          </table:table-cell>
          <table:table-cell table:style-name="ce2" office:value-type="string" calcext:value-type="string">
            <text:p><text:a xlink:href="https://www.facebook.com/DMcKenzieCPC" xlink:type="simple">https://www.facebook.com/DMcKenzieCPC</text:a></text:p>
          </table:table-cell>
          <table:table-cell table:style-name="ce2" office:value-type="string" calcext:value-type="string">
            <text:p><text:a xlink:href="https://www.instagram.com/dmckenziecpc/" xlink:type="simple">https://www.instagram.com/dmckenziecpc/</text:a></text:p>
          </table:table-cell>
          <table:table-cell table:number-columns-repeated="19"/>
        </table:table-row>
        <table:table-row table:style-name="ro3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Mark McKenzie</text:p>
          </table:table-cell>
          <table:table-cell table:style-name="ce2" office:value-type="string" calcext:value-type="string">
            <text:p>Windsor—Tecumseh—Lakeshore</text:p>
          </table:table-cell>
          <table:table-cell table:number-columns-repeated="2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Greg McLean</text:p>
          </table:table-cell>
          <table:table-cell table:style-name="ce2" office:value-type="string" calcext:value-type="string">
            <text:p>Calgary Centre</text:p>
          </table:table-cell>
          <table:table-cell table:style-name="ce2" office:value-type="string" calcext:value-type="string">
            <text:p><text:a xlink:href="https://calgarycentre.conservativeeda.ca/" xlink:type="simple">https://calgarycentre.conservativeeda.ca/</text:a></text:p>
          </table:table-cell>
          <table:table-cell table:style-name="ce2" office:value-type="string" calcext:value-type="string">
            <text:p><text:a xlink:href="https://x.com/GregMcLeanYYC?ref_src=twsrc%5Egoogle%7Ctwcamp%5Eserp%7Ctwgr%5Eauthor" xlink:type="simple">https://x.com/GregMcLeanYYC?ref_src=twsrc%5Egoogle%7Ctwcamp%5Eserp%7Ctwgr%5Eauthor</text:a></text:p>
          </table:table-cell>
          <table:table-cell table:style-name="ce2" office:value-type="string" calcext:value-type="string">
            <text:p><text:a xlink:href="https://www.facebook.com/GregMcLeanYYC/" xlink:type="simple">https://www.facebook.com/GregMcLeanYYC/</text:a></text:p>
          </table:table-cell>
          <table:table-cell table:style-name="ce2" office:value-type="string" calcext:value-type="string">
            <text:p><text:a xlink:href="https://www.instagram.com/gregmcleanyyc/" xlink:type="simple">https://www.instagram.com/gregmcleanyyc/</text:a></text:p>
          </table:table-cell>
          <table:table-cell table:style-name="ce2" office:value-type="string" calcext:value-type="string">
            <text:p><text:a xlink:href="https://www.calgarycentreconservatives.ca/donate" xlink:type="simple">https://www.calgarycentreconservatives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Logan McLellan</text:p>
          </table:table-cell>
          <table:table-cell table:style-name="ce2" office:value-type="string" calcext:value-type="string">
            <text:p>Egmont</text:p>
          </table:table-cell>
          <table:table-cell table:style-name="ce2" office:value-type="string" calcext:value-type="string">
            <text:p><text:a xlink:href="https://egmont.conservativeeda.ca/" xlink:type="simple">https://egmont.conservativeeda.ca/</text:a></text:p>
          </table:table-cell>
          <table:table-cell table:style-name="ce2" office:value-type="string" calcext:value-type="string">
            <text:p><text:a xlink:href="https://x.com/logancmclellan" xlink:type="simple">https://x.com/logancmclellan</text:a></text:p>
          </table:table-cell>
          <table:table-cell table:style-name="ce2" office:value-type="string" calcext:value-type="string">
            <text:p><text:a xlink:href="https://www.facebook.com/logan.mclellan.37/" xlink:type="simple">https://www.facebook.com/logan.mclellan.37/</text:a></text:p>
          </table:table-cell>
          <table:table-cell table:style-name="ce2" office:value-type="string" calcext:value-type="string">
            <text:p><text:a xlink:href="https://www.instagram.com/logancmclellan" xlink:type="simple">https://www.instagram.com/logancmclellan</text:a></text:p>
          </table:table-cell>
          <table:table-cell table:style-name="ce2" office:value-type="string" calcext:value-type="string">
            <text:p><text:a xlink:href="https://cpc-donations.ca/egmont/" xlink:type="simple">https://cpc-donations.ca/egmont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Kris McNichol</text:p>
          </table:table-cell>
          <table:table-cell table:style-name="ce2" office:value-type="string" calcext:value-type="string">
            <text:p>Courtenay—Alberni</text:p>
          </table:table-cell>
          <table:table-cell table:style-name="ce2" office:value-type="string" calcext:value-type="string">
            <text:p><text:a xlink:href="https://courtenayalberni.conservativeeda.ca/" xlink:type="simple">https://courtenayalberni.conservativeeda.ca/</text:a></text:p>
          </table:table-cell>
          <table:table-cell table:style-name="ce2" office:value-type="string" calcext:value-type="string">
            <text:p><text:a xlink:href="https://x.com/kmcnicholkris" xlink:type="simple">https://x.com/kmcnicholkris</text:a></text:p>
          </table:table-cell>
          <table:table-cell table:style-name="ce2" office:value-type="string" calcext:value-type="string">
            <text:p><text:a xlink:href="https://www.facebook.com/kris.mcnichol" xlink:type="simple">https://www.facebook.com/kris.mcnichol</text:a></text:p>
          </table:table-cell>
          <table:table-cell table:style-name="ce2" office:value-type="string" calcext:value-type="string">
            <text:p><text:a xlink:href="https://www.instagram.com/mcnicholkris/" xlink:type="simple">https://www.instagram.com/mcnicholkris/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Eric Melillo</text:p>
          </table:table-cell>
          <table:table-cell table:style-name="ce2" office:value-type="string" calcext:value-type="string">
            <text:p>Kenora—Kiiwetinoong</text:p>
          </table:table-cell>
          <table:table-cell table:style-name="ce2" office:value-type="string" calcext:value-type="string">
            <text:p><text:a xlink:href="https://kenora.conservativeeda.ca/" xlink:type="simple">https://kenora.conservativeeda.ca/</text:a></text:p>
          </table:table-cell>
          <table:table-cell table:style-name="ce2" office:value-type="string" calcext:value-type="string">
            <text:p><text:a xlink:href="https://x.com/eric_melillo" xlink:type="simple">https://x.com/eric_melillo</text:a></text:p>
          </table:table-cell>
          <table:table-cell table:style-name="ce2" office:value-type="string" calcext:value-type="string">
            <text:p><text:a xlink:href="https://www.facebook.com/ericmelilloCPC" xlink:type="simple">https://www.facebook.com/ericmelilloCPC</text:a></text:p>
          </table:table-cell>
          <table:table-cell table:style-name="ce2" office:value-type="string" calcext:value-type="string">
            <text:p><text:a xlink:href="https://www.instagram.com/eric_melillo/" xlink:type="simple">https://www.instagram.com/eric_melillo/</text:a></text:p>
          </table:table-cell>
          <table:table-cell table:style-name="ce2" office:value-type="string" calcext:value-type="string">
            <text:p><text:a xlink:href="https://cpc-donations.ca/kenora-kiiwetinoong/" xlink:type="simple">https://cpc-donations.ca/kenora-kiiwetinoong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Esteban Méndez-Hord</text:p>
          </table:table-cell>
          <table:table-cell table:style-name="ce2" office:value-type="string" calcext:value-type="string">
            <text:p>Sherbrooke</text:p>
          </table:table-cell>
          <table:table-cell table:number-columns-repeated="23"/>
        </table:table-row>
        <table:table-row table:style-name="ro3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ostas Menegakis</text:p>
          </table:table-cell>
          <table:table-cell table:style-name="ce2" office:value-type="string" calcext:value-type="string">
            <text:p>Aurora—Oak Ridges—Richmond Hill</text:p>
          </table:table-cell>
          <table:table-cell table:style-name="ce2" office:value-type="string" calcext:value-type="string">
            <text:p><text:a xlink:href="https://aor.conservativeeda.ca/" xlink:type="simple">https://aor.conservativeeda.ca/</text:a></text:p>
          </table:table-cell>
          <table:table-cell table:style-name="ce2" office:value-type="string" calcext:value-type="string">
            <text:p><text:a xlink:href="https://x.com/costasmenegakis?lang=en" xlink:type="simple">https://x.com/costasmenegakis?lang=en</text:a></text:p>
          </table:table-cell>
          <table:table-cell table:style-name="ce2" office:value-type="string" calcext:value-type="string">
            <text:p><text:a xlink:href="https://www.facebook.com/CostasMenegakis/" xlink:type="simple">https://www.facebook.com/CostasMenegakis/</text:a></text:p>
          </table:table-cell>
          <table:table-cell table:style-name="ce2" office:value-type="string" calcext:value-type="string">
            <text:p><text:a xlink:href="https://www.instagram.com/costasmenegakis/?hl=en" xlink:type="simple">https://www.instagram.com/costasmenegakis/?hl=en</text:a></text:p>
          </table:table-cell>
          <table:table-cell table:style-name="ce2" office:value-type="string" calcext:value-type="string">
            <text:p><text:a xlink:href="https://cpc-donations.ca/aurora-oak-ridges-richmond-hill/" xlink:type="simple">https://cpc-donations.ca/aurora-oak-ridges-richmond-hill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Konstantinos Merakos</text:p>
          </table:table-cell>
          <table:table-cell table:style-name="ce2" office:value-type="string" calcext:value-type="string">
            <text:p>Laval—Les Îles</text:p>
          </table:table-cell>
          <table:table-cell table:style-name="ce2" office:value-type="string" calcext:value-type="string">
            <text:p><text:a xlink:href="https://www.konstantinosmerakos.ca/" xlink:type="simple">https://www.konstantinosmerakos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profile.php?id=61565926448646" xlink:type="simple">https://www.facebook.com/profile.php?id=61565926448646</text:a></text:p>
          </table:table-cell>
          <table:table-cell table:style-name="ce2" office:value-type="string" calcext:value-type="string">
            <text:p><text:a xlink:href="https://www.instagram.com/konstantinosmerakos/" xlink:type="simple">https://www.instagram.com/konstantinosmerakos/</text:a></text:p>
          </table:table-cell>
          <table:table-cell table:style-name="ce2" office:value-type="string" calcext:value-type="string">
            <text:p><text:a xlink:href="https://www.konstantinosmerakos.ca/donate/" xlink:type="simple">https://www.konstantinosmerakos.ca/donat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Milad Mikael</text:p>
          </table:table-cell>
          <table:table-cell table:style-name="ce2" office:value-type="string" calcext:value-type="string">
            <text:p>Mississauga—Erin Mills</text:p>
          </table:table-cell>
          <table:table-cell table:style-name="ce2" office:value-type="string" calcext:value-type="string">
            <text:p><text:a xlink:href="https://miladmikael.com/" xlink:type="simple">https://miladmikael.com/</text:a></text:p>
          </table:table-cell>
          <table:table-cell table:style-name="ce2" office:value-type="string" calcext:value-type="string">
            <text:p><text:a xlink:href="https://x.com/MiladMikae2956" xlink:type="simple">https://x.com/MiladMikae2956</text:a></text:p>
          </table:table-cell>
          <table:table-cell table:style-name="ce2" office:value-type="string" calcext:value-type="string">
            <text:p><text:a xlink:href="https://www.facebook.com/milad.dimetry/" xlink:type="simple">https://www.facebook.com/milad.dimetry/</text:a></text:p>
          </table:table-cell>
          <table:table-cell table:style-name="ce2" office:value-type="string" calcext:value-type="string">
            <text:p><text:a xlink:href="https://www.instagram.com/miladmikael/" xlink:type="simple">https://www.instagram.com/miladmikael/</text:a></text:p>
          </table:table-cell>
          <table:table-cell table:number-columns-repeated="1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Rob Moore</text:p>
          </table:table-cell>
          <table:table-cell table:style-name="ce2" office:value-type="string" calcext:value-type="string">
            <text:p>Fundy Royal</text:p>
          </table:table-cell>
          <table:table-cell table:style-name="ce2" office:value-type="string" calcext:value-type="string">
            <text:p><text:a xlink:href="https://fundyroyal.conservativeeda.ca/" xlink:type="simple">https://fundyroyal.conservativeeda.ca/</text:a></text:p>
          </table:table-cell>
          <table:table-cell table:style-name="ce2" office:value-type="string" calcext:value-type="string">
            <text:p><text:a xlink:href="https://x.com/RobMoore_CPC?ref_src=twsrc%5Egoogle%7Ctwcamp%5Eserp%7Ctwgr%5Eauthor" xlink:type="simple">https://x.com/RobMoore_CPC?ref_src=twsrc%5Egoogle%7Ctwcamp%5Eserp%7Ctwgr%5Eauthor</text:a></text:p>
          </table:table-cell>
          <table:table-cell table:style-name="ce2" office:value-type="string" calcext:value-type="string">
            <text:p><text:a xlink:href="https://www.facebook.com/RobMooreFundyRoyal/" xlink:type="simple">https://www.facebook.com/RobMooreFundyRoyal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pc-donations.ca/fundy-royal/" xlink:type="simple">https://cpc-donations.ca/fundy-royal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Marty Morantz</text:p>
          </table:table-cell>
          <table:table-cell table:style-name="ce2" office:value-type="string" calcext:value-type="string">
            <text:p>Winnipeg West</text:p>
          </table:table-cell>
          <table:table-cell table:style-name="ce2" office:value-type="string" calcext:value-type="string">
            <text:p><text:a xlink:href="https://csjah.conservativeeda.ca/" xlink:type="simple">https://csjah.conservativeeda.ca/</text:a></text:p>
          </table:table-cell>
          <table:table-cell table:style-name="ce2" office:value-type="string" calcext:value-type="string">
            <text:p><text:a xlink:href="https://x.com/marty_morantz" xlink:type="simple">https://x.com/marty_morantz</text:a></text:p>
          </table:table-cell>
          <table:table-cell table:style-name="ce2" office:value-type="string" calcext:value-type="string">
            <text:p><text:a xlink:href="https://www.facebook.com/martymorantz/" xlink:type="simple">https://www.facebook.com/martymorantz/</text:a></text:p>
          </table:table-cell>
          <table:table-cell table:style-name="ce2" office:value-type="string" calcext:value-type="string">
            <text:p><text:a xlink:href="https://www.instagram.com/martymorantz/" xlink:type="simple">https://www.instagram.com/martymorantz/</text:a></text:p>
          </table:table-cell>
          <table:table-cell table:style-name="ce2" office:value-type="string" calcext:value-type="string">
            <text:p><text:a xlink:href="https://cpc-donations.ca/charleswood-st-james-assiniboia-headingley/" xlink:type="simple">https://cpc-donations.ca/charleswood-st-james-assiniboia-headingley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Billy Morin</text:p>
          </table:table-cell>
          <table:table-cell table:style-name="ce2" office:value-type="string" calcext:value-type="string">
            <text:p>Edmonton Northwest</text:p>
          </table:table-cell>
          <table:table-cell table:style-name="ce2" office:value-type="string" calcext:value-type="string">
            <text:p><text:a xlink:href="https://edmontonnorthwest.conservativeeda.ca/" xlink:type="simple">https://edmontonnorthwest.conservativeeda.ca/</text:a></text:p>
          </table:table-cell>
          <table:table-cell table:style-name="ce2" office:value-type="string" calcext:value-type="string">
            <text:p><text:a xlink:href="https://x.com/billymorinecn?lang=en" xlink:type="simple">https://x.com/billymorinecn?lang=en</text:a></text:p>
          </table:table-cell>
          <table:table-cell table:style-name="ce2" office:value-type="string" calcext:value-type="string">
            <text:p><text:a xlink:href="https://www.facebook.com/p/Chief-Billy-Morin-100077633238264/?locale=tl_PH" xlink:type="simple">https://www.facebook.com/p/Chief-Billy-Morin-100077633238264/?locale=tl_PH</text:a></text:p>
          </table:table-cell>
          <table:table-cell table:style-name="ce2" office:value-type="string" calcext:value-type="string">
            <text:p><text:a xlink:href="https://www.instagram.com/billymorinofficial/" xlink:type="simple">https://www.instagram.com/billymorinofficial/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Michel Morin</text:p>
          </table:table-cell>
          <table:table-cell table:style-name="ce2" office:value-type="string" calcext:value-type="string">
            <text:p>Madawaska—Restigouche</text:p>
          </table:table-cell>
          <table:table-cell table:number-columns-repeated="2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Janice Morley-Lecomte</text:p>
          </table:table-cell>
          <table:table-cell table:style-name="ce2" office:value-type="string" calcext:value-type="string">
            <text:p>Winnipeg South</text:p>
          </table:table-cell>
          <table:table-cell table:style-name="ce2" office:value-type="string" calcext:value-type="string">
            <text:p><text:a xlink:href="https://winnipegsouth.conservativeeda.ca/" xlink:type="simple">https://winnipegsouth.conservativeeda.ca/</text:a></text:p>
          </table:table-cell>
          <table:table-cell table:style-name="ce2" office:value-type="string" calcext:value-type="string">
            <text:p><text:a xlink:href="https://x.com/janicemlpcseine" xlink:type="simple">https://x.com/janicemlpcseine</text:a></text:p>
          </table:table-cell>
          <table:table-cell table:style-name="ce2" office:value-type="string" calcext:value-type="string">
            <text:p><text:a xlink:href="https://www.facebook.com/profile.php?id=100009496538518&amp;mibextid=LQQJ4d" xlink:type="simple">https://www.facebook.com/profile.php?id=100009496538518&amp;mibextid=LQQJ4d</text:a></text:p>
          </table:table-cell>
          <table:table-cell table:style-name="ce2" office:value-type="string" calcext:value-type="string">
            <text:p><text:a xlink:href="https://www.instagram.com/janicemorleylecomte?igsh=MTM3NHRnMnI4M211bQ==" xlink:type="simple">https://www.instagram.com/janicemorleylecomte?igsh=MTM3NHRnMnI4M211bQ==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Patricia Morrisette</text:p>
          </table:table-cell>
          <table:table-cell table:style-name="ce2" office:value-type="string" calcext:value-type="string">
            <text:p>Rivière-du-Nord</text:p>
          </table:table-cell>
          <table:table-cell table:style-name="ce2" office:value-type="string" calcext:value-type="string">
            <text:p><text:a xlink:href="https://www.patriciamorrissette.ca/" xlink:type="simple">https://www.patriciamorrissette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PatriciaMorrissetteConservatrice" xlink:type="simple">https://www.facebook.com/PatriciaMorrissetteConservatrice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patriciamorrissette.ca/donner" xlink:type="simple">https://www.patriciamorrissette.ca/donner</text:a></text:p>
          </table:table-cell>
          <table:table-cell table:number-columns-repeated="18"/>
        </table:table-row>
        <table:table-row table:style-name="ro4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Rob Morrison</text:p>
          </table:table-cell>
          <table:table-cell table:style-name="ce2" office:value-type="string" calcext:value-type="string">
            <text:p>Columbia—Kootenay—Southern Rockies</text:p>
          </table:table-cell>
          <table:table-cell table:style-name="ce2" office:value-type="string" calcext:value-type="string">
            <text:p><text:a xlink:href="https://kootenaycolumbia.conservativeeda.ca/" xlink:type="simple">https://kootenaycolumbia.conservativeeda.ca/</text:a></text:p>
          </table:table-cell>
          <table:table-cell table:style-name="ce2" office:value-type="string" calcext:value-type="string">
            <text:p><text:a xlink:href="https://x.com/robmorrisonmp" xlink:type="simple">https://x.com/robmorrisonmp</text:a></text:p>
          </table:table-cell>
          <table:table-cell table:style-name="ce2" office:value-type="string" calcext:value-type="string">
            <text:p><text:a xlink:href="https://www.facebook.com/robmorrisonmp/" xlink:type="simple">https://www.facebook.com/robmorrisonmp/</text:a></text:p>
          </table:table-cell>
          <table:table-cell table:style-name="ce2" office:value-type="string" calcext:value-type="string">
            <text:p><text:a xlink:href="https://www.instagram.com/robmorrisonmp/" xlink:type="simple">https://www.instagram.com/robmorrisonmp/</text:a></text:p>
          </table:table-cell>
          <table:table-cell table:number-columns-repeated="19"/>
        </table:table-row>
        <table:table-row table:style-name="ro3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Glen Motz</text:p>
          </table:table-cell>
          <table:table-cell table:style-name="ce2" office:value-type="string" calcext:value-type="string">
            <text:p>Medicine Hat—Cardston—Warner</text:p>
          </table:table-cell>
          <table:table-cell table:style-name="ce2" office:value-type="string" calcext:value-type="string">
            <text:p><text:a xlink:href="https://medicinehat.conservativeeda.ca/" xlink:type="simple">https://medicinehat.conservativeeda.ca/</text:a></text:p>
          </table:table-cell>
          <table:table-cell table:style-name="ce2" office:value-type="string" calcext:value-type="string">
            <text:p><text:a xlink:href="https://x.com/GlenMotz?ref_src=twsrc%5Egoogle%7Ctwcamp%5Eserp%7Ctwgr%5Eauthor" xlink:type="simple">https://x.com/GlenMotz?ref_src=twsrc%5Egoogle%7Ctwcamp%5Eserp%7Ctwgr%5Eauthor</text:a></text:p>
          </table:table-cell>
          <table:table-cell table:style-name="ce2" office:value-type="string" calcext:value-type="string">
            <text:p><text:a xlink:href="https://www.facebook.com/GlenMotz/" xlink:type="simple">https://www.facebook.com/GlenMotz/</text:a></text:p>
          </table:table-cell>
          <table:table-cell table:style-name="ce2" office:value-type="string" calcext:value-type="string">
            <text:p><text:a xlink:href="https://www.instagram.com/glenmotz/?hl=en" xlink:type="simple">https://www.instagram.com/glenmotz/?hl=en</text:a></text:p>
          </table:table-cell>
          <table:table-cell table:style-name="ce2" office:value-type="string" calcext:value-type="string">
            <text:p><text:a xlink:href="https://cpc-donations.ca/donate-to-medicine-hat-cardston-warner/" xlink:type="simple">https://cpc-donations.ca/donate-to-medicine-hat-cardston-warner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Aris Movessian</text:p>
          </table:table-cell>
          <table:table-cell table:style-name="ce2" office:value-type="string" calcext:value-type="string">
            <text:p>Scarborough—Agincourt</text:p>
          </table:table-cell>
          <table:table-cell table:number-columns-repeated="2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Reddy Muttukuru</text:p>
          </table:table-cell>
          <table:table-cell table:style-name="ce2" office:value-type="string" calcext:value-type="string">
            <text:p>Scarborough—Woburn</text:p>
          </table:table-cell>
          <table:table-cell table:style-name="ce2" office:value-type="string" calcext:value-type="string">
            <text:p><text:a xlink:href="https://www.conservative.ca/candidates/www.ddreddymuttukuru.ca" xlink:type="simple">https://www.conservative.ca/candidates/www.ddreddymuttukuru.ca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profile.php?id=100016156728565" xlink:type="simple">https://www.facebook.com/profile.php?id=100016156728565</text:a></text:p>
          </table:table-cell>
          <table:table-cell table:style-name="ce2" office:value-type="string" calcext:value-type="string">
            <text:p><text:a xlink:href="https://www.instagram.com/dd_reddy_muttukuru?igsh=d3NqMXY1b2YxaW03" xlink:type="simple">https://www.instagram.com/dd_reddy_muttukuru?igsh=d3NqMXY1b2YxaW03</text:a></text:p>
          </table:table-cell>
          <table:table-cell table:style-name="ce2" office:value-type="string" calcext:value-type="string">
            <text:p><text:a xlink:href="https://scarboroughwoburn.conservativeeda.ca/donate" xlink:type="simple">https://scarboroughwoburn.conservativeeda.ca/donate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Dan Muys</text:p>
          </table:table-cell>
          <table:table-cell table:style-name="ce2" office:value-type="string" calcext:value-type="string">
            <text:p>Flamborough—Glanbrook—Brant North</text:p>
          </table:table-cell>
          <table:table-cell table:style-name="ce2" office:value-type="string" calcext:value-type="string">
            <text:p><text:a xlink:href="https://danmuys.ca/" xlink:type="simple">https://danmuys.ca/</text:a></text:p>
          </table:table-cell>
          <table:table-cell table:style-name="ce2" office:value-type="string" calcext:value-type="string">
            <text:p><text:a xlink:href="https://x.com/DanMuysMP?ref_src=twsrc%5Egoogle%7Ctwcamp%5Eserp%7Ctwgr%5Eauthor" xlink:type="simple">https://x.com/DanMuysMP?ref_src=twsrc%5Egoogle%7Ctwcamp%5Eserp%7Ctwgr%5Eauthor</text:a></text:p>
          </table:table-cell>
          <table:table-cell table:style-name="ce2" office:value-type="string" calcext:value-type="string">
            <text:p><text:a xlink:href="https://www.facebook.com/DanMuysMP/" xlink:type="simple">https://www.facebook.com/DanMuysMP/</text:a></text:p>
          </table:table-cell>
          <table:table-cell table:style-name="ce2" office:value-type="string" calcext:value-type="string">
            <text:p><text:a xlink:href="https://www.instagram.com/danmuysmp/" xlink:type="simple">https://www.instagram.com/danmuysmp/</text:a></text:p>
          </table:table-cell>
          <table:table-cell table:style-name="ce2" office:value-type="string" calcext:value-type="string">
            <text:p><text:a xlink:href="https://danmuys.ca/donate/" xlink:type="simple">https://danmuys.ca/donat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John Nater</text:p>
          </table:table-cell>
          <table:table-cell table:style-name="ce2" office:value-type="string" calcext:value-type="string">
            <text:p>Perth—Wellington</text:p>
          </table:table-cell>
          <table:table-cell table:style-name="ce2" office:value-type="string" calcext:value-type="string">
            <text:p><text:a xlink:href="https://perthwellington.conservativeeda.ca/" xlink:type="simple">https://perthwellington.conservativeeda.ca/</text:a></text:p>
          </table:table-cell>
          <table:table-cell table:style-name="ce2" office:value-type="string" calcext:value-type="string">
            <text:p><text:a xlink:href="https://x.com/JohnNaterMP" xlink:type="simple">https://x.com/JohnNaterMP</text:a></text:p>
          </table:table-cell>
          <table:table-cell table:style-name="ce2" office:value-type="string" calcext:value-type="string">
            <text:p><text:a xlink:href="https://www.facebook.com/JohnNaterMP/" xlink:type="simple">https://www.facebook.com/JohnNaterMP/</text:a></text:p>
          </table:table-cell>
          <table:table-cell table:style-name="ce2" office:value-type="string" calcext:value-type="string">
            <text:p><text:a xlink:href="https://www.instagram.com/john_nater_mp/" xlink:type="simple">https://www.instagram.com/john_nater_mp/</text:a></text:p>
          </table:table-cell>
          <table:table-cell table:style-name="ce2" office:value-type="string" calcext:value-type="string">
            <text:p><text:a xlink:href="https://cpc-donations.ca/perth-wellington/" xlink:type="simple">https://cpc-donations.ca/perth-wellington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Jeremy Nixon</text:p>
          </table:table-cell>
          <table:table-cell table:style-name="ce2" office:value-type="string" calcext:value-type="string">
            <text:p>Calgary Confederation</text:p>
          </table:table-cell>
          <table:table-cell table:style-name="ce2" office:value-type="string" calcext:value-type="string">
            <text:p><text:a xlink:href="https://confed.conservativeeda.ca/" xlink:type="simple">https://confed.conservativeeda.ca/</text:a></text:p>
          </table:table-cell>
          <table:table-cell table:number-columns-repeated="22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Brian Nolan</text:p>
          </table:table-cell>
          <table:table-cell table:style-name="ce2" office:value-type="string" calcext:value-type="string">
            <text:p>Pontiac—Kitigan Zibi</text:p>
          </table:table-cell>
          <table:table-cell table:number-columns-repeated="2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Isabelle Obeid</text:p>
          </table:table-cell>
          <table:table-cell table:style-name="ce2" office:value-type="string" calcext:value-type="string">
            <text:p>Dartmouth—Cole Harbour</text:p>
          </table:table-cell>
          <table:table-cell table:style-name="ce2" office:value-type="string" calcext:value-type="string">
            <text:p><text:a xlink:href="https://dartmouthcoleharbour.conservativeeda.ca/" xlink:type="simple">https://dartmouthcoleharbour.conservativeeda.ca/</text:a></text:p>
          </table:table-cell>
          <table:table-cell table:style-name="ce2" office:value-type="string" calcext:value-type="string">
            <text:p><text:a xlink:href="https://x.com/IsabelleObeid" xlink:type="simple">https://x.com/IsabelleObeid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instagram.com/voteobeid/" xlink:type="simple">https://www.instagram.com/voteobeid/</text:a></text:p>
          </table:table-cell>
          <table:table-cell table:style-name="ce2" office:value-type="string" calcext:value-type="string">
            <text:p><text:a xlink:href="https://cpc-donations.ca/dartmouth-cole-harbour/" xlink:type="simple">https://cpc-donations.ca/dartmouth-cole-harbour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Neil Oberman</text:p>
          </table:table-cell>
          <table:table-cell table:style-name="ce2" office:value-type="string" calcext:value-type="string">
            <text:p>Mount Royal</text:p>
          </table:table-cell>
          <table:table-cell table:style-name="ce2" office:value-type="string" calcext:value-type="string">
            <text:p><text:a xlink:href="https://www.conservative.ca/eda/mount-royal/" xlink:type="simple">https://www.conservative.ca/eda/mount-royal/</text:a></text:p>
          </table:table-cell>
          <table:table-cell table:style-name="ce2" office:value-type="string" calcext:value-type="string">
            <text:p><text:a xlink:href="https://x.com/NeilOberman" xlink:type="simple">https://x.com/NeilOberman</text:a></text:p>
          </table:table-cell>
          <table:table-cell table:style-name="ce2" office:value-type="string" calcext:value-type="string">
            <text:p><text:a xlink:href="https://www.facebook.com/MountRoyalConservatives/" xlink:type="simple">https://www.facebook.com/MountRoyalConservatives/</text:a></text:p>
          </table:table-cell>
          <table:table-cell table:style-name="ce2" office:value-type="string" calcext:value-type="string">
            <text:p><text:a xlink:href="https://www.instagram.com/neil.obermancpcpcc/" xlink:type="simple">https://www.instagram.com/neil.obermancpcpcc/</text:a></text:p>
          </table:table-cell>
          <table:table-cell table:style-name="ce2" office:value-type="string" calcext:value-type="string">
            <text:p><text:a xlink:href="https://cpc-donations.ca/mount-royal/" xlink:type="simple">https://cpc-donations.ca/mount-royal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Ted Opitz</text:p>
          </table:table-cell>
          <table:table-cell table:style-name="ce2" office:value-type="string" calcext:value-type="string">
            <text:p>Etobicoke Centre</text:p>
          </table:table-cell>
          <table:table-cell table:number-columns-repeated="2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athie Ounsted</text:p>
          </table:table-cell>
          <table:table-cell table:style-name="ce2" office:value-type="string" calcext:value-type="string">
            <text:p>Saanich—Gulf Islands</text:p>
          </table:table-cell>
          <table:table-cell table:style-name="ce2" office:value-type="string" calcext:value-type="string">
            <text:p><text:a xlink:href="https://saanichgulfislands.conservativeeda.ca/" xlink:type="simple">https://saanichgulfislands.conservativeeda.ca/</text:a></text:p>
          </table:table-cell>
          <table:table-cell table:style-name="ce2" office:value-type="string" calcext:value-type="string">
            <text:p><text:a xlink:href="https://x.com/home/c_ounsted" xlink:type="simple">https://x.com/home/c_ounsted</text:a></text:p>
          </table:table-cell>
          <table:table-cell table:style-name="ce2" office:value-type="string" calcext:value-type="string">
            <text:p><text:a xlink:href="https://www.facebook.com/cathieounsted/" xlink:type="simple">https://www.facebook.com/cathieounsted/</text:a></text:p>
          </table:table-cell>
          <table:table-cell table:style-name="ce2" office:value-type="string" calcext:value-type="string">
            <text:p><text:a xlink:href="https://www.instagram.com/cathieounsted" xlink:type="simple">https://www.instagram.com/cathieounsted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Jaques Painchaud</text:p>
          </table:table-cell>
          <table:table-cell table:style-name="ce2" office:value-type="string" calcext:value-type="string">
            <text:p>Compton—Stanstead</text:p>
          </table:table-cell>
          <table:table-cell table:number-columns-repeated="2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Sukh Pandher</text:p>
          </table:table-cell>
          <table:table-cell table:style-name="ce2" office:value-type="string" calcext:value-type="string">
            <text:p>Fleetwood—Port Kells</text:p>
          </table:table-cell>
          <table:table-cell table:style-name="ce2" office:value-type="string" calcext:value-type="string">
            <text:p><text:a xlink:href="https://fleetwoodportkells.conservativeeda.ca/" xlink:type="simple">https://fleetwoodportkells.conservativeeda.ca/</text:a></text:p>
          </table:table-cell>
          <table:table-cell table:number-columns-repeated="22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Don Patel</text:p>
          </table:table-cell>
          <table:table-cell table:style-name="ce2" office:value-type="string" calcext:value-type="string">
            <text:p>Etobicoke North</text:p>
          </table:table-cell>
          <table:table-cell table:style-name="ce2" office:value-type="string" calcext:value-type="string">
            <text:p><text:a xlink:href="https://www.conservative.ca/candidates/donpatel.ca" xlink:type="simple">https://www.conservative.ca/candidates/donpatel.ca</text:a></text:p>
          </table:table-cell>
          <table:table-cell table:style-name="ce2" office:value-type="string" calcext:value-type="string">
            <text:p><text:a xlink:href="https://x.com/donrbpatel?lang=en" xlink:type="simple">https://x.com/donrbpatel?lang=en</text:a></text:p>
          </table:table-cell>
          <table:table-cell table:style-name="ce2" office:value-type="string" calcext:value-type="string">
            <text:p><text:a xlink:href="https://www.facebook.com/don.r.patel" xlink:type="simple">https://www.facebook.com/don.r.patel</text:a></text:p>
          </table:table-cell>
          <table:table-cell table:style-name="ce2" office:value-type="string" calcext:value-type="string">
            <text:p><text:a xlink:href="https://www.instagram.com/don.r.b.patel/?hl=en" xlink:type="simple">https://www.instagram.com/don.r.b.patel/?hl=en</text:a></text:p>
          </table:table-cell>
          <table:table-cell table:style-name="ce2" office:value-type="string" calcext:value-type="string">
            <text:p><text:a xlink:href="https://etobicokenorth.conservativeeda.ca/donate" xlink:type="simple">https://etobicokenorth.conservativeeda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Bryan Paterson</text:p>
          </table:table-cell>
          <table:table-cell table:style-name="ce2" office:value-type="string" calcext:value-type="string">
            <text:p>Kingston and the Islands</text:p>
          </table:table-cell>
          <table:table-cell table:style-name="ce2" office:value-type="string" calcext:value-type="string">
            <text:p><text:a xlink:href="https://bryan4kingston.ca/" xlink:type="simple">https://bryan4kingston.ca/</text:a></text:p>
          </table:table-cell>
          <table:table-cell table:number-columns-repeated="22"/>
        </table:table-row>
        <table:table-row table:style-name="ro3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Jeremy Patzer</text:p>
          </table:table-cell>
          <table:table-cell table:style-name="ce2" office:value-type="string" calcext:value-type="string">
            <text:p>Swift Current—Grasslands—Kindersley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x.com/JeremyPatzerMP?ref_src=twsrc%5Egoogle%7Ctwcamp%5Eserp%7Ctwgr%5Eauthor" xlink:type="simple">https://x.com/JeremyPatzerMP?ref_src=twsrc%5Egoogle%7Ctwcamp%5Eserp%7Ctwgr%5Eauthor</text:a></text:p>
          </table:table-cell>
          <table:table-cell table:style-name="ce2" office:value-type="string" calcext:value-type="string">
            <text:p><text:a xlink:href="https://www.facebook.com/JeremyPatzerMP/" xlink:type="simple">https://www.facebook.com/JeremyPatzerMP/</text:a></text:p>
          </table:table-cell>
          <table:table-cell table:style-name="ce2" office:value-type="string" calcext:value-type="string">
            <text:p><text:a xlink:href="https://www.instagram.com/jeremypatzermp/?hl=en" xlink:type="simple">https://www.instagram.com/jeremypatzermp/?hl=en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Bijay Paudel</text:p>
          </table:table-cell>
          <table:table-cell table:style-name="ce2" office:value-type="string" calcext:value-type="string">
            <text:p>Humber River—Black Creek</text:p>
          </table:table-cell>
          <table:table-cell table:number-columns-repeated="23"/>
        </table:table-row>
        <table:table-row table:style-name="ro3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Pierre Paul-Hus</text:p>
          </table:table-cell>
          <table:table-cell table:style-name="ce2" office:value-type="string" calcext:value-type="string">
            <text:p>Charlesbourg—Haute-Saint-Charles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x.com/PierrePaulHus?ref_src=twsrc%5Egoogle%7Ctwcamp%5Eserp%7Ctwgr%5Eauthor" xlink:type="simple">https://x.com/PierrePaulHus?ref_src=twsrc%5Egoogle%7Ctwcamp%5Eserp%7Ctwgr%5Eauthor</text:a></text:p>
          </table:table-cell>
          <table:table-cell table:style-name="ce2" office:value-type="string" calcext:value-type="string">
            <text:p><text:a xlink:href="https://www.facebook.com/pierrepaulhus2015/" xlink:type="simple">https://www.facebook.com/pierrepaulhus2015/</text:a></text:p>
          </table:table-cell>
          <table:table-cell table:style-name="ce2" office:value-type="string" calcext:value-type="string">
            <text:p><text:a xlink:href="https://www.instagram.com/pierre_paulhus/?hl=en" xlink:type="simple">https://www.instagram.com/pierre_paulhus/?hl=en</text:a></text:p>
          </table:table-cell>
          <table:table-cell table:style-name="ce2" office:value-type="string" calcext:value-type="string">
            <text:p><text:a xlink:href="https://checkout.square.site/merchant/D70934H07DTEP/checkout/XYKP2QTP52OS3R4WOKCCPVEM" xlink:type="simple">https://checkout.square.site/merchant/D70934H07DTEP/checkout/XYKP2QTP52OS3R4WOKCCPVEM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Rick Perkins</text:p>
          </table:table-cell>
          <table:table-cell table:style-name="ce2" office:value-type="string" calcext:value-type="string">
            <text:p>South Shore—St. Margarets</text:p>
          </table:table-cell>
          <table:table-cell table:style-name="ce2" office:value-type="string" calcext:value-type="string">
            <text:p><text:a xlink:href="https://www.southshorestmargarets.ca/" xlink:type="simple">https://www.southshorestmargarets.ca/</text:a></text:p>
          </table:table-cell>
          <table:table-cell table:style-name="ce2" office:value-type="string" calcext:value-type="string">
            <text:p><text:a xlink:href="https://x.com/RickPerkinsMP?ref_src=twsrc%5Egoogle%7Ctwcamp%5Eserp%7Ctwgr%5Eauthor" xlink:type="simple">https://x.com/RickPerkinsMP?ref_src=twsrc%5Egoogle%7Ctwcamp%5Eserp%7Ctwgr%5Eauthor</text:a></text:p>
          </table:table-cell>
          <table:table-cell table:style-name="ce2" office:value-type="string" calcext:value-type="string">
            <text:p><text:a xlink:href="https://www.facebook.com/RickPerkinsMP/" xlink:type="simple">https://www.facebook.com/RickPerkinsMP/</text:a></text:p>
          </table:table-cell>
          <table:table-cell table:style-name="ce2" office:value-type="string" calcext:value-type="string">
            <text:p><text:a xlink:href="https://www.instagram.com/rickperkinsmp/" xlink:type="simple">https://www.instagram.com/rickperkinsmp/</text:a></text:p>
          </table:table-cell>
          <table:table-cell table:style-name="ce2" office:value-type="string" calcext:value-type="string">
            <text:p><text:a xlink:href="https://www.southshorestmargarets.ca/page/donatenow.aspx" xlink:type="simple">https://www.southshorestmargarets.ca/page/donatenow.aspx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Robert Pierce</text:p>
          </table:table-cell>
          <table:table-cell table:style-name="ce2" office:value-type="string" calcext:value-type="string">
            <text:p>Don Valley West</text:p>
          </table:table-cell>
          <table:table-cell table:number-columns-repeated="2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Kethlande Pierre</text:p>
          </table:table-cell>
          <table:table-cell table:style-name="ce2" office:value-type="string" calcext:value-type="string">
            <text:p>Gatinea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kethlande" xlink:type="simple">https://www.facebook.com/kethlande</text:a></text:p>
          </table:table-cell>
          <table:table-cell table:number-columns-repeated="20"/>
        </table:table-row>
        <table:table-row table:style-name="ro4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Jean-Pierre Pigeon</text:p>
          </table:table-cell>
          <table:table-cell table:style-name="ce2" office:value-type="string" calcext:value-type="string">
            <text:p>Gaspésie—Les Îles-de-la-Madeleine—Listuguj</text:p>
          </table:table-cell>
          <table:table-cell table:number-columns-repeated="23"/>
        </table:table-row>
        <table:table-row table:style-name="ro4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Michel Plourde</text:p>
          </table:table-cell>
          <table:table-cell table:style-name="ce2" office:value-type="string" calcext:value-type="string">
            <text:p>Bécancour—Nicolet—Saurel—Alnôbak</text:p>
          </table:table-cell>
          <table:table-cell table:style-name="ce2" office:value-type="string" calcext:value-type="string">
            <text:p><text:a xlink:href="https://www.michelplourde.ca/" xlink:type="simple">https://www.michelplourde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MichelPlourdeCandidat/" xlink:type="simple">https://www.facebook.com/MichelPlourdeCandidat/</text:a></text:p>
          </table:table-cell>
          <table:table-cell table:number-columns-repeated="20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Jocelyne Poirier</text:p>
          </table:table-cell>
          <table:table-cell table:style-name="ce2" office:value-type="string" calcext:value-type="string">
            <text:p>Beaches—East York</text:p>
          </table:table-cell>
          <table:table-cell table:style-name="ce2" office:value-type="string" calcext:value-type="string">
            <text:p><text:a xlink:href="https://bey.conservativeeda.ca/" xlink:type="simple">https://bey.conservativeeda.ca/</text:a></text:p>
          </table:table-cell>
          <table:table-cell table:style-name="ce2" office:value-type="string" calcext:value-type="string">
            <text:p><text:a xlink:href="https://x.com/beyjoce" xlink:type="simple">https://x.com/beyjoce</text:a></text:p>
          </table:table-cell>
          <table:table-cell table:style-name="ce2" office:value-type="string" calcext:value-type="string">
            <text:p><text:a xlink:href="https://www.facebook.com/profile.php?id=61569513772839" xlink:type="simple">https://www.facebook.com/profile.php?id=61569513772839</text:a></text:p>
          </table:table-cell>
          <table:table-cell table:style-name="ce2" office:value-type="string" calcext:value-type="string">
            <text:p><text:a xlink:href="https://www.instagram.com/beyjoce/" xlink:type="simple">https://www.instagram.com/beyjoce/</text:a></text:p>
          </table:table-cell>
          <table:table-cell table:style-name="ce2" office:value-type="string" calcext:value-type="string">
            <text:p><text:a xlink:href="https://bey.conservativeeda.ca/donate" xlink:type="simple">https://bey.conservativeeda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Dave Pouliot</text:p>
          </table:table-cell>
          <table:table-cell table:style-name="ce2" office:value-type="string" calcext:value-type="string">
            <text:p>La Prairie—Atateken</text:p>
          </table:table-cell>
          <table:table-cell table:number-columns-repeated="2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Rachel Punzalan</text:p>
          </table:table-cell>
          <table:table-cell table:style-name="ce2" office:value-type="string" calcext:value-type="string">
            <text:p>Winnipeg North</text:p>
          </table:table-cell>
          <table:table-cell table:style-name="ce2" office:value-type="string" calcext:value-type="string">
            <text:p><text:a xlink:href="https://winnipegnorth.conservativeeda.ca/" xlink:type="simple">https://winnipegnorth.conservativeeda.ca/</text:a></text:p>
          </table:table-cell>
          <table:table-cell table:style-name="ce2" office:value-type="string" calcext:value-type="string">
            <text:p><text:a xlink:href="https://x.com/rlppunzalanlaw?lang=en" xlink:type="simple">https://x.com/rlppunzalanlaw?lang=en</text:a></text:p>
          </table:table-cell>
          <table:table-cell table:style-name="ce2" office:value-type="string" calcext:value-type="string">
            <text:p><text:a xlink:href="https://www.facebook.com/people/Rachel-Punzalan-for-Winnipeg-North-CPC/61556104630852/" xlink:type="simple">https://www.facebook.com/people/Rachel-Punzalan-for-Winnipeg-North-CPC/61556104630852/</text:a></text:p>
          </table:table-cell>
          <table:table-cell table:style-name="ce2" office:value-type="string" calcext:value-type="string">
            <text:p><text:a xlink:href="https://www.instagram.com/rachelpunzalancpc/?api=postMessage" xlink:type="simple">https://www.instagram.com/rachelpunzalancpc/?api=postMessage</text:a></text:p>
          </table:table-cell>
          <table:table-cell table:style-name="ce2" office:value-type="string" calcext:value-type="string">
            <text:p><text:a xlink:href="https://cpc-donations.ca/winnipeg-north/" xlink:type="simple">https://cpc-donations.ca/winnipeg-north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Margie Ramos</text:p>
          </table:table-cell>
          <table:table-cell table:style-name="ce2" office:value-type="string" calcext:value-type="string">
            <text:p>Ahuntsic—Cartierville</text:p>
          </table:table-cell>
          <table:table-cell table:style-name="ce2" office:value-type="string" calcext:value-type="string">
            <text:p><text:a xlink:href="https://www.margieramos.ca/" xlink:type="simple">https://www.margieramos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profile.php?id=61570322087870" xlink:type="simple">https://www.facebook.com/profile.php?id=61570322087870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margieramos.ca/donnez/" xlink:type="simple">https://www.margieramos.ca/donnez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Brad Redekopp</text:p>
          </table:table-cell>
          <table:table-cell table:style-name="ce2" office:value-type="string" calcext:value-type="string">
            <text:p>Saskatoon West</text:p>
          </table:table-cell>
          <table:table-cell table:style-name="ce2" office:value-type="string" calcext:value-type="string">
            <text:p><text:a xlink:href="https://www.saskatoonwestconservative.com/" xlink:type="simple">https://www.saskatoonwestconservative.com/</text:a></text:p>
          </table:table-cell>
          <table:table-cell table:style-name="ce2" office:value-type="string" calcext:value-type="string">
            <text:p><text:a xlink:href="https://x.com/BradRedekopp" xlink:type="simple">https://x.com/BradRedekopp</text:a></text:p>
          </table:table-cell>
          <table:table-cell table:style-name="ce2" office:value-type="string" calcext:value-type="string">
            <text:p><text:a xlink:href="https://www.facebook.com/BradRedekoppMP/" xlink:type="simple">https://www.facebook.com/BradRedekoppMP/</text:a></text:p>
          </table:table-cell>
          <table:table-cell table:style-name="ce2" office:value-type="string" calcext:value-type="string">
            <text:p><text:a xlink:href="https://www.instagram.com/bradredekoppmp/" xlink:type="simple">https://www.instagram.com/bradredekoppmp/</text:a></text:p>
          </table:table-cell>
          <table:table-cell table:style-name="ce2" office:value-type="string" calcext:value-type="string">
            <text:p><text:a xlink:href="https://cpc-donations.ca/saskatoon-west/" xlink:type="simple">https://cpc-donations.ca/saskatoon-west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Scott Reid</text:p>
          </table:table-cell>
          <table:table-cell table:style-name="ce2" office:value-type="string" calcext:value-type="string">
            <text:p>Lanark—Frontenac</text:p>
          </table:table-cell>
          <table:table-cell table:style-name="ce2" office:value-type="string" calcext:value-type="string">
            <text:p><text:a xlink:href="https://lanarkfrontenackingston.conservativeeda.ca/" xlink:type="simple">https://lanarkfrontenackingston.conservativeeda.ca/</text:a></text:p>
          </table:table-cell>
          <table:table-cell table:style-name="ce2" office:value-type="string" calcext:value-type="string">
            <text:p><text:a xlink:href="https://x.com/scottreidcpc?lang=en" xlink:type="simple">https://x.com/scottreidcpc?lang=en</text:a></text:p>
          </table:table-cell>
          <table:table-cell table:style-name="ce2" office:value-type="string" calcext:value-type="string">
            <text:p><text:a xlink:href="https://www.facebook.com/ScottReidMP/" xlink:type="simple">https://www.facebook.com/ScottReidMP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heckout.square.site/merchant/MLE12XJ6PYKBM/checkout/BROQV6YTFHL6WZ6FXEMQGMGQ" xlink:type="simple">https://checkout.square.site/merchant/MLE12XJ6PYKBM/checkout/BROQV6YTFHL6WZ6FXEMQGMGQ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Michelle Rempel Garner</text:p>
          </table:table-cell>
          <table:table-cell table:style-name="ce2" office:value-type="string" calcext:value-type="string">
            <text:p>Calgary Nose Hill</text:p>
          </table:table-cell>
          <table:table-cell table:style-name="ce2" office:value-type="string" calcext:value-type="string">
            <text:p><text:a xlink:href="https://cpcmichelle.ca/" xlink:type="simple">https://cpcmichelle.ca/</text:a></text:p>
          </table:table-cell>
          <table:table-cell table:style-name="ce2" office:value-type="string" calcext:value-type="string">
            <text:p><text:a xlink:href="https://x.com/MichelleRempel?ref_src=twsrc%5Egoogle%7Ctwcamp%5Eserp%7Ctwgr%5Eauthor" xlink:type="simple">https://x.com/MichelleRempel?ref_src=twsrc%5Egoogle%7Ctwcamp%5Eserp%7Ctwgr%5Eauthor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instagram.com/michellerempel/?hl=en" xlink:type="simple">https://www.instagram.com/michellerempel/?hl=en</text:a></text:p>
          </table:table-cell>
          <table:table-cell table:style-name="ce2" office:value-type="string" calcext:value-type="string">
            <text:p><text:a xlink:href="https://cpcmichelle.ca/#4d9e599b-2ac1-42d8-82a7-d99e7312c20c" xlink:type="simple">https://cpcmichelle.ca/#4d9e599b-2ac1-42d8-82a7-d99e7312c20c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Blake Richards</text:p>
          </table:table-cell>
          <table:table-cell table:style-name="ce2" office:value-type="string" calcext:value-type="string">
            <text:p>Airdrie—Cochrane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x.com/blakerichardsmp?lang=en" xlink:type="simple">https://x.com/blakerichardsmp?lang=en</text:a></text:p>
          </table:table-cell>
          <table:table-cell table:style-name="ce2" office:value-type="string" calcext:value-type="string">
            <text:p><text:a xlink:href="https://www.facebook.com/blakerichards.ca/" xlink:type="simple">https://www.facebook.com/blakerichards.ca/</text:a></text:p>
          </table:table-cell>
          <table:table-cell table:style-name="ce2" office:value-type="string" calcext:value-type="string">
            <text:p><text:a xlink:href="https://www.instagram.com/blakerichards.ca/?hl=en" xlink:type="simple">https://www.instagram.com/blakerichards.ca/?hl=en</text:a></text:p>
          </table:table-cell>
          <table:table-cell table:style-name="ce2" office:value-type="string" calcext:value-type="string">
            <text:p><text:a xlink:href="https://www.voterichards.ca/contributions" xlink:type="simple">https://www.voterichards.ca/contributions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Anna Roberts</text:p>
          </table:table-cell>
          <table:table-cell table:style-name="ce2" office:value-type="string" calcext:value-type="string">
            <text:p>King—Vaughan</text:p>
          </table:table-cell>
          <table:table-cell table:style-name="ce2" office:value-type="string" calcext:value-type="string">
            <text:p><text:a xlink:href="https://kingvaughan.conservativeeda.ca/" xlink:type="simple">https://kingvaughan.conservativeeda.ca/</text:a></text:p>
          </table:table-cell>
          <table:table-cell table:style-name="ce2" office:value-type="string" calcext:value-type="string">
            <text:p><text:a xlink:href="https://x.com/annarobertsmp?ref_src=twsrc%5Egoogle%7Ctwcamp%5Eserp%7Ctwgr%5Eauthor" xlink:type="simple">https://x.com/annarobertsmp?ref_src=twsrc%5Egoogle%7Ctwcamp%5Eserp%7Ctwgr%5Eauthor</text:a></text:p>
          </table:table-cell>
          <table:table-cell table:style-name="ce2" office:value-type="string" calcext:value-type="string">
            <text:p><text:a xlink:href="https://www.facebook.com/AnnaRobertsMP/" xlink:type="simple">https://www.facebook.com/AnnaRobertsMP/</text:a></text:p>
          </table:table-cell>
          <table:table-cell table:style-name="ce2" office:value-type="string" calcext:value-type="string">
            <text:p><text:a xlink:href="https://www.instagram.com/annarobertsmp/?hl=en" xlink:type="simple">https://www.instagram.com/annarobertsmp/?hl=en</text:a></text:p>
          </table:table-cell>
          <table:table-cell table:style-name="ce2" office:value-type="string" calcext:value-type="string">
            <text:p><text:a xlink:href="https://cpc-donations.ca/king-vaughan/" xlink:type="simple">https://cpc-donations.ca/king-vaughan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Marie Rogers</text:p>
          </table:table-cell>
          <table:table-cell table:style-name="ce2" office:value-type="string" calcext:value-type="string">
            <text:p>Vancouver Granville</text:p>
          </table:table-cell>
          <table:table-cell table:style-name="ce2" office:value-type="string" calcext:value-type="string">
            <text:p><text:a xlink:href="https://vancouvergranville.conservativeeda.ca/" xlink:type="simple">https://vancouvergranville.conservativeeda.ca/</text:a></text:p>
          </table:table-cell>
          <table:table-cell table:style-name="ce2" office:value-type="string" calcext:value-type="string">
            <text:p><text:a xlink:href="https://x.com/marierogers604" xlink:type="simple">https://x.com/marierogers604</text:a></text:p>
          </table:table-cell>
          <table:table-cell table:style-name="ce2" office:value-type="string" calcext:value-type="string">
            <text:p><text:a xlink:href="https://www.facebook.com/marierogersvangran/" xlink:type="simple">https://www.facebook.com/marierogersvangran/</text:a></text:p>
          </table:table-cell>
          <table:table-cell table:style-name="ce2" office:value-type="string" calcext:value-type="string">
            <text:p><text:a xlink:href="https://www.instagram.com/votemarierogers/" xlink:type="simple">https://www.instagram.com/votemarierogers/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Lianne Rood</text:p>
          </table:table-cell>
          <table:table-cell table:style-name="ce2" office:value-type="string" calcext:value-type="string">
            <text:p>Middlesex—London</text:p>
          </table:table-cell>
          <table:table-cell table:style-name="ce2" office:value-type="string" calcext:value-type="string">
            <text:p><text:a xlink:href="https://lambtonkentmiddlesexcons.conservativeeda.ca/" xlink:type="simple">https://lambtonkentmiddlesexcons.conservativeeda.ca/</text:a></text:p>
          </table:table-cell>
          <table:table-cell table:style-name="ce2" office:value-type="string" calcext:value-type="string">
            <text:p><text:a xlink:href="https://x.com/Lianne_Rood?ref_src=twsrc%5Egoogle%7Ctwcamp%5Eserp%7Ctwgr%5Eauthor" xlink:type="simple">https://x.com/Lianne_Rood?ref_src=twsrc%5Egoogle%7Ctwcamp%5Eserp%7Ctwgr%5Eauthor</text:a></text:p>
          </table:table-cell>
          <table:table-cell table:style-name="ce2" office:value-type="string" calcext:value-type="string">
            <text:p><text:a xlink:href="https://www.facebook.com/LianneRoodMP/" xlink:type="simple">https://www.facebook.com/LianneRoodMP/</text:a></text:p>
          </table:table-cell>
          <table:table-cell table:style-name="ce2" office:value-type="string" calcext:value-type="string">
            <text:p><text:a xlink:href="https://www.instagram.com/lianne.rood/?hl=en" xlink:type="simple">https://www.instagram.com/lianne.rood/?hl=en</text:a></text:p>
          </table:table-cell>
          <table:table-cell table:style-name="ce2" office:value-type="string" calcext:value-type="string">
            <text:p><text:a xlink:href="https://cpc-donations.ca/lambton-kent-middlesex/" xlink:type="simple">https://cpc-donations.ca/lambton-kent-middlesex/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Angus Ross</text:p>
          </table:table-cell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<text:a xlink:href="https://victoria.conservativeeda.ca/" xlink:type="simple">https://victoria.conservativeeda.ca/</text:a></text:p>
          </table:table-cell>
          <table:table-cell table:number-columns-repeated="22"/>
        </table:table-row>
        <table:table-row table:style-name="ro3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Ellis Ross</text:p>
          </table:table-cell>
          <table:table-cell table:style-name="ce2" office:value-type="string" calcext:value-type="string">
            <text:p>Skeena—Bulkley Valley</text:p>
          </table:table-cell>
          <table:table-cell table:style-name="ce2" office:value-type="string" calcext:value-type="string">
            <text:p><text:a xlink:href="https://skeenabulkleyvalley.conservativeeda.ca/" xlink:type="simple">https://skeenabulkleyvalley.conservativeeda.ca/</text:a></text:p>
          </table:table-cell>
          <table:table-cell table:style-name="ce2" office:value-type="string" calcext:value-type="string">
            <text:p><text:a xlink:href="https://x.com/ellisbross?lang=en" xlink:type="simple">https://x.com/ellisbross?lang=en</text:a></text:p>
          </table:table-cell>
          <table:table-cell table:style-name="ce2" office:value-type="string" calcext:value-type="string">
            <text:p><text:a xlink:href="https://www.facebook.com/ChangeThatCanWin/" xlink:type="simple">https://www.facebook.com/ChangeThatCanWin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pc-donations.ca/donate-to-skeena-bulkley-valley/" xlink:type="simple">https://cpc-donations.ca/donate-to-skeena-bulkley-valley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Jonathan Rowe</text:p>
          </table:table-cell>
          <table:table-cell table:style-name="ce2" office:value-type="string" calcext:value-type="string">
            <text:p>Terra Nova—The Peninsulas</text:p>
          </table:table-cell>
          <table:table-cell table:style-name="ce2" office:value-type="string" calcext:value-type="string">
            <text:p><text:a xlink:href="https://terranovathepeninsulas.conservativeeda.ca/" xlink:type="simple">https://terranovathepeninsulas.conservativeeda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JRowe.NL/" xlink:type="simple">https://www.facebook.com/JRowe.NL/</text:a></text:p>
          </table:table-cell>
          <table:table-cell table:number-columns-repeated="20"/>
        </table:table-row>
        <table:table-row table:style-name="ro5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Keith Roy</text:p>
          </table:table-cell>
          <table:table-cell table:style-name="ce2" office:value-type="string" calcext:value-type="string">
            <text:p>West Vancouver—Sunshine Coast—Sea to Sky Country</text:p>
          </table:table-cell>
          <table:table-cell table:style-name="ce2" office:value-type="string" calcext:value-type="string">
            <text:p><text:a xlink:href="https://seatosky.conservativeeda.ca/" xlink:type="simple">https://seatosky.conservativeeda.ca/</text:a></text:p>
          </table:table-cell>
          <table:table-cell table:style-name="ce2" office:value-type="string" calcext:value-type="string">
            <text:p><text:a xlink:href="https://x.com/realtorkeithroy?lang=en" xlink:type="simple">https://x.com/realtorkeithroy?lang=en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instagram.com/realtorkeithroy/" xlink:type="simple">https://www.instagram.com/realtorkeithroy/</text:a></text:p>
          </table:table-cell>
          <table:table-cell table:style-name="ce2" office:value-type="string" calcext:value-type="string">
            <text:p><text:a xlink:href="https://www.seatoskyconservative.ca/donate" xlink:type="simple">https://www.seatoskyconservative.ca/donate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Alex Ruff</text:p>
          </table:table-cell>
          <table:table-cell table:style-name="ce2" office:value-type="string" calcext:value-type="string">
            <text:p>Bruce—Grey—Owen Sound</text:p>
          </table:table-cell>
          <table:table-cell table:style-name="ce2" office:value-type="string" calcext:value-type="string">
            <text:p><text:a xlink:href="https://www.bgosconservativeeda.com/" xlink:type="simple">https://www.bgosconservativeeda.com/</text:a></text:p>
          </table:table-cell>
          <table:table-cell table:style-name="ce2" office:value-type="string" calcext:value-type="string">
            <text:p><text:a xlink:href="https://x.com/AlexRuff17" xlink:type="simple">https://x.com/AlexRuff17</text:a></text:p>
          </table:table-cell>
          <table:table-cell table:style-name="ce2" office:value-type="string" calcext:value-type="string">
            <text:p><text:a xlink:href="https://www.facebook.com/alexruffforbgos/" xlink:type="simple">https://www.facebook.com/alexruffforbgos/</text:a></text:p>
          </table:table-cell>
          <table:table-cell table:style-name="ce2" office:value-type="string" calcext:value-type="string">
            <text:p><text:a xlink:href="https://www.instagram.com/alex.ruff4bgos/" xlink:type="simple">https://www.instagram.com/alex.ruff4bgos/</text:a></text:p>
          </table:table-cell>
          <table:table-cell table:style-name="ce2" office:value-type="string" calcext:value-type="string">
            <text:p><text:a xlink:href="https://cpc-donations.ca/bruce-grey-owen-sound/" xlink:type="simple">https://cpc-donations.ca/bruce-grey-owen-sound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Matthew Rusniak</text:p>
          </table:table-cell>
          <table:table-cell table:style-name="ce2" office:value-type="string" calcext:value-type="string">
            <text:p>Lac-Saint-Lou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matthew.rusniak/" xlink:type="simple">https://www.facebook.com/matthew.rusniak/</text:a></text:p>
          </table:table-cell>
          <table:table-cell table:style-name="ce2" office:value-type="string" calcext:value-type="string">
            <text:p><text:a xlink:href="https://www.instagram.com/mattrusniak/" xlink:type="simple">https://www.instagram.com/mattrusniak/</text:a></text:p>
          </table:table-cell>
          <table:table-cell table:number-columns-repeated="19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Jessy Sahota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<text:a xlink:href="https://delta.conservativeeda.ca/" xlink:type="simple">https://delta.conservativeeda.ca/</text:a></text:p>
          </table:table-cell>
          <table:table-cell table:style-name="ce2" office:value-type="string" calcext:value-type="string">
            <text:p><text:a xlink:href="https://x.com/jessysahota_?lang=en" xlink:type="simple">https://x.com/jessysahota_?lang=en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instagram.com/jessy_sahota/?hl=en" xlink:type="simple">https://www.instagram.com/jessy_sahota/?hl=en</text:a></text:p>
          </table:table-cell>
          <table:table-cell table:style-name="ce2" office:value-type="string" calcext:value-type="string">
            <text:p><text:a xlink:href="https://cpc-donations.ca/delta/" xlink:type="simple">https://cpc-donations.ca/delta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Gurmit Sandhu</text:p>
          </table:table-cell>
          <table:table-cell table:style-name="ce2" office:value-type="string" calcext:value-type="string">
            <text:p>Scarborough North</text:p>
          </table:table-cell>
          <table:table-cell table:style-name="ce2" office:value-type="string" calcext:value-type="string">
            <text:p><text:a xlink:href="https://www.gurmitsandhu.com/" xlink:type="simple">https://www.gurmitsandhu.com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meet.sandhu.31" xlink:type="simple">https://www.facebook.com/meet.sandhu.31</text:a></text:p>
          </table:table-cell>
          <table:table-cell table:style-name="ce2" office:value-type="string" calcext:value-type="string">
            <text:p><text:a xlink:href="https://www.instagram.com/sandhumitu/" xlink:type="simple">https://www.instagram.com/sandhumitu/</text:a></text:p>
          </table:table-cell>
          <table:table-cell table:style-name="ce2" office:value-type="string" calcext:value-type="string">
            <text:p><text:a xlink:href="https://scarboroughnorth.conservativeeda.ca/donate" xlink:type="simple">https://scarboroughnorth.conservativeeda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Jaspreet Sandhu</text:p>
          </table:table-cell>
          <table:table-cell table:style-name="ce2" office:value-type="string" calcext:value-type="string">
            <text:p>Mississauga—Malton</text:p>
          </table:table-cell>
          <table:table-cell table:number-columns-repeated="23"/>
        </table:table-row>
        <table:table-row table:style-name="ro3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Alioune Sarr</text:p>
          </table:table-cell>
          <table:table-cell table:style-name="ce2" office:value-type="string" calcext:value-type="string">
            <text:p>Dorval—Lachine—LaSalle</text:p>
          </table:table-cell>
          <table:table-cell table:style-name="ce2" office:value-type="string" calcext:value-type="string">
            <text:p><text:a xlink:href="https://www.aliounesarr.ca/" xlink:type="simple">https://www.aliounesarr.ca/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aliounesarr.ca/donner" xlink:type="simple">https://www.aliounesarr.ca/donner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Andrew Scheer</text:p>
          </table:table-cell>
          <table:table-cell table:style-name="ce2" office:value-type="string" calcext:value-type="string">
            <text:p>Regina—Qu'Appelle</text:p>
          </table:table-cell>
          <table:table-cell table:style-name="ce2" office:value-type="string" calcext:value-type="string">
            <text:p><text:a xlink:href="https://www.andrewscheer.com/" xlink:type="simple">https://www.andrewscheer.com/</text:a></text:p>
          </table:table-cell>
          <table:table-cell table:style-name="ce2" office:value-type="string" calcext:value-type="string">
            <text:p><text:a xlink:href="https://x.com/AndrewScheer?ref_src=twsrc%5Egoogle%7Ctwcamp%5Eserp%7Ctwgr%5Eauthor" xlink:type="simple">https://x.com/AndrewScheer?ref_src=twsrc%5Egoogle%7Ctwcamp%5Eserp%7Ctwgr%5Eauthor</text:a></text:p>
          </table:table-cell>
          <table:table-cell table:style-name="ce2" office:value-type="string" calcext:value-type="string">
            <text:p><text:a xlink:href="https://www.facebook.com/AndrewScheerMP/" xlink:type="simple">https://www.facebook.com/AndrewScheerMP/</text:a></text:p>
          </table:table-cell>
          <table:table-cell table:style-name="ce2" office:value-type="string" calcext:value-type="string">
            <text:p><text:a xlink:href="https://www.instagram.com/andrewjscheer/?hl=en" xlink:type="simple">https://www.instagram.com/andrewjscheer/?hl=en</text:a></text:p>
          </table:table-cell>
          <table:table-cell table:style-name="ce2" office:value-type="string" calcext:value-type="string">
            <text:p><text:a xlink:href="https://www.andrewscheer.com/donate" xlink:type="simple">https://www.andrewscheer.com/donate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Jamie Schmale</text:p>
          </table:table-cell>
          <table:table-cell table:style-name="ce2" office:value-type="string" calcext:value-type="string">
            <text:p>Haliburton—Kawartha Lakes</text:p>
          </table:table-cell>
          <table:table-cell table:style-name="ce2" office:value-type="string" calcext:value-type="string">
            <text:p><text:a xlink:href="https://hklbconservative.nationbuilder.com/" xlink:type="simple">https://hklbconservative.nationbuilder.com/</text:a></text:p>
          </table:table-cell>
          <table:table-cell table:style-name="ce2" office:value-type="string" calcext:value-type="string">
            <text:p><text:a xlink:href="https://x.com/Jamie_Schmale?ref_src=twsrc%5Egoogle%7Ctwcamp%5Eserp%7Ctwgr%5Eauthor" xlink:type="simple">https://x.com/Jamie_Schmale?ref_src=twsrc%5Egoogle%7Ctwcamp%5Eserp%7Ctwgr%5Eauthor</text:a></text:p>
          </table:table-cell>
          <table:table-cell table:style-name="ce2" office:value-type="string" calcext:value-type="string">
            <text:p><text:a xlink:href="https://www.facebook.com/MPJamieSchmale/" xlink:type="simple">https://www.facebook.com/MPJamieSchmale/</text:a></text:p>
          </table:table-cell>
          <table:table-cell table:style-name="ce2" office:value-type="string" calcext:value-type="string">
            <text:p><text:a xlink:href="https://www.instagram.com/jamieschmale/?hl=en" xlink:type="simple">https://www.instagram.com/jamieschmale/?hl=en</text:a></text:p>
          </table:table-cell>
          <table:table-cell table:style-name="ce2" office:value-type="string" calcext:value-type="string">
            <text:p><text:a xlink:href="https://hklbconservative.nationbuilder.com/donate" xlink:type="simple">https://hklbconservative.nationbuilder.com/donate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James Seale</text:p>
          </table:table-cell>
          <table:table-cell table:style-name="ce2" office:value-type="string" calcext:value-type="string">
            <text:p>Shefford</text:p>
          </table:table-cell>
          <table:table-cell table:number-columns-repeated="23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Kyle Seeback</text:p>
          </table:table-cell>
          <table:table-cell table:style-name="ce2" office:value-type="string" calcext:value-type="string">
            <text:p>Dufferin—Caledon</text:p>
          </table:table-cell>
          <table:table-cell table:style-name="ce2" office:value-type="string" calcext:value-type="string">
            <text:p><text:a xlink:href="https://www.dufferincaledoncpc.ca/" xlink:type="simple">https://www.dufferincaledoncpc.ca/</text:a></text:p>
          </table:table-cell>
          <table:table-cell table:style-name="ce2" office:value-type="string" calcext:value-type="string">
            <text:p><text:a xlink:href="https://x.com/kyleseeback" xlink:type="simple">https://x.com/kyleseeback</text:a></text:p>
          </table:table-cell>
          <table:table-cell table:style-name="ce2" office:value-type="string" calcext:value-type="string">
            <text:p><text:a xlink:href="https://www.facebook.com/kyleseeback/" xlink:type="simple">https://www.facebook.com/kyleseeback/</text:a></text:p>
          </table:table-cell>
          <table:table-cell table:style-name="ce2" office:value-type="string" calcext:value-type="string">
            <text:p><text:a xlink:href="https://www.instagram.com/kyleseebackmp/?hl=en" xlink:type="simple">https://www.instagram.com/kyleseebackmp/?hl=en</text:a></text:p>
          </table:table-cell>
          <table:table-cell table:style-name="ce2" office:value-type="string" calcext:value-type="string">
            <text:p><text:a xlink:href="https://www.dufferincaledoncpc.ca/donate" xlink:type="simple">https://www.dufferincaledoncpc.ca/donate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Zach Segel</text:p>
          </table:table-cell>
          <table:table-cell table:style-name="ce2" office:value-type="string" calcext:value-type="string">
            <text:p>Richmond East—Steveston</text:p>
          </table:table-cell>
          <table:table-cell table:number-columns-repeated="23"/>
        </table:table-row>
        <table:table-row table:style-name="ro3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Julie Seguin</text:p>
          </table:table-cell>
          <table:table-cell table:style-name="ce2" office:value-type="string" calcext:value-type="string">
            <text:p>Prescott—Russell—Cumberland</text:p>
          </table:table-cell>
          <table:table-cell table:number-columns-repeated="23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Richard Serour</text:p>
          </table:table-cell>
          <table:table-cell table:style-name="ce2" office:value-type="string" calcext:value-type="string">
            <text:p>Saint-Laurent</text:p>
          </table:table-cell>
          <table:table-cell table:number-columns-repeated="23"/>
        </table:table-row>
        <table:table-row table:style-name="ro4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Steve Shanahan</text:p>
          </table:table-cell>
          <table:table-cell table:style-name="ce2" office:value-type="string" calcext:value-type="string">
            <text:p>Ville-Marie—Le Sud-Ouest—Île-des-Sœurs</text:p>
          </table:table-cell>
          <table:table-cell table:number-columns-repeated="23"/>
        </table:table-row>
        <table:table-row table:style-name="ro3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Doug Shipley</text:p>
          </table:table-cell>
          <table:table-cell table:style-name="ce2" office:value-type="string" calcext:value-type="string">
            <text:p>Barrie—Springwater—Oro-Medonte</text:p>
          </table:table-cell>
          <table:table-cell table:style-name="ce2" office:value-type="string" calcext:value-type="string">
            <text:p><text:a xlink:href="https://bsomcpc.ca/" xlink:type="simple">https://bsomcpc.ca/</text:a></text:p>
          </table:table-cell>
          <table:table-cell table:style-name="ce2" office:value-type="string" calcext:value-type="string">
            <text:p><text:a xlink:href="https://x.com/DougShipleyBSOM?ref_src=twsrc%5Egoogle%7Ctwcamp%5Eserp%7Ctwgr%5Eauthor" xlink:type="simple">https://x.com/DougShipleyBSOM?ref_src=twsrc%5Egoogle%7Ctwcamp%5Eserp%7Ctwgr%5Eauthor</text:a></text:p>
          </table:table-cell>
          <table:table-cell table:style-name="ce2" office:value-type="string" calcext:value-type="string">
            <text:p><text:a xlink:href="https://www.facebook.com/DougShipleyBSOM/" xlink:type="simple">https://www.facebook.com/DougShipleyBSOM/</text:a></text:p>
          </table:table-cell>
          <table:table-cell table:style-name="ce2" office:value-type="string" calcext:value-type="string">
            <text:p><text:a xlink:href="https://www.instagram.com/dougshipleybsom/?hl=en" xlink:type="simple">https://www.instagram.com/dougshipleybsom/?hl=en</text:a></text:p>
          </table:table-cell>
          <table:table-cell table:style-name="ce2" office:value-type="string" calcext:value-type="string">
            <text:p><text:a xlink:href="https://cpc-donations.ca/donate-to-barrie-springwater-oro-medonte/" xlink:type="simple">https://cpc-donations.ca/donate-to-barrie-springwater-oro-medont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Harjit Singh Gill</text:p>
          </table:table-cell>
          <table:table-cell table:style-name="ce2" office:value-type="string" calcext:value-type="string">
            <text:p>Surrey Newton</text:p>
          </table:table-cell>
          <table:table-cell table:style-name="ce2" office:value-type="string" calcext:value-type="string">
            <text:p><text:a xlink:href="https://harjitgill.ca/" xlink:type="simple">https://harjitgill.ca/</text:a></text:p>
          </table:table-cell>
          <table:table-cell table:style-name="ce2" office:value-type="string" calcext:value-type="string">
            <text:p><text:a xlink:href="https://x.com/hostharjitgill?lang=en" xlink:type="simple">https://x.com/hostharjitgill?lang=en</text:a></text:p>
          </table:table-cell>
          <table:table-cell table:style-name="ce2" office:value-type="string" calcext:value-type="string">
            <text:p><text:a xlink:href="https://www.facebook.com/harjitsinghgillfanpage/" xlink:type="simple">https://www.facebook.com/harjitsinghgillfanpage/</text:a></text:p>
          </table:table-cell>
          <table:table-cell table:number-columns-repeated="20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Sukhman Singh Gill</text:p>
          </table:table-cell>
          <table:table-cell table:style-name="ce2" office:value-type="string" calcext:value-type="string">
            <text:p>Abbotsford—South Langley</text:p>
          </table:table-cell>
          <table:table-cell table:style-name="ce2" office:value-type="string" calcext:value-type="string">
            <text:p><text:a xlink:href="https://abbotsford.conservativeeda.ca/" xlink:type="simple">https://abbotsford.conservativeeda.ca/</text:a></text:p>
          </table:table-cell>
          <table:table-cell table:number-columns-repeated="22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Jasraj Singh Hallan</text:p>
          </table:table-cell>
          <table:table-cell table:style-name="ce2" office:value-type="string" calcext:value-type="string">
            <text:p>Calgary East</text:p>
          </table:table-cell>
          <table:table-cell table:style-name="ce2" office:value-type="string" calcext:value-type="string">
            <text:p><text:a xlink:href="https://calgaryforestlawn.conservativeeda.ca/" xlink:type="simple">https://calgaryforestlawn.conservativeeda.ca/</text:a></text:p>
          </table:table-cell>
          <table:table-cell table:style-name="ce2" office:value-type="string" calcext:value-type="string">
            <text:p><text:a xlink:href="https://x.com/jasrajshallan?ref_src=twsrc%5Egoogle%7Ctwcamp%5Eserp%7Ctwgr%5Eauthor" xlink:type="simple">https://x.com/jasrajshallan?ref_src=twsrc%5Egoogle%7Ctwcamp%5Eserp%7Ctwgr%5Eauthor</text:a></text:p>
          </table:table-cell>
          <table:table-cell table:style-name="ce2" office:value-type="string" calcext:value-type="string">
            <text:p><text:a xlink:href="https://www.facebook.com/jasrajshallan/" xlink:type="simple">https://www.facebook.com/jasrajshallan/</text:a></text:p>
          </table:table-cell>
          <table:table-cell table:style-name="ce2" office:value-type="string" calcext:value-type="string">
            <text:p><text:a xlink:href="https://www.instagram.com/jasrajshallan/?hl=en" xlink:type="simple">https://www.instagram.com/jasrajshallan/?hl=en</text:a></text:p>
          </table:table-cell>
          <table:table-cell table:style-name="ce2" office:value-type="string" calcext:value-type="string">
            <text:p><text:a xlink:href="https://calgaryforestlawnconservative.ca/donate/" xlink:type="simple">https://calgaryforestlawnconservative.ca/donat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Jagsharan Singh Mahal</text:p>
          </table:table-cell>
          <table:table-cell table:style-name="ce2" office:value-type="string" calcext:value-type="string">
            <text:p>Edmonton Southeast</text:p>
          </table:table-cell>
          <table:table-cell table:style-name="ce2" office:value-type="string" calcext:value-type="string">
            <text:p><text:a xlink:href="https://jagmahal.com/" xlink:type="simple">https://jagmahal.com/</text:a></text:p>
          </table:table-cell>
          <table:table-cell table:number-columns-repeated="22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Bas Sluijmers</text:p>
          </table:table-cell>
          <table:table-cell table:style-name="ce2" office:value-type="string" calcext:value-type="string">
            <text:p>St. Catharines</text:p>
          </table:table-cell>
          <table:table-cell table:style-name="ce2" office:value-type="string" calcext:value-type="string">
            <text:p><text:a xlink:href="https://www.bassluijmers.ca/" xlink:type="simple">https://www.bassluijmers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people/Bas-Sluijmers-for-St-Catharines/61568170243511/" xlink:type="simple">https://www.facebook.com/people/Bas-Sluijmers-for-St-Catharines/61568170243511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votebas.ca/donate" xlink:type="simple">https://www.votebas.ca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lifford Small</text:p>
          </table:table-cell>
          <table:table-cell table:style-name="ce2" office:value-type="string" calcext:value-type="string">
            <text:p>Central Newfoundland</text:p>
          </table:table-cell>
          <table:table-cell table:style-name="ce2" office:value-type="string" calcext:value-type="string">
            <text:p><text:a xlink:href="https://coastofbayscentralnotredame.conservativeeda.ca/" xlink:type="simple">https://coastofbayscentralnotredame.conservativeeda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CliffordSmallNL/" xlink:type="simple">https://www.facebook.com/CliffordSmallNL/</text:a></text:p>
          </table:table-cell>
          <table:table-cell table:style-name="ce2" office:value-type="string" calcext:value-type="string">
            <text:p><text:a xlink:href="https://www.instagram.com/clifford.small.mp/?locale=French" xlink:type="simple">https://www.instagram.com/clifford.small.mp/?locale=French</text:a></text:p>
          </table:table-cell>
          <table:table-cell table:style-name="ce2" office:value-type="string" calcext:value-type="string">
            <text:p><text:a xlink:href="https://cpc-donations.ca/donate-to-coast-of-bays-central-notre-dame/" xlink:type="simple">https://cpc-donations.ca/donate-to-coast-of-bays-central-notre-dam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Warren Steinley</text:p>
          </table:table-cell>
          <table:table-cell table:style-name="ce2" office:value-type="string" calcext:value-type="string">
            <text:p>Regina—Lewvan</text:p>
          </table:table-cell>
          <table:table-cell table:style-name="ce2" office:value-type="string" calcext:value-type="string">
            <text:p><text:a xlink:href="http://reginalewvan.conservativeeda.ca/" xlink:type="simple">http://reginalewvan.conservativeeda.ca/</text:a></text:p>
          </table:table-cell>
          <table:table-cell table:style-name="ce2" office:value-type="string" calcext:value-type="string">
            <text:p><text:a xlink:href="https://x.com/WarrenSteinley?ref_src=twsrc%5Egoogle%7Ctwcamp%5Eserp%7Ctwgr%5Eauthor" xlink:type="simple">https://x.com/WarrenSteinley?ref_src=twsrc%5Egoogle%7Ctwcamp%5Eserp%7Ctwgr%5Eauthor</text:a></text:p>
          </table:table-cell>
          <table:table-cell table:style-name="ce2" office:value-type="string" calcext:value-type="string">
            <text:p><text:a xlink:href="https://www.facebook.com/wsteinley/" xlink:type="simple">https://www.facebook.com/wsteinley/</text:a></text:p>
          </table:table-cell>
          <table:table-cell table:style-name="ce2" office:value-type="string" calcext:value-type="string">
            <text:p><text:a xlink:href="https://www.instagram.com/wsteinley.mp/" xlink:type="simple">https://www.instagram.com/wsteinley.mp/</text:a></text:p>
          </table:table-cell>
          <table:table-cell table:style-name="ce2" office:value-type="string" calcext:value-type="string">
            <text:p><text:a xlink:href="https://cpc-donations.ca/regina-lewvan/" xlink:type="simple">https://cpc-donations.ca/regina-lewvan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Hugh Stevenson</text:p>
          </table:table-cell>
          <table:table-cell table:style-name="ce2" office:value-type="string" calcext:value-type="string">
            <text:p>Sault Ste. Marie—Algoma</text:p>
          </table:table-cell>
          <table:table-cell table:number-columns-repeated="23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William Stevenson</text:p>
          </table:table-cell>
          <table:table-cell table:style-name="ce2" office:value-type="string" calcext:value-type="string">
            <text:p>Yellowhead</text:p>
          </table:table-cell>
          <table:table-cell table:style-name="ce2" office:value-type="string" calcext:value-type="string">
            <text:p><text:a xlink:href="https://williamstevenson.ca/" xlink:type="simple">https://williamstevenson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WiliamStevensonCPA" xlink:type="simple">https://www.facebook.com/WiliamStevensonCPA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yellowhead.conservativeeda.ca/donate/" xlink:type="simple">https://yellowhead.conservativeeda.ca/donat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Don Stewart</text:p>
          </table:table-cell>
          <table:table-cell table:style-name="ce2" office:value-type="string" calcext:value-type="string">
            <text:p>Toronto—St. Paul's</text:p>
          </table:table-cell>
          <table:table-cell table:style-name="ce2" office:value-type="string" calcext:value-type="string">
            <text:p><text:a xlink:href="https://torontostpauls.conservativeeda.ca/" xlink:type="simple">https://torontostpauls.conservativeeda.ca/</text:a></text:p>
          </table:table-cell>
          <table:table-cell table:style-name="ce2" office:value-type="string" calcext:value-type="string">
            <text:p><text:a xlink:href="https://x.com/donstewartmp" xlink:type="simple">https://x.com/donstewartmp</text:a></text:p>
          </table:table-cell>
          <table:table-cell table:style-name="ce2" office:value-type="string" calcext:value-type="string">
            <text:p><text:a xlink:href="https://www.facebook.com/votedonstewart/" xlink:type="simple">https://www.facebook.com/votedonstewart/</text:a></text:p>
          </table:table-cell>
          <table:table-cell table:style-name="ce2" office:value-type="string" calcext:value-type="string">
            <text:p><text:a xlink:href="https://www.instagram.com/donstewartmp/" xlink:type="simple">https://www.instagram.com/donstewartmp/</text:a></text:p>
          </table:table-cell>
          <table:table-cell table:style-name="ce2" office:value-type="string" calcext:value-type="string">
            <text:p><text:a xlink:href="https://cpc-donations.ca/toronto-st-pauls/" xlink:type="simple">https://cpc-donations.ca/toronto-st-pauls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Karen Stintz</text:p>
          </table:table-cell>
          <table:table-cell table:style-name="ce2" office:value-type="string" calcext:value-type="string">
            <text:p>Eglinton—Lawrence</text:p>
          </table:table-cell>
          <table:table-cell table:style-name="ce2" office:value-type="string" calcext:value-type="string">
            <text:p><text:a xlink:href="https://www.karenstintz.ca/" xlink:type="simple">https://www.karenstintz.ca/</text:a></text:p>
          </table:table-cell>
          <table:table-cell table:style-name="ce2" office:value-type="string" calcext:value-type="string">
            <text:p><text:a xlink:href="https://x.com/karenstintz?lang=en" xlink:type="simple">https://x.com/karenstintz?lang=en</text:a></text:p>
          </table:table-cell>
          <table:table-cell table:style-name="ce2" office:value-type="string" calcext:value-type="string">
            <text:p><text:a xlink:href="https://www.facebook.com/karen.stintz.cpc" xlink:type="simple">https://www.facebook.com/karen.stintz.cpc</text:a></text:p>
          </table:table-cell>
          <table:table-cell table:style-name="ce2" office:value-type="string" calcext:value-type="string">
            <text:p><text:a xlink:href="https://www.instagram.com/KarenStintzCPC" xlink:type="simple">https://www.instagram.com/KarenStintzCPC</text:a></text:p>
          </table:table-cell>
          <table:table-cell table:style-name="ce2" office:value-type="string" calcext:value-type="string">
            <text:p><text:a xlink:href="https://cpc-donations.ca/eglinton-lawrence/" xlink:type="simple">https://cpc-donations.ca/eglinton-lawrence/</text:a></text:p>
          </table:table-cell>
          <table:table-cell table:number-columns-repeated="18"/>
        </table:table-row>
        <table:table-row table:style-name="ro4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Priska St-Pierre</text:p>
          </table:table-cell>
          <table:table-cell table:style-name="ce2" office:value-type="string" calcext:value-type="string">
            <text:p>Beauharnois—Salaberry—Soulanges—Huntingdon</text:p>
          </table:table-cell>
          <table:table-cell table:number-columns-repeated="23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Mark Strahl</text:p>
          </table:table-cell>
          <table:table-cell table:style-name="ce2" office:value-type="string" calcext:value-type="string">
            <text:p>Chilliwack—Hope</text:p>
          </table:table-cell>
          <table:table-cell table:style-name="ce2" office:value-type="string" calcext:value-type="string">
            <text:p><text:a xlink:href="https://www.conservative.ca/eda/chilliwack-hope/" xlink:type="simple">https://www.conservative.ca/eda/chilliwack-hope/</text:a></text:p>
          </table:table-cell>
          <table:table-cell table:style-name="ce2" office:value-type="string" calcext:value-type="string">
            <text:p><text:a xlink:href="https://x.com/markstrahl?ref_src=twsrc%5Egoogle%7Ctwcamp%5Eserp%7Ctwgr%5Eauthor" xlink:type="simple">https://x.com/markstrahl?ref_src=twsrc%5Egoogle%7Ctwcamp%5Eserp%7Ctwgr%5Eauthor</text:a></text:p>
          </table:table-cell>
          <table:table-cell table:style-name="ce2" office:value-type="string" calcext:value-type="string">
            <text:p><text:a xlink:href="https://www.facebook.com/markstrahlmp/" xlink:type="simple">https://www.facebook.com/markstrahlmp/</text:a></text:p>
          </table:table-cell>
          <table:table-cell table:style-name="ce2" office:value-type="string" calcext:value-type="string">
            <text:p><text:a xlink:href="https://www.instagram.com/markstrahlmp/" xlink:type="simple">https://www.instagram.com/markstrahlmp/</text:a></text:p>
          </table:table-cell>
          <table:table-cell table:style-name="ce2" office:value-type="string" calcext:value-type="string">
            <text:p><text:a xlink:href="https://cpcchilliwackhope.ca/" xlink:type="simple">https://cpcchilliwackhope.ca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Matt Strauss</text:p>
          </table:table-cell>
          <table:table-cell table:style-name="ce2" office:value-type="string" calcext:value-type="string">
            <text:p>Kitchener South—Hespeler</text:p>
          </table:table-cell>
          <table:table-cell table:style-name="ce2" office:value-type="string" calcext:value-type="string">
            <text:p><text:a xlink:href="https://www.kshcpc.ca/" xlink:type="simple">https://www.kshcpc.ca/</text:a></text:p>
          </table:table-cell>
          <table:table-cell table:style-name="ce2" office:value-type="string" calcext:value-type="string">
            <text:p><text:a xlink:href="https://x.com/strauss_matt?lang=en" xlink:type="simple">https://x.com/strauss_matt?lang=en</text:a></text:p>
          </table:table-cell>
          <table:table-cell table:style-name="ce2" office:value-type="string" calcext:value-type="string">
            <text:p><text:a xlink:href="https://www.facebook.com/profile.php?id=61571781436947" xlink:type="simple">https://www.facebook.com/profile.php?id=61571781436947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pc-donations.ca/kitchener-south-hespeler/" xlink:type="simple">https://cpc-donations.ca/kitchener-south-hespeler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Shannon Stubbs</text:p>
          </table:table-cell>
          <table:table-cell table:style-name="ce2" office:value-type="string" calcext:value-type="string">
            <text:p>Lakeland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x.com/ShannonStubbsMP?ref_src=twsrc%5Egoogle%7Ctwcamp%5Eserp%7Ctwgr%5Eauthor" xlink:type="simple">https://x.com/ShannonStubbsMP?ref_src=twsrc%5Egoogle%7Ctwcamp%5Eserp%7Ctwgr%5Eauthor</text:a></text:p>
          </table:table-cell>
          <table:table-cell table:style-name="ce2" office:value-type="string" calcext:value-type="string">
            <text:p><text:a xlink:href="https://www.facebook.com/ShannonLakeland/" xlink:type="simple">https://www.facebook.com/ShannonLakeland/</text:a></text:p>
          </table:table-cell>
          <table:table-cell table:style-name="ce2" office:value-type="string" calcext:value-type="string">
            <text:p><text:a xlink:href="https://www.instagram.com/shannonstubbsmp/?hl=en" xlink:type="simple">https://www.instagram.com/shannonstubbsmp/?hl=en</text:a></text:p>
          </table:table-cell>
          <table:table-cell table:number-columns-repeated="19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Ian Symington</text:p>
          </table:table-cell>
          <table:table-cell table:style-name="ce2" office:value-type="string" calcext:value-type="string">
            <text:p>Sudbury</text:p>
          </table:table-cell>
          <table:table-cell table:style-name="ce2" office:value-type="string" calcext:value-type="string">
            <text:p><text:a xlink:href="https://sudburyconservative.ca/" xlink:type="simple">https://sudburyconservative.ca/</text:a></text:p>
          </table:table-cell>
          <table:table-cell table:style-name="ce2" office:value-type="string" calcext:value-type="string">
            <text:p><text:a xlink:href="https://x.com/_iansymington" xlink:type="simple">https://x.com/_iansymington</text:a></text:p>
          </table:table-cell>
          <table:table-cell table:style-name="ce2" office:value-type="string" calcext:value-type="string">
            <text:p><text:a xlink:href="https://www.facebook.com/iansymingtoncpcsudbury" xlink:type="simple">https://www.facebook.com/iansymingtoncpcsudbury</text:a></text:p>
          </table:table-cell>
          <table:table-cell table:style-name="ce2" office:value-type="string" calcext:value-type="string">
            <text:p><text:a xlink:href="https://www.instagram.com/dr.ian.symington/" xlink:type="simple">https://www.instagram.com/dr.ian.symington/</text:a></text:p>
          </table:table-cell>
          <table:table-cell table:style-name="ce2" office:value-type="string" calcext:value-type="string">
            <text:p><text:a xlink:href="https://sudburyconservative.ca/donations/donate/" xlink:type="simple">https://sudburyconservative.ca/donations/donat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Asm Tarun</text:p>
          </table:table-cell>
          <table:table-cell table:style-name="ce2" office:value-type="string" calcext:value-type="string">
            <text:p>Scarborough Southwest</text:p>
          </table:table-cell>
          <table:table-cell table:number-columns-repeated="23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Laetitia Tchatat</text:p>
          </table:table-cell>
          <table:table-cell table:style-name="ce2" office:value-type="string" calcext:value-type="string">
            <text:p>Rosemont-La Petite-Patrie</text:p>
          </table:table-cell>
          <table:table-cell table:style-name="ce2" office:value-type="string" calcext:value-type="string">
            <text:p><text:a xlink:href="https://www.laetitiatchatat.ca/" xlink:type="simple">https://www.laetitiatchatat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profile.php?id=61572787192262" xlink:type="simple">https://www.facebook.com/profile.php?id=61572787192262</text:a></text:p>
          </table:table-cell>
          <table:table-cell table:number-columns-repeated="20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Ryan Telford</text:p>
          </table:table-cell>
          <table:table-cell table:style-name="ce2" office:value-type="string" calcext:value-type="string">
            <text:p>Ottawa West—Nepean</text:p>
          </table:table-cell>
          <table:table-cell table:style-name="ce2" office:value-type="string" calcext:value-type="string">
            <text:p><text:a xlink:href="https://www.ryantelford.ca/" xlink:type="simple">https://www.ryantelford.ca/</text:a></text:p>
          </table:table-cell>
          <table:table-cell table:style-name="ce2" office:value-type="string" calcext:value-type="string">
            <text:p><text:a xlink:href="https://x.com/RyanTelfordOWN" xlink:type="simple">https://x.com/RyanTelfordOWN</text:a></text:p>
          </table:table-cell>
          <table:table-cell table:style-name="ce2" office:value-type="string" calcext:value-type="string">
            <text:p><text:a xlink:href="https://www.facebook.com/RyanTelfordOWN" xlink:type="simple">https://www.facebook.com/RyanTelfordOWN</text:a></text:p>
          </table:table-cell>
          <table:table-cell table:style-name="ce2" office:value-type="string" calcext:value-type="string">
            <text:p><text:a xlink:href="https://www.instagram.com/ryantelfordown/" xlink:type="simple">https://www.instagram.com/ryantelfordown/</text:a></text:p>
          </table:table-cell>
          <table:table-cell table:style-name="ce2" office:value-type="string" calcext:value-type="string">
            <text:p><text:a xlink:href="https://cpc-donations.ca/ottawa-west-nepean/" xlink:type="simple">https://cpc-donations.ca/ottawa-west-nepean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Rachael Thomas</text:p>
          </table:table-cell>
          <table:table-cell table:style-name="ce2" office:value-type="string" calcext:value-type="string">
            <text:p>Lethbridge</text:p>
          </table:table-cell>
          <table:table-cell table:style-name="ce2" office:value-type="string" calcext:value-type="string">
            <text:p><text:a xlink:href="https://lethbridge.conservativeeda.ca/" xlink:type="simple">https://lethbridge.conservativeeda.ca/</text:a></text:p>
          </table:table-cell>
          <table:table-cell table:style-name="ce2" office:value-type="string" calcext:value-type="string">
            <text:p><text:a xlink:href="https://x.com/RachaelThomasAB" xlink:type="simple">https://x.com/RachaelThomasAB</text:a></text:p>
          </table:table-cell>
          <table:table-cell table:style-name="ce2" office:value-type="string" calcext:value-type="string">
            <text:p><text:a xlink:href="https://www.facebook.com/RachaelThomasAB/" xlink:type="simple">https://www.facebook.com/RachaelThomasAB/</text:a></text:p>
          </table:table-cell>
          <table:table-cell table:style-name="ce2" office:value-type="string" calcext:value-type="string">
            <text:p><text:a xlink:href="https://www.instagram.com/RachaelThomas.AB" xlink:type="simple">https://www.instagram.com/RachaelThomas.AB</text:a></text:p>
          </table:table-cell>
          <table:table-cell table:style-name="ce2" office:value-type="string" calcext:value-type="string">
            <text:p><text:a xlink:href="https://cpc-donations.ca/lethbridge/" xlink:type="simple">https://cpc-donations.ca/lethbridg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Corey Tochor</text:p>
          </table:table-cell>
          <table:table-cell table:style-name="ce2" office:value-type="string" calcext:value-type="string">
            <text:p>Saskatoon—University</text:p>
          </table:table-cell>
          <table:table-cell table:style-name="ce2" office:value-type="string" calcext:value-type="string">
            <text:p><text:a xlink:href="http://saskatoonuniv.conservativeeda.ca/" xlink:type="simple">http://saskatoonuniv.conservativeeda.ca/</text:a></text:p>
          </table:table-cell>
          <table:table-cell table:style-name="ce2" office:value-type="string" calcext:value-type="string">
            <text:p><text:a xlink:href="https://x.com/ctochor?ref_src=twsrc%5Egoogle%7Ctwcamp%5Eserp%7Ctwgr%5Eauthor" xlink:type="simple">https://x.com/ctochor?ref_src=twsrc%5Egoogle%7Ctwcamp%5Eserp%7Ctwgr%5Eauthor</text:a></text:p>
          </table:table-cell>
          <table:table-cell table:style-name="ce2" office:value-type="string" calcext:value-type="string">
            <text:p><text:a xlink:href="https://www.facebook.com/ctochor/" xlink:type="simple">https://www.facebook.com/ctochor/</text:a></text:p>
          </table:table-cell>
          <table:table-cell table:style-name="ce2" office:value-type="string" calcext:value-type="string">
            <text:p><text:a xlink:href="https://www.instagram.com/corey.tochor/" xlink:type="simple">https://www.instagram.com/corey.tochor/</text:a></text:p>
          </table:table-cell>
          <table:table-cell table:style-name="ce2" office:value-type="string" calcext:value-type="string">
            <text:p><text:a xlink:href="https://cpc-donations.ca/saskatoon-university/" xlink:type="simple">https://cpc-donations.ca/saskatoon-university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Tanya Toledano</text:p>
          </table:table-cell>
          <table:table-cell table:style-name="ce2" office:value-type="string" calcext:value-type="string">
            <text:p>Pierrefonds—Dollard</text:p>
          </table:table-cell>
          <table:table-cell table:style-name="ce2" office:value-type="string" calcext:value-type="string">
            <text:p><text:a xlink:href="https://www.tanyatoledano.ca/" xlink:type="simple">https://www.tanyatoledano.ca/</text:a></text:p>
          </table:table-cell>
          <table:table-cell table:style-name="ce2" office:value-type="string" calcext:value-type="string">
            <text:p><text:a xlink:href="https://x.com/TanyaToledanoPD" xlink:type="simple">https://x.com/TanyaToledanoPD</text:a></text:p>
          </table:table-cell>
          <table:table-cell table:style-name="ce2" office:value-type="string" calcext:value-type="string">
            <text:p><text:a xlink:href="https://www.facebook.com/tanyatoledanocandidate/" xlink:type="simple">https://www.facebook.com/tanyatoledanocandidate/</text:a></text:p>
          </table:table-cell>
          <table:table-cell table:style-name="ce2" office:value-type="string" calcext:value-type="string">
            <text:p><text:a xlink:href="https://www.instagram.com/tanyatoledanopd/" xlink:type="simple">https://www.instagram.com/tanyatoledanopd/</text:a></text:p>
          </table:table-cell>
          <table:table-cell table:style-name="ce2" office:value-type="string" calcext:value-type="string">
            <text:p><text:a xlink:href="https://www.tanyatoledano.ca/donner" xlink:type="simple">https://www.tanyatoledano.ca/donner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Fraser Tolmie</text:p>
          </table:table-cell>
          <table:table-cell table:style-name="ce2" office:value-type="string" calcext:value-type="string">
            <text:p>Moose Jaw—Lake Centre—Lanigan</text:p>
          </table:table-cell>
          <table:table-cell table:style-name="ce2" office:value-type="string" calcext:value-type="string">
            <text:p><text:a xlink:href="http://moosejawlakecentrelanigan.conservativeeda.ca/" xlink:type="simple">http://moosejawlakecentrelanigan.conservativeeda.ca/</text:a></text:p>
          </table:table-cell>
          <table:table-cell table:style-name="ce2" office:value-type="string" calcext:value-type="string">
            <text:p><text:a xlink:href="https://x.com/frasertolmie" xlink:type="simple">https://x.com/frasertolmie</text:a></text:p>
          </table:table-cell>
          <table:table-cell table:style-name="ce2" office:value-type="string" calcext:value-type="string">
            <text:p><text:a xlink:href="https://www.facebook.com/frasertolmiemp/" xlink:type="simple">https://www.facebook.com/frasertolmiemp/</text:a></text:p>
          </table:table-cell>
          <table:table-cell table:style-name="ce2" office:value-type="string" calcext:value-type="string">
            <text:p><text:a xlink:href="https://www.instagram.com/frasertolmiemp/?hl=en" xlink:type="simple">https://www.instagram.com/frasertolmiemp/?hl=en</text:a></text:p>
          </table:table-cell>
          <table:table-cell table:style-name="ce2" office:value-type="string" calcext:value-type="string">
            <text:p><text:a xlink:href="https://cpc-donations.ca/moose-jaw-lake-centre-lanigan/" xlink:type="simple">https://cpc-donations.ca/moose-jaw-lake-centre-lanigan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Doug Treleaven</text:p>
          </table:table-cell>
          <table:table-cell table:style-name="ce2" office:value-type="string" calcext:value-type="string">
            <text:p>Kitchener—Conestoga</text:p>
          </table:table-cell>
          <table:table-cell table:style-name="ce2" office:value-type="string" calcext:value-type="string">
            <text:p><text:a xlink:href="https://www.votedoug.ca/" xlink:type="simple">https://www.votedoug.ca/</text:a></text:p>
          </table:table-cell>
          <table:table-cell table:style-name="ce2" office:value-type="string" calcext:value-type="string">
            <text:p><text:a xlink:href="https://x.com/drtreleaven" xlink:type="simple">https://x.com/drtreleaven</text:a></text:p>
          </table:table-cell>
          <table:table-cell table:style-name="ce2" office:value-type="string" calcext:value-type="string">
            <text:p><text:a xlink:href="https://www.facebook.com/DougTreleaven/?_rdr" xlink:type="simple">https://www.facebook.com/DougTreleaven/?_rdr</text:a></text:p>
          </table:table-cell>
          <table:table-cell table:style-name="ce2" office:value-type="string" calcext:value-type="string">
            <text:p><text:a xlink:href="https://www.instagram.com/drtreleaven/" xlink:type="simple">https://www.instagram.com/drtreleaven/</text:a></text:p>
          </table:table-cell>
          <table:table-cell table:style-name="ce2" office:value-type="string" calcext:value-type="string">
            <text:p><text:a xlink:href="https://cpc-donations.ca/kitchener-conestoga/" xlink:type="simple">https://cpc-donations.ca/kitchener-conestoga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Bernard Trottier</text:p>
          </table:table-cell>
          <table:table-cell table:style-name="ce2" office:value-type="string" calcext:value-type="string">
            <text:p>Etobicoke—Lakeshore</text:p>
          </table:table-cell>
          <table:table-cell table:number-columns-repeated="23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Blair Turner</text:p>
          </table:table-cell>
          <table:table-cell table:style-name="ce2" office:value-type="string" calcext:value-type="string">
            <text:p>Ottawa South</text:p>
          </table:table-cell>
          <table:table-cell table:style-name="ce2" office:value-type="string" calcext:value-type="string">
            <text:p><text:a xlink:href="https://ottawasouth.conservativeeda.ca/" xlink:type="simple">https://ottawasouth.conservativeeda.ca/</text:a></text:p>
          </table:table-cell>
          <table:table-cell table:style-name="ce2" office:value-type="string" calcext:value-type="string">
            <text:p><text:a xlink:href="https://x.com/BlairTurnerCan" xlink:type="simple">https://x.com/BlairTurnerCan</text:a></text:p>
          </table:table-cell>
          <table:table-cell table:style-name="ce2" office:value-type="string" calcext:value-type="string">
            <text:p><text:a xlink:href="https://www.facebook.com/blairturnercan" xlink:type="simple">https://www.facebook.com/blairturnercan</text:a></text:p>
          </table:table-cell>
          <table:table-cell table:style-name="ce2" office:value-type="string" calcext:value-type="string">
            <text:p><text:a xlink:href="https://www.instagram.com/blairturnercan/" xlink:type="simple">https://www.instagram.com/blairturnercan/</text:a></text:p>
          </table:table-cell>
          <table:table-cell table:style-name="ce2" office:value-type="string" calcext:value-type="string">
            <text:p><text:a xlink:href="https://cpc-donations.ca/ottawa-south/" xlink:type="simple">https://cpc-donations.ca/ottawa-south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Ludovic Tuzet</text:p>
          </table:table-cell>
          <table:table-cell table:style-name="ce2" office:value-type="string" calcext:value-type="string">
            <text:p>La Pointe-de-l'Île</text:p>
          </table:table-cell>
          <table:table-cell table:number-columns-repeated="23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Tim Uppal</text:p>
          </table:table-cell>
          <table:table-cell table:style-name="ce2" office:value-type="string" calcext:value-type="string">
            <text:p>Edmonton Gateway</text:p>
          </table:table-cell>
          <table:table-cell table:style-name="ce2" office:value-type="string" calcext:value-type="string">
            <text:p><text:a xlink:href="http://edmontonmillwoods.conservativeeda.ca/" xlink:type="simple">http://edmontonmillwoods.conservativeeda.ca/</text:a></text:p>
          </table:table-cell>
          <table:table-cell table:style-name="ce2" office:value-type="string" calcext:value-type="string">
            <text:p><text:a xlink:href="https://x.com/TimUppal?ref_src=twsrc%5Egoogle%7Ctwcamp%5Eserp%7Ctwgr%5Eauthor" xlink:type="simple">https://x.com/TimUppal?ref_src=twsrc%5Egoogle%7Ctwcamp%5Eserp%7Ctwgr%5Eauthor</text:a></text:p>
          </table:table-cell>
          <table:table-cell table:style-name="ce2" office:value-type="string" calcext:value-type="string">
            <text:p><text:a xlink:href="https://www.facebook.com/TimSUppal/" xlink:type="simple">https://www.facebook.com/TimSUppal/</text:a></text:p>
          </table:table-cell>
          <table:table-cell table:style-name="ce2" office:value-type="string" calcext:value-type="string">
            <text:p><text:a xlink:href="https://www.instagram.com/timuppal/?hl=en" xlink:type="simple">https://www.instagram.com/timuppal/?hl=en</text:a></text:p>
          </table:table-cell>
          <table:table-cell table:number-columns-repeated="19"/>
        </table:table-row>
        <table:table-row table:style-name="ro3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Tako van Popta</text:p>
          </table:table-cell>
          <table:table-cell table:style-name="ce2" office:value-type="string" calcext:value-type="string">
            <text:p>Langley Township—Fraser Heights</text:p>
          </table:table-cell>
          <table:table-cell table:style-name="ce2" office:value-type="string" calcext:value-type="string">
            <text:p><text:a xlink:href="https://langleyaldergrove.conservativeeda.ca/" xlink:type="simple">https://langleyaldergrove.conservativeeda.ca/</text:a></text:p>
          </table:table-cell>
          <table:table-cell table:style-name="ce2" office:value-type="string" calcext:value-type="string">
            <text:p><text:a xlink:href="https://x.com/takovanpopta?ref_src=twsrc%5Egoogle%7Ctwcamp%5Eserp%7Ctwgr%5Eauthor" xlink:type="simple">https://x.com/takovanpopta?ref_src=twsrc%5Egoogle%7Ctwcamp%5Eserp%7Ctwgr%5Eauthor</text:a></text:p>
          </table:table-cell>
          <table:table-cell table:style-name="ce2" office:value-type="string" calcext:value-type="string">
            <text:p><text:a xlink:href="https://www.facebook.com/takovanpoptamp/" xlink:type="simple">https://www.facebook.com/takovanpoptamp/</text:a></text:p>
          </table:table-cell>
          <table:table-cell table:style-name="ce2" office:value-type="string" calcext:value-type="string">
            <text:p><text:a xlink:href="https://www.instagram.com/takovanpopta/?hl=en" xlink:type="simple">https://www.instagram.com/takovanpopta/?hl=en</text:a></text:p>
          </table:table-cell>
          <table:table-cell table:number-columns-repeated="19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Nathalie Vautour</text:p>
          </table:table-cell>
          <table:table-cell table:style-name="ce2" office:value-type="string" calcext:value-type="string">
            <text:p>Beauséjour</text:p>
          </table:table-cell>
          <table:table-cell table:style-name="ce2" office:value-type="string" calcext:value-type="string">
            <text:p><text:a xlink:href="https://beausejour.conservativeeda.ca/" xlink:type="simple">https://beausejour.conservativeeda.ca/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instagram.com/vote_nathalie_for_beausejour/?igsh=ZW84N3Jjcng0cDZ0" xlink:type="simple">https://www.instagram.com/vote_nathalie_for_beausejour/?igsh=ZW84N3Jjcng0cDZ0</text:a></text:p>
          </table:table-cell>
          <table:table-cell table:style-name="ce2" office:value-type="string" calcext:value-type="string">
            <text:p><text:a xlink:href="https://dons-pcc.ca/beausejour/" xlink:type="simple">https://dons-pcc.ca/beausejour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Alicia Vianga</text:p>
          </table:table-cell>
          <table:table-cell table:style-name="ce2" office:value-type="string" calcext:value-type="string">
            <text:p>Pickering—Brooklin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x.com/aliciavianga" xlink:type="simple">https://x.com/aliciavianga</text:a></text:p>
          </table:table-cell>
          <table:table-cell table:style-name="ce2" office:value-type="string" calcext:value-type="string">
            <text:p><text:a xlink:href="https://www.facebook.com/alicia.vianga" xlink:type="simple">https://www.facebook.com/alicia.vianga</text:a></text:p>
          </table:table-cell>
          <table:table-cell table:style-name="ce2" office:value-type="string" calcext:value-type="string">
            <text:p><text:a xlink:href="https://www.instagram.com/alicia_vvianga/" xlink:type="simple">https://www.instagram.com/alicia_vvianga/</text:a></text:p>
          </table:table-cell>
          <table:table-cell table:number-columns-repeated="19"/>
        </table:table-row>
        <table:table-row table:style-name="ro3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Dominique Vien</text:p>
          </table:table-cell>
          <table:table-cell table:style-name="ce2" office:value-type="string" calcext:value-type="string">
            <text:p>Bellechasse—Les Etchemins—Lév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DominiqueVienPCC/" xlink:type="simple">https://www.facebook.com/DominiqueVienPCC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dons-pcc.ca/bellechasse-les-etchemins-levis/" xlink:type="simple">https://dons-pcc.ca/bellechasse-les-etchemins-levis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Arnold Viersen</text:p>
          </table:table-cell>
          <table:table-cell table:style-name="ce2" office:value-type="string" calcext:value-type="string">
            <text:p>Peace River—Westlock</text:p>
          </table:table-cell>
          <table:table-cell table:style-name="ce2" office:value-type="string" calcext:value-type="string">
            <text:p><text:a xlink:href="http://peaceriverwestlock.conservativeeda.ca/" xlink:type="simple">http://peaceriverwestlock.conservativeeda.ca/</text:a></text:p>
          </table:table-cell>
          <table:table-cell table:style-name="ce2" office:value-type="string" calcext:value-type="string">
            <text:p><text:a xlink:href="https://x.com/ArnoldViersen?ref_src=twsrc%5Egoogle%7Ctwcamp%5Eserp%7Ctwgr%5Eauthor" xlink:type="simple">https://x.com/ArnoldViersen?ref_src=twsrc%5Egoogle%7Ctwcamp%5Eserp%7Ctwgr%5Eauthor</text:a></text:p>
          </table:table-cell>
          <table:table-cell table:style-name="ce2" office:value-type="string" calcext:value-type="string">
            <text:p><text:a xlink:href="https://www.facebook.com/mparnoldviersen/" xlink:type="simple">https://www.facebook.com/mparnoldviersen/</text:a></text:p>
          </table:table-cell>
          <table:table-cell table:style-name="ce2" office:value-type="string" calcext:value-type="string">
            <text:p><text:a xlink:href="https://www.instagram.com/arnoldviersen/?hl=en" xlink:type="simple">https://www.instagram.com/arnoldviersen/?hl=en</text:a></text:p>
          </table:table-cell>
          <table:table-cell table:style-name="ce2" office:value-type="string" calcext:value-type="string">
            <text:p><text:a xlink:href="https://cpc-donations.ca/peace-river-westlock/" xlink:type="simple">https://cpc-donations.ca/peace-river-westlock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Brad Vis</text:p>
          </table:table-cell>
          <table:table-cell table:style-name="ce2" office:value-type="string" calcext:value-type="string">
            <text:p>Mission—Matsqui—Abbotsford</text:p>
          </table:table-cell>
          <table:table-cell table:style-name="ce2" office:value-type="string" calcext:value-type="string">
            <text:p><text:a xlink:href="https://missionmatsquifrasercanyon.conservativeeda.ca/" xlink:type="simple">https://missionmatsquifrasercanyon.conservativeeda.ca/</text:a></text:p>
          </table:table-cell>
          <table:table-cell table:style-name="ce2" office:value-type="string" calcext:value-type="string">
            <text:p><text:a xlink:href="https://x.com/BradleyVis?ref_src=twsrc%5Egoogle%7Ctwcamp%5Eserp%7Ctwgr%5Eauthor" xlink:type="simple">https://x.com/BradleyVis?ref_src=twsrc%5Egoogle%7Ctwcamp%5Eserp%7Ctwgr%5Eauthor</text:a></text:p>
          </table:table-cell>
          <table:table-cell table:style-name="ce2" office:value-type="string" calcext:value-type="string">
            <text:p><text:a xlink:href="https://www.facebook.com/BradVisMP/" xlink:type="simple">https://www.facebook.com/BradVisMP/</text:a></text:p>
          </table:table-cell>
          <table:table-cell table:style-name="ce2" office:value-type="string" calcext:value-type="string">
            <text:p><text:a xlink:href="https://www.instagram.com/brad_vis/?hl=en" xlink:type="simple">https://www.instagram.com/brad_vis/?hl=en</text:a></text:p>
          </table:table-cell>
          <table:table-cell table:style-name="ce2" office:value-type="string" calcext:value-type="string">
            <text:p><text:a xlink:href="https://www.missionmatsquiconservatives.com/donate" xlink:type="simple">https://www.missionmatsquiconservatives.com/donate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Cathay Wagantall</text:p>
          </table:table-cell>
          <table:table-cell table:style-name="ce2" office:value-type="string" calcext:value-type="string">
            <text:p>Yorkton—Melville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x.com/cathayw?lang=en" xlink:type="simple">https://x.com/cathayw?lang=en</text:a></text:p>
          </table:table-cell>
          <table:table-cell table:style-name="ce2" office:value-type="string" calcext:value-type="string">
            <text:p><text:a xlink:href="https://www.facebook.com/CathayWagantallYM/" xlink:type="simple">https://www.facebook.com/CathayWagantallYM/</text:a></text:p>
          </table:table-cell>
          <table:table-cell table:style-name="ce2" office:value-type="string" calcext:value-type="string">
            <text:p><text:a xlink:href="https://www.instagram.com/cathaywagantall/" xlink:type="simple">https://www.instagram.com/cathaywagantall/</text:a></text:p>
          </table:table-cell>
          <table:table-cell table:style-name="ce2" office:value-type="string" calcext:value-type="string">
            <text:p><text:a xlink:href="https://www.yorkton-melville.ca/our-community" xlink:type="simple">https://www.yorkton-melville.ca/our-community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Ella Wallace</text:p>
          </table:table-cell>
          <table:table-cell table:style-name="ce2" office:value-type="string" calcext:value-type="string">
            <text:p>Labrador</text:p>
          </table:table-cell>
          <table:table-cell table:style-name="ce2" office:value-type="string" calcext:value-type="string">
            <text:p><text:a xlink:href="https://www.ellawallace.ca/" xlink:type="simple">https://www.ellawallace.ca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facebook.com/ella.wallace.94" xlink:type="simple">https://www.facebook.com/ella.wallace.94</text:a></text:p>
          </table:table-cell>
          <table:table-cell table:style-name="ce2" office:value-type="string" calcext:value-type="string">
            <text:p><text:a xlink:href="https://www.instagram.com/ellawallacestylist/" xlink:type="simple">https://www.instagram.com/ellawallacestylist/</text:a></text:p>
          </table:table-cell>
          <table:table-cell table:style-name="ce2" office:value-type="string" calcext:value-type="string">
            <text:p><text:a xlink:href="https://cpc-donations.ca/labrador/" xlink:type="simple">https://cpc-donations.ca/labrador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Chris Warkentin</text:p>
          </table:table-cell>
          <table:table-cell table:style-name="ce2" office:value-type="string" calcext:value-type="string">
            <text:p>Grande Prairie</text:p>
          </table:table-cell>
          <table:table-cell table:style-name="ce2" office:value-type="string" calcext:value-type="string">
            <text:p><text:a xlink:href="http://grandeprairiemackenzie.conservativeeda.ca/" xlink:type="simple">http://grandeprairiemackenzie.conservativeeda.ca/</text:a></text:p>
          </table:table-cell>
          <table:table-cell table:style-name="ce2" office:value-type="string" calcext:value-type="string">
            <text:p><text:a xlink:href="https://x.com/chriswarkentin?ref_src=twsrc%5Egoogle%7Ctwcamp%5Eserp%7Ctwgr%5Eauthor" xlink:type="simple">https://x.com/chriswarkentin?ref_src=twsrc%5Egoogle%7Ctwcamp%5Eserp%7Ctwgr%5Eauthor</text:a></text:p>
          </table:table-cell>
          <table:table-cell table:style-name="ce2" office:value-type="string" calcext:value-type="string">
            <text:p><text:a xlink:href="https://www.facebook.com/chriswarkentin/" xlink:type="simple">https://www.facebook.com/chriswarkentin/</text:a></text:p>
          </table:table-cell>
          <table:table-cell table:style-name="ce2" office:value-type="string" calcext:value-type="string">
            <text:p><text:a xlink:href="https://www.instagram.com/chriswarkentinmp/" xlink:type="simple">https://www.instagram.com/chriswarkentinmp/</text:a></text:p>
          </table:table-cell>
          <table:table-cell table:style-name="ce2" office:value-type="string" calcext:value-type="string">
            <text:p><text:a xlink:href="https://cpc-donations.ca/grande-prairie-mackenzie/" xlink:type="simple">https://cpc-donations.ca/grande-prairie-mackenzi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Kevin Waugh</text:p>
          </table:table-cell>
          <table:table-cell table:style-name="ce2" office:value-type="string" calcext:value-type="string">
            <text:p>Saskatoon South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x.com/KevinWaugh_CPC?ref_src=twsrc%5Egoogle%7Ctwcamp%5Eserp%7Ctwgr%5Eauthor" xlink:type="simple">https://x.com/KevinWaugh_CPC?ref_src=twsrc%5Egoogle%7Ctwcamp%5Eserp%7Ctwgr%5Eauthor</text:a></text:p>
          </table:table-cell>
          <table:table-cell table:style-name="ce2" office:value-type="string" calcext:value-type="string">
            <text:p><text:a xlink:href="https://www.facebook.com/kevinwaughmp/" xlink:type="simple">https://www.facebook.com/kevinwaughmp/</text:a></text:p>
          </table:table-cell>
          <table:table-cell table:style-name="ce2" office:value-type="string" calcext:value-type="string">
            <text:p><text:a xlink:href="https://www.instagram.com/kevin.waughmp/?hl=en" xlink:type="simple">https://www.instagram.com/kevin.waughmp/?hl=en</text:a></text:p>
          </table:table-cell>
          <table:table-cell table:style-name="ce2" office:value-type="string" calcext:value-type="string">
            <text:p><text:a xlink:href="https://cpc-donations.ca/saskatoon-grasswood/" xlink:type="simple">https://cpc-donations.ca/saskatoon-grasswood/</text:a></text:p>
          </table:table-cell>
          <table:table-cell table:number-columns-repeated="18"/>
        </table:table-row>
        <table:table-row table:style-name="ro3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Dean Wythe</text:p>
          </table:table-cell>
          <table:table-cell table:style-name="ce2" office:value-type="string" calcext:value-type="string">
            <text:p>Ottawa—Vanier—Gloucester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x.com/deanwythe" xlink:type="simple">https://x.com/deanwythe</text:a></text:p>
          </table:table-cell>
          <table:table-cell table:style-name="ce2" office:value-type="string" calcext:value-type="string">
            <text:p><text:a xlink:href="https://www.facebook.com/deanwythe" xlink:type="simple">https://www.facebook.com/deanwythe</text:a></text:p>
          </table:table-cell>
          <table:table-cell table:style-name="ce2" office:value-type="string" calcext:value-type="string">
            <text:p><text:a xlink:href="https://www.instagram.com/deanwythe" xlink:type="simple">https://www.instagram.com/deanwythe</text:a></text:p>
          </table:table-cell>
          <table:table-cell table:number-columns-repeated="19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Ryan Williams</text:p>
          </table:table-cell>
          <table:table-cell table:style-name="ce2" office:value-type="string" calcext:value-type="string">
            <text:p>Bay of Quinte</text:p>
          </table:table-cell>
          <table:table-cell table:style-name="ce2" office:value-type="string" calcext:value-type="string">
            <text:p><text:a xlink:href="https://www.boqconservative.ca/" xlink:type="simple">https://www.boqconservative.ca/</text:a></text:p>
          </table:table-cell>
          <table:table-cell table:style-name="ce2" office:value-type="string" calcext:value-type="string">
            <text:p><text:a xlink:href="https://x.com/ryan_r_williams?lang=en" xlink:type="simple">https://x.com/ryan_r_williams?lang=en</text:a></text:p>
          </table:table-cell>
          <table:table-cell table:style-name="ce2" office:value-type="string" calcext:value-type="string">
            <text:p><text:a xlink:href="https://www.facebook.com/VoteRyanWilliams/" xlink:type="simple">https://www.facebook.com/VoteRyanWilliams/</text:a></text:p>
          </table:table-cell>
          <table:table-cell table:style-name="ce2" office:value-type="string" calcext:value-type="string">
            <text:p><text:a xlink:href="https://www.instagram.com/ryanwilliamsmp/" xlink:type="simple">https://www.instagram.com/ryanwilliamsmp/</text:a></text:p>
          </table:table-cell>
          <table:table-cell table:style-name="ce2" office:value-type="string" calcext:value-type="string">
            <text:p><text:a xlink:href="https://cpc-donations.ca/bay-of-quinte/" xlink:type="simple">https://cpc-donations.ca/bay-of-quinte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John Williamson</text:p>
          </table:table-cell>
          <table:table-cell table:style-name="ce2" office:value-type="string" calcext:value-type="string">
            <text:p>Saint John—St. Croix</text:p>
          </table:table-cell>
          <table:table-cell table:style-name="ce2" office:value-type="string" calcext:value-type="string">
            <text:p><text:a xlink:href="https://newbrunswicksouthwest.conservativeeda.ca/" xlink:type="simple">https://newbrunswicksouthwest.conservativeeda.ca/</text:a></text:p>
          </table:table-cell>
          <table:table-cell table:style-name="ce2" office:value-type="string" calcext:value-type="string">
            <text:p><text:a xlink:href="https://x.com/johnwilliamson_?lang=en" xlink:type="simple">https://x.com/johnwilliamson_?lang=en</text:a></text:p>
          </table:table-cell>
          <table:table-cell table:style-name="ce2" office:value-type="string" calcext:value-type="string">
            <text:p><text:a xlink:href="https://www.facebook.com/johnwilliamsonNB/" xlink:type="simple">https://www.facebook.com/johnwilliamsonNB/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votejohnwilliamson.ca/donate" xlink:type="simple">https://www.votejohnwilliamson.ca/donate</text:a></text:p>
          </table:table-cell>
          <table:table-cell table:number-columns-repeated="18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teve Yamada</text:p>
          </table:table-cell>
          <table:table-cell table:style-name="ce2" office:value-type="string" calcext:value-type="string">
            <text:p>Whitby</text:p>
          </table:table-cell>
          <table:table-cell table:style-name="ce2" office:value-type="string" calcext:value-type="string">
            <text:p><text:a xlink:href="https://www.conservative.ca/candidates/www.voteyamada.ca" xlink:type="simple">https://www.conservative.ca/candidates/www.voteyamada.ca</text:a></text:p>
          </table:table-cell>
          <table:table-cell table:style-name="ce2" office:value-type="string" calcext:value-type="string">
            <text:p><text:a xlink:href="https://x.com/SteveYamadaCPC" xlink:type="simple">https://x.com/SteveYamadaCPC</text:a></text:p>
          </table:table-cell>
          <table:table-cell table:style-name="ce2" office:value-type="string" calcext:value-type="string">
            <text:p><text:a xlink:href="https://www.facebook.com/WhitbySteveYamada/" xlink:type="simple">https://www.facebook.com/WhitbySteveYamada/</text:a></text:p>
          </table:table-cell>
          <table:table-cell table:style-name="ce2" office:value-type="string" calcext:value-type="string">
            <text:p><text:a xlink:href="https://www.instagram.com/steveyamadacpc/" xlink:type="simple">https://www.instagram.com/steveyamadacpc/</text:a></text:p>
          </table:table-cell>
          <table:table-cell table:style-name="ce2" office:value-type="string" calcext:value-type="string">
            <text:p><text:a xlink:href="https://cpc-donations.ca/whitby/" xlink:type="simple">https://cpc-donations.ca/whitby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James Yan</text:p>
          </table:table-cell>
          <table:table-cell table:style-name="ce2" office:value-type="string" calcext:value-type="string">
            <text:p>Burnaby Central</text:p>
          </table:table-cell>
          <table:table-cell table:style-name="ce2" office:value-type="string" calcext:value-type="string">
            <text:p><text:a xlink:href="https://electjames.ca/" xlink:type="simple">https://electjames.ca/</text:a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cpc-donations.ca/burnaby-central/" xlink:type="simple">https://cpc-donations.ca/burnaby-central/</text:a></text:p>
          </table:table-cell>
          <table:table-cell table:number-columns-repeated="18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Melissa Young</text:p>
          </table:table-cell>
          <table:table-cell table:style-name="ce2" office:value-type="string" calcext:value-type="string">
            <text:p>Saint John—Kennebecasis</text:p>
          </table:table-cell>
          <table:table-cell table:number-columns-repeated="23"/>
        </table:table-row>
        <table:table-row table:style-name="ro4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Bob Zimmer</text:p>
          </table:table-cell>
          <table:table-cell table:style-name="ce2" office:value-type="string" calcext:value-type="string">
            <text:p>Prince George—Peace River—Northern Rockies</text:p>
          </table:table-cell>
          <table:table-cell table:style-name="ce2" office:value-type="string" calcext:value-type="string">
            <text:p><text:a xlink:href="https://pgprnr.conservativeeda.ca/" xlink:type="simple">https://pgprnr.conservativeeda.ca/</text:a></text:p>
          </table:table-cell>
          <table:table-cell table:style-name="ce2" office:value-type="string" calcext:value-type="string">
            <text:p><text:a xlink:href="https://x.com/bobzimmermp" xlink:type="simple">https://x.com/bobzimmermp</text:a></text:p>
          </table:table-cell>
          <table:table-cell table:style-name="ce2" office:value-type="string" calcext:value-type="string">
            <text:p><text:a xlink:href="https://www.facebook.com/bobzimmercpc/" xlink:type="simple">https://www.facebook.com/bobzimmercpc/</text:a></text:p>
          </table:table-cell>
          <table:table-cell table:style-name="ce2" office:value-type="string" calcext:value-type="string">
            <text:p><text:a xlink:href="https://www.instagram.com/bob_zimmer_mp/?hl=en" xlink:type="simple">https://www.instagram.com/bob_zimmer_mp/?hl=en</text:a></text:p>
          </table:table-cell>
          <table:table-cell table:style-name="ce2" office:value-type="string" calcext:value-type="string">
            <text:p><text:a xlink:href="https://cpc-donations.ca/prince-george-peace-river-northern-rockies/" xlink:type="simple">https://cpc-donations.ca/prince-george-peace-river-northern-rockies/</text:a></text:p>
          </table:table-cell>
          <table:table-cell table:number-columns-repeated="18"/>
        </table:table-row>
        <table:table-row table:style-name="ro1" table:number-rows-repeated="686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5T15:09:51.538000000</meta:creation-date>
    <dc:date>2025-04-05T21:44:27.304000000</dc:date>
    <meta:editing-duration>PT6H34M36S</meta:editing-duration>
    <meta:editing-cycles>1</meta:editing-cycles>
    <meta:generator>LibreOffice/7.5.0.3$Windows_X86_64 LibreOffice_project/c21113d003cd3efa8c53188764377a8272d9d6de</meta:generator>
    <meta:document-statistic meta:table-count="1" meta:cell-count="2048" meta:object-count="0"/>
  </office:meta>
</office:document-meta>
</file>